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81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9.74pt"/>
    </style:style>
    <style:style style:name="co5" style:family="table-column">
      <style:table-column-properties fo:break-before="auto" style:column-width="74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43"/>
    <style:style style:name="ce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RG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MERGE (em segundos)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Qtde Element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º de execuções</text:p>
          </table:table-cell>
          <table:table-cell office:value-type="string" calcext:value-type="string">
            <text:p>1 mil</text:p>
          </table:table-cell>
          <table:table-cell office:value-type="string" calcext:value-type="string">
            <text:p>10 mil</text:p>
          </table:table-cell>
          <table:table-cell office:value-type="string" calcext:value-type="string">
            <text:p>100 mil</text:p>
          </table:table-cell>
          <table:table-cell office:value-type="string" calcext:value-type="string">
            <text:p>1 milhão</text:p>
          </table:table-cell>
          <table:table-cell office:value-type="string" calcext:value-type="string">
            <text:p>10 milhões</text:p>
          </table:table-cell>
          <table:table-cell office:value-type="string" calcext:value-type="string">
            <text:p>100 milhõ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335941" calcext:value-type="float">
            <text:p>0.000335941</text:p>
          </table:table-cell>
          <table:table-cell office:value-type="float" office:value="0.00348133" calcext:value-type="float">
            <text:p>0.00348133</text:p>
          </table:table-cell>
          <table:table-cell office:value-type="float" office:value="0.024005" calcext:value-type="float">
            <text:p>0.024005</text:p>
          </table:table-cell>
          <table:table-cell office:value-type="float" office:value="0.22652" calcext:value-type="float">
            <text:p>0.22652</text:p>
          </table:table-cell>
          <table:table-cell office:value-type="float" office:value="2.44646" calcext:value-type="float">
            <text:p>2.44646</text:p>
          </table:table-cell>
          <table:table-cell office:value-type="float" office:value="27.8629" calcext:value-type="float">
            <text:p>27.86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319551" calcext:value-type="float">
            <text:p>0.000319551</text:p>
          </table:table-cell>
          <table:table-cell office:value-type="float" office:value="0.0020131" calcext:value-type="float">
            <text:p>0.0020131</text:p>
          </table:table-cell>
          <table:table-cell office:value-type="float" office:value="0.0201439" calcext:value-type="float">
            <text:p>0.0201439</text:p>
          </table:table-cell>
          <table:table-cell office:value-type="float" office:value="0.222391" calcext:value-type="float">
            <text:p>0.222391</text:p>
          </table:table-cell>
          <table:table-cell office:value-type="float" office:value="2.42077" calcext:value-type="float">
            <text:p>2.42077</text:p>
          </table:table-cell>
          <table:table-cell office:value-type="float" office:value="27.7882" calcext:value-type="float">
            <text:p>27.78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317953" calcext:value-type="float">
            <text:p>0.000317953</text:p>
          </table:table-cell>
          <table:table-cell office:value-type="float" office:value="0.00200892" calcext:value-type="float">
            <text:p>0.00200892</text:p>
          </table:table-cell>
          <table:table-cell office:value-type="float" office:value="0.020645" calcext:value-type="float">
            <text:p>0.020645</text:p>
          </table:table-cell>
          <table:table-cell office:value-type="float" office:value="0.222597" calcext:value-type="float">
            <text:p>0.222597</text:p>
          </table:table-cell>
          <table:table-cell office:value-type="float" office:value="2.42095" calcext:value-type="float">
            <text:p>2.42095</text:p>
          </table:table-cell>
          <table:table-cell office:value-type="float" office:value="27.858" calcext:value-type="float">
            <text:p>27.8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317011" calcext:value-type="float">
            <text:p>0.000317011</text:p>
          </table:table-cell>
          <table:table-cell office:value-type="float" office:value="0.00200054" calcext:value-type="float">
            <text:p>0.00200054</text:p>
          </table:table-cell>
          <table:table-cell office:value-type="float" office:value="0.0203468" calcext:value-type="float">
            <text:p>0.0203468</text:p>
          </table:table-cell>
          <table:table-cell office:value-type="float" office:value="0.223261" calcext:value-type="float">
            <text:p>0.223261</text:p>
          </table:table-cell>
          <table:table-cell office:value-type="float" office:value="2.4238" calcext:value-type="float">
            <text:p>2.4238</text:p>
          </table:table-cell>
          <table:table-cell office:value-type="float" office:value="27.8338" calcext:value-type="float">
            <text:p>27.83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319587" calcext:value-type="float">
            <text:p>0.000319587</text:p>
          </table:table-cell>
          <table:table-cell office:value-type="float" office:value="0.0020201" calcext:value-type="float">
            <text:p>0.0020201</text:p>
          </table:table-cell>
          <table:table-cell office:value-type="float" office:value="0.0201009" calcext:value-type="float">
            <text:p>0.0201009</text:p>
          </table:table-cell>
          <table:table-cell office:value-type="float" office:value="0.221609" calcext:value-type="float">
            <text:p>0.221609</text:p>
          </table:table-cell>
          <table:table-cell office:value-type="float" office:value="2.42087" calcext:value-type="float">
            <text:p>2.42087</text:p>
          </table:table-cell>
          <table:table-cell office:value-type="float" office:value="27.8881" calcext:value-type="float">
            <text:p>27.88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319745" calcext:value-type="float">
            <text:p>0.000319745</text:p>
          </table:table-cell>
          <table:table-cell office:value-type="float" office:value="0.00189519" calcext:value-type="float">
            <text:p>0.00189519</text:p>
          </table:table-cell>
          <table:table-cell office:value-type="float" office:value="0.0205716" calcext:value-type="float">
            <text:p>0.0205716</text:p>
          </table:table-cell>
          <table:table-cell office:value-type="float" office:value="0.222572" calcext:value-type="float">
            <text:p>0.222572</text:p>
          </table:table-cell>
          <table:table-cell office:value-type="float" office:value="2.42149" calcext:value-type="float">
            <text:p>2.42149</text:p>
          </table:table-cell>
          <table:table-cell office:value-type="float" office:value="27.8122" calcext:value-type="float">
            <text:p>27.81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317635" calcext:value-type="float">
            <text:p>0.000317635</text:p>
          </table:table-cell>
          <table:table-cell office:value-type="float" office:value="0.00167902" calcext:value-type="float">
            <text:p>0.00167902</text:p>
          </table:table-cell>
          <table:table-cell office:value-type="float" office:value="0.0205824" calcext:value-type="float">
            <text:p>0.0205824</text:p>
          </table:table-cell>
          <table:table-cell office:value-type="float" office:value="0.221806" calcext:value-type="float">
            <text:p>0.221806</text:p>
          </table:table-cell>
          <table:table-cell office:value-type="float" office:value="2.43333" calcext:value-type="float">
            <text:p>2.43333</text:p>
          </table:table-cell>
          <table:table-cell office:value-type="float" office:value="27.8687" calcext:value-type="float">
            <text:p>27.86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318144" calcext:value-type="float">
            <text:p>0.000318144</text:p>
          </table:table-cell>
          <table:table-cell office:value-type="float" office:value="0.00171388" calcext:value-type="float">
            <text:p>0.00171388</text:p>
          </table:table-cell>
          <table:table-cell office:value-type="float" office:value="0.0200334" calcext:value-type="float">
            <text:p>0.0200334</text:p>
          </table:table-cell>
          <table:table-cell office:value-type="float" office:value="0.223256" calcext:value-type="float">
            <text:p>0.223256</text:p>
          </table:table-cell>
          <table:table-cell office:value-type="float" office:value="2.42366" calcext:value-type="float">
            <text:p>2.42366</text:p>
          </table:table-cell>
          <table:table-cell office:value-type="float" office:value="27.7945" calcext:value-type="float">
            <text:p>27.79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334855" calcext:value-type="float">
            <text:p>0.000334855</text:p>
          </table:table-cell>
          <table:table-cell office:value-type="float" office:value="0.00167805" calcext:value-type="float">
            <text:p>0.00167805</text:p>
          </table:table-cell>
          <table:table-cell office:value-type="float" office:value="0.0203299" calcext:value-type="float">
            <text:p>0.0203299</text:p>
          </table:table-cell>
          <table:table-cell office:value-type="float" office:value="0.222203" calcext:value-type="float">
            <text:p>0.222203</text:p>
          </table:table-cell>
          <table:table-cell office:value-type="float" office:value="2.42187" calcext:value-type="float">
            <text:p>2.42187</text:p>
          </table:table-cell>
          <table:table-cell office:value-type="float" office:value="27.8424" calcext:value-type="float">
            <text:p>27.84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317093" calcext:value-type="float">
            <text:p>0.000317093</text:p>
          </table:table-cell>
          <table:table-cell office:value-type="float" office:value="0.00170427" calcext:value-type="float">
            <text:p>0.00170427</text:p>
          </table:table-cell>
          <table:table-cell office:value-type="float" office:value="0.0206468" calcext:value-type="float">
            <text:p>0.0206468</text:p>
          </table:table-cell>
          <table:table-cell office:value-type="float" office:value="0.222586" calcext:value-type="float">
            <text:p>0.222586</text:p>
          </table:table-cell>
          <table:table-cell office:value-type="float" office:value="2.41958" calcext:value-type="float">
            <text:p>2.41958</text:p>
          </table:table-cell>
          <table:table-cell office:value-type="float" office:value="27.8038" calcext:value-type="float">
            <text:p>27.80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317457" calcext:value-type="float">
            <text:p>0.000317457</text:p>
          </table:table-cell>
          <table:table-cell office:value-type="float" office:value="0.00179342" calcext:value-type="float">
            <text:p>0.00179342</text:p>
          </table:table-cell>
          <table:table-cell office:value-type="float" office:value="0.0203008" calcext:value-type="float">
            <text:p>0.0203008</text:p>
          </table:table-cell>
          <table:table-cell office:value-type="float" office:value="0.222685" calcext:value-type="float">
            <text:p>0.222685</text:p>
          </table:table-cell>
          <table:table-cell office:value-type="float" office:value="2.42462" calcext:value-type="float">
            <text:p>2.42462</text:p>
          </table:table-cell>
          <table:table-cell office:value-type="float" office:value="27.8094" calcext:value-type="float">
            <text:p>27.80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318589" calcext:value-type="float">
            <text:p>0.000318589</text:p>
          </table:table-cell>
          <table:table-cell office:value-type="float" office:value="0.00199355" calcext:value-type="float">
            <text:p>0.00199355</text:p>
          </table:table-cell>
          <table:table-cell office:value-type="float" office:value="0.0201964" calcext:value-type="float">
            <text:p>0.0201964</text:p>
          </table:table-cell>
          <table:table-cell office:value-type="float" office:value="0.222768" calcext:value-type="float">
            <text:p>0.222768</text:p>
          </table:table-cell>
          <table:table-cell office:value-type="float" office:value="2.42387" calcext:value-type="float">
            <text:p>2.42387</text:p>
          </table:table-cell>
          <table:table-cell office:value-type="float" office:value="27.8206" calcext:value-type="float">
            <text:p>27.82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317367" calcext:value-type="float">
            <text:p>0.000317367</text:p>
          </table:table-cell>
          <table:table-cell office:value-type="float" office:value="0.00173517" calcext:value-type="float">
            <text:p>0.00173517</text:p>
          </table:table-cell>
          <table:table-cell office:value-type="float" office:value="0.02035" calcext:value-type="float">
            <text:p>0.02035</text:p>
          </table:table-cell>
          <table:table-cell office:value-type="float" office:value="0.222897" calcext:value-type="float">
            <text:p>0.222897</text:p>
          </table:table-cell>
          <table:table-cell office:value-type="float" office:value="2.4235" calcext:value-type="float">
            <text:p>2.4235</text:p>
          </table:table-cell>
          <table:table-cell office:value-type="float" office:value="27.8464" calcext:value-type="float">
            <text:p>27.84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317835" calcext:value-type="float">
            <text:p>0.000317835</text:p>
          </table:table-cell>
          <table:table-cell office:value-type="float" office:value="0.00179076" calcext:value-type="float">
            <text:p>0.00179076</text:p>
          </table:table-cell>
          <table:table-cell office:value-type="float" office:value="0.020538" calcext:value-type="float">
            <text:p>0.020538</text:p>
          </table:table-cell>
          <table:table-cell office:value-type="float" office:value="0.222102" calcext:value-type="float">
            <text:p>0.222102</text:p>
          </table:table-cell>
          <table:table-cell office:value-type="float" office:value="2.42095" calcext:value-type="float">
            <text:p>2.42095</text:p>
          </table:table-cell>
          <table:table-cell office:value-type="float" office:value="27.7968" calcext:value-type="float">
            <text:p>27.79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317296" calcext:value-type="float">
            <text:p>0.000317296</text:p>
          </table:table-cell>
          <table:table-cell office:value-type="float" office:value="0.00172888" calcext:value-type="float">
            <text:p>0.00172888</text:p>
          </table:table-cell>
          <table:table-cell office:value-type="float" office:value="0.0201867" calcext:value-type="float">
            <text:p>0.0201867</text:p>
          </table:table-cell>
          <table:table-cell office:value-type="float" office:value="0.222332" calcext:value-type="float">
            <text:p>0.222332</text:p>
          </table:table-cell>
          <table:table-cell office:value-type="float" office:value="2.42136" calcext:value-type="float">
            <text:p>2.42136</text:p>
          </table:table-cell>
          <table:table-cell office:value-type="float" office:value="27.834" calcext:value-type="float">
            <text:p>27.8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316658" calcext:value-type="float">
            <text:p>0.000316658</text:p>
          </table:table-cell>
          <table:table-cell office:value-type="float" office:value="0.00171481" calcext:value-type="float">
            <text:p>0.00171481</text:p>
          </table:table-cell>
          <table:table-cell office:value-type="float" office:value="0.0205974" calcext:value-type="float">
            <text:p>0.0205974</text:p>
          </table:table-cell>
          <table:table-cell office:value-type="float" office:value="0.222316" calcext:value-type="float">
            <text:p>0.222316</text:p>
          </table:table-cell>
          <table:table-cell office:value-type="float" office:value="2.42191" calcext:value-type="float">
            <text:p>2.42191</text:p>
          </table:table-cell>
          <table:table-cell office:value-type="float" office:value="27.7871" calcext:value-type="float">
            <text:p>27.78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315994" calcext:value-type="float">
            <text:p>0.000315994</text:p>
          </table:table-cell>
          <table:table-cell office:value-type="float" office:value="0.00182881" calcext:value-type="float">
            <text:p>0.00182881</text:p>
          </table:table-cell>
          <table:table-cell office:value-type="float" office:value="0.020433" calcext:value-type="float">
            <text:p>0.020433</text:p>
          </table:table-cell>
          <table:table-cell office:value-type="float" office:value="0.222339" calcext:value-type="float">
            <text:p>0.222339</text:p>
          </table:table-cell>
          <table:table-cell office:value-type="float" office:value="2.42282" calcext:value-type="float">
            <text:p>2.42282</text:p>
          </table:table-cell>
          <table:table-cell office:value-type="float" office:value="27.8371" calcext:value-type="float">
            <text:p>27.83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303593" calcext:value-type="float">
            <text:p>0.000303593</text:p>
          </table:table-cell>
          <table:table-cell office:value-type="float" office:value="0.00172464" calcext:value-type="float">
            <text:p>0.00172464</text:p>
          </table:table-cell>
          <table:table-cell office:value-type="float" office:value="0.020444" calcext:value-type="float">
            <text:p>0.020444</text:p>
          </table:table-cell>
          <table:table-cell office:value-type="float" office:value="0.223" calcext:value-type="float">
            <text:p>0.223</text:p>
          </table:table-cell>
          <table:table-cell office:value-type="float" office:value="2.41954" calcext:value-type="float">
            <text:p>2.41954</text:p>
          </table:table-cell>
          <table:table-cell office:value-type="float" office:value="27.8482" calcext:value-type="float">
            <text:p>27.84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24046" calcext:value-type="float">
            <text:p>0.00024046</text:p>
          </table:table-cell>
          <table:table-cell office:value-type="float" office:value="0.00173207" calcext:value-type="float">
            <text:p>0.00173207</text:p>
          </table:table-cell>
          <table:table-cell office:value-type="float" office:value="0.0202749" calcext:value-type="float">
            <text:p>0.0202749</text:p>
          </table:table-cell>
          <table:table-cell office:value-type="float" office:value="0.22454" calcext:value-type="float">
            <text:p>0.22454</text:p>
          </table:table-cell>
          <table:table-cell office:value-type="float" office:value="2.4211" calcext:value-type="float">
            <text:p>2.4211</text:p>
          </table:table-cell>
          <table:table-cell office:value-type="float" office:value="27.8537" calcext:value-type="float">
            <text:p>27.85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242808" calcext:value-type="float">
            <text:p>0.000242808</text:p>
          </table:table-cell>
          <table:table-cell office:value-type="float" office:value="0.001755" calcext:value-type="float">
            <text:p>0.001755</text:p>
          </table:table-cell>
          <table:table-cell office:value-type="float" office:value="0.0203394" calcext:value-type="float">
            <text:p>0.0203394</text:p>
          </table:table-cell>
          <table:table-cell office:value-type="float" office:value="0.222017" calcext:value-type="float">
            <text:p>0.222017</text:p>
          </table:table-cell>
          <table:table-cell office:value-type="float" office:value="2.41976" calcext:value-type="float">
            <text:p>2.41976</text:p>
          </table:table-cell>
          <table:table-cell office:value-type="float" office:value="27.8038" calcext:value-type="float">
            <text:p>27.80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24115" calcext:value-type="float">
            <text:p>0.00024115</text:p>
          </table:table-cell>
          <table:table-cell office:value-type="float" office:value="0.00168107" calcext:value-type="float">
            <text:p>0.00168107</text:p>
          </table:table-cell>
          <table:table-cell office:value-type="float" office:value="0.0206133" calcext:value-type="float">
            <text:p>0.0206133</text:p>
          </table:table-cell>
          <table:table-cell office:value-type="float" office:value="0.222475" calcext:value-type="float">
            <text:p>0.222475</text:p>
          </table:table-cell>
          <table:table-cell office:value-type="float" office:value="2.42203" calcext:value-type="float">
            <text:p>2.42203</text:p>
          </table:table-cell>
          <table:table-cell office:value-type="float" office:value="27.8711" calcext:value-type="float">
            <text:p>27.87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243058" calcext:value-type="float">
            <text:p>0.000243058</text:p>
          </table:table-cell>
          <table:table-cell office:value-type="float" office:value="0.00189923" calcext:value-type="float">
            <text:p>0.00189923</text:p>
          </table:table-cell>
          <table:table-cell office:value-type="float" office:value="0.0201276" calcext:value-type="float">
            <text:p>0.0201276</text:p>
          </table:table-cell>
          <table:table-cell office:value-type="float" office:value="0.221866" calcext:value-type="float">
            <text:p>0.221866</text:p>
          </table:table-cell>
          <table:table-cell office:value-type="float" office:value="2.42149" calcext:value-type="float">
            <text:p>2.42149</text:p>
          </table:table-cell>
          <table:table-cell office:value-type="float" office:value="27.8086" calcext:value-type="float">
            <text:p>27.808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240821" calcext:value-type="float">
            <text:p>0.000240821</text:p>
          </table:table-cell>
          <table:table-cell office:value-type="float" office:value="0.00168691" calcext:value-type="float">
            <text:p>0.00168691</text:p>
          </table:table-cell>
          <table:table-cell office:value-type="float" office:value="0.0206666" calcext:value-type="float">
            <text:p>0.0206666</text:p>
          </table:table-cell>
          <table:table-cell office:value-type="float" office:value="0.221314" calcext:value-type="float">
            <text:p>0.221314</text:p>
          </table:table-cell>
          <table:table-cell office:value-type="float" office:value="2.42135" calcext:value-type="float">
            <text:p>2.42135</text:p>
          </table:table-cell>
          <table:table-cell office:value-type="float" office:value="27.8281" calcext:value-type="float">
            <text:p>27.82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256123" calcext:value-type="float">
            <text:p>0.000256123</text:p>
          </table:table-cell>
          <table:table-cell office:value-type="float" office:value="0.00170667" calcext:value-type="float">
            <text:p>0.00170667</text:p>
          </table:table-cell>
          <table:table-cell office:value-type="float" office:value="0.0206979" calcext:value-type="float">
            <text:p>0.0206979</text:p>
          </table:table-cell>
          <table:table-cell office:value-type="float" office:value="0.221664" calcext:value-type="float">
            <text:p>0.221664</text:p>
          </table:table-cell>
          <table:table-cell office:value-type="float" office:value="2.42193" calcext:value-type="float">
            <text:p>2.42193</text:p>
          </table:table-cell>
          <table:table-cell office:value-type="float" office:value="27.7786" calcext:value-type="float">
            <text:p>27.77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297001" calcext:value-type="float">
            <text:p>0.000297001</text:p>
          </table:table-cell>
          <table:table-cell office:value-type="float" office:value="0.00164783" calcext:value-type="float">
            <text:p>0.00164783</text:p>
          </table:table-cell>
          <table:table-cell office:value-type="float" office:value="0.020287" calcext:value-type="float">
            <text:p>0.020287</text:p>
          </table:table-cell>
          <table:table-cell office:value-type="float" office:value="0.221409" calcext:value-type="float">
            <text:p>0.221409</text:p>
          </table:table-cell>
          <table:table-cell office:value-type="float" office:value="2.42017" calcext:value-type="float">
            <text:p>2.42017</text:p>
          </table:table-cell>
          <table:table-cell office:value-type="float" office:value="27.863" calcext:value-type="float">
            <text:p>27.86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242205" calcext:value-type="float">
            <text:p>0.000242205</text:p>
          </table:table-cell>
          <table:table-cell office:value-type="float" office:value="0.00167244" calcext:value-type="float">
            <text:p>0.00167244</text:p>
          </table:table-cell>
          <table:table-cell office:value-type="float" office:value="0.0203026" calcext:value-type="float">
            <text:p>0.0203026</text:p>
          </table:table-cell>
          <table:table-cell office:value-type="float" office:value="0.222568" calcext:value-type="float">
            <text:p>0.222568</text:p>
          </table:table-cell>
          <table:table-cell office:value-type="float" office:value="2.42229" calcext:value-type="float">
            <text:p>2.42229</text:p>
          </table:table-cell>
          <table:table-cell office:value-type="float" office:value="27.8128" calcext:value-type="float">
            <text:p>27.81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24401" calcext:value-type="float">
            <text:p>0.00024401</text:p>
          </table:table-cell>
          <table:table-cell office:value-type="float" office:value="0.00164822" calcext:value-type="float">
            <text:p>0.00164822</text:p>
          </table:table-cell>
          <table:table-cell office:value-type="float" office:value="0.0207501" calcext:value-type="float">
            <text:p>0.0207501</text:p>
          </table:table-cell>
          <table:table-cell office:value-type="float" office:value="0.222246" calcext:value-type="float">
            <text:p>0.222246</text:p>
          </table:table-cell>
          <table:table-cell office:value-type="float" office:value="2.42234" calcext:value-type="float">
            <text:p>2.42234</text:p>
          </table:table-cell>
          <table:table-cell office:value-type="float" office:value="27.8143" calcext:value-type="float">
            <text:p>27.81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299365" calcext:value-type="float">
            <text:p>0.000299365</text:p>
          </table:table-cell>
          <table:table-cell office:value-type="float" office:value="0.00169804" calcext:value-type="float">
            <text:p>0.00169804</text:p>
          </table:table-cell>
          <table:table-cell office:value-type="float" office:value="0.0206699" calcext:value-type="float">
            <text:p>0.0206699</text:p>
          </table:table-cell>
          <table:table-cell office:value-type="float" office:value="0.222418" calcext:value-type="float">
            <text:p>0.222418</text:p>
          </table:table-cell>
          <table:table-cell office:value-type="float" office:value="2.42139" calcext:value-type="float">
            <text:p>2.42139</text:p>
          </table:table-cell>
          <table:table-cell office:value-type="float" office:value="27.8187" calcext:value-type="float">
            <text:p>27.818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242789" calcext:value-type="float">
            <text:p>0.000242789</text:p>
          </table:table-cell>
          <table:table-cell office:value-type="float" office:value="0.00195887" calcext:value-type="float">
            <text:p>0.00195887</text:p>
          </table:table-cell>
          <table:table-cell office:value-type="float" office:value="0.0201381" calcext:value-type="float">
            <text:p>0.0201381</text:p>
          </table:table-cell>
          <table:table-cell office:value-type="float" office:value="0.222669" calcext:value-type="float">
            <text:p>0.222669</text:p>
          </table:table-cell>
          <table:table-cell office:value-type="float" office:value="2.42112" calcext:value-type="float">
            <text:p>2.42112</text:p>
          </table:table-cell>
          <table:table-cell office:value-type="float" office:value="27.8498" calcext:value-type="float">
            <text:p>27.84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172197" calcext:value-type="float">
            <text:p>0.000172197</text:p>
          </table:table-cell>
          <table:table-cell office:value-type="float" office:value="0.00168081" calcext:value-type="float">
            <text:p>0.00168081</text:p>
          </table:table-cell>
          <table:table-cell office:value-type="float" office:value="0.0205834" calcext:value-type="float">
            <text:p>0.0205834</text:p>
          </table:table-cell>
          <table:table-cell office:value-type="float" office:value="0.22342" calcext:value-type="float">
            <text:p>0.22342</text:p>
          </table:table-cell>
          <table:table-cell office:value-type="float" office:value="2.42066" calcext:value-type="float">
            <text:p>2.42066</text:p>
          </table:table-cell>
          <table:table-cell office:value-type="float" office:value="27.8625" calcext:value-type="float">
            <text:p>27.86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141165" calcext:value-type="float">
            <text:p>0.000141165</text:p>
          </table:table-cell>
          <table:table-cell office:value-type="float" office:value="0.00169358" calcext:value-type="float">
            <text:p>0.00169358</text:p>
          </table:table-cell>
          <table:table-cell office:value-type="float" office:value="0.0205113" calcext:value-type="float">
            <text:p>0.0205113</text:p>
          </table:table-cell>
          <table:table-cell office:value-type="float" office:value="0.223075" calcext:value-type="float">
            <text:p>0.223075</text:p>
          </table:table-cell>
          <table:table-cell office:value-type="float" office:value="2.4214" calcext:value-type="float">
            <text:p>2.4214</text:p>
          </table:table-cell>
          <table:table-cell office:value-type="float" office:value="27.8326" calcext:value-type="float">
            <text:p>27.83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140362" calcext:value-type="float">
            <text:p>0.000140362</text:p>
          </table:table-cell>
          <table:table-cell office:value-type="float" office:value="0.00184142" calcext:value-type="float">
            <text:p>0.00184142</text:p>
          </table:table-cell>
          <table:table-cell office:value-type="float" office:value="0.020091" calcext:value-type="float">
            <text:p>0.020091</text:p>
          </table:table-cell>
          <table:table-cell office:value-type="float" office:value="0.222192" calcext:value-type="float">
            <text:p>0.222192</text:p>
          </table:table-cell>
          <table:table-cell office:value-type="float" office:value="2.42077" calcext:value-type="float">
            <text:p>2.42077</text:p>
          </table:table-cell>
          <table:table-cell office:value-type="float" office:value="27.8128" calcext:value-type="float">
            <text:p>27.81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142185" calcext:value-type="float">
            <text:p>0.000142185</text:p>
          </table:table-cell>
          <table:table-cell office:value-type="float" office:value="0.00174113" calcext:value-type="float">
            <text:p>0.00174113</text:p>
          </table:table-cell>
          <table:table-cell office:value-type="float" office:value="0.0203461" calcext:value-type="float">
            <text:p>0.0203461</text:p>
          </table:table-cell>
          <table:table-cell office:value-type="float" office:value="0.222356" calcext:value-type="float">
            <text:p>0.222356</text:p>
          </table:table-cell>
          <table:table-cell office:value-type="float" office:value="2.42259" calcext:value-type="float">
            <text:p>2.42259</text:p>
          </table:table-cell>
          <table:table-cell office:value-type="float" office:value="27.8845" calcext:value-type="float">
            <text:p>27.88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141313" calcext:value-type="float">
            <text:p>0.000141313</text:p>
          </table:table-cell>
          <table:table-cell office:value-type="float" office:value="0.00168698" calcext:value-type="float">
            <text:p>0.00168698</text:p>
          </table:table-cell>
          <table:table-cell office:value-type="float" office:value="0.0204956" calcext:value-type="float">
            <text:p>0.0204956</text:p>
          </table:table-cell>
          <table:table-cell office:value-type="float" office:value="0.222379" calcext:value-type="float">
            <text:p>0.222379</text:p>
          </table:table-cell>
          <table:table-cell office:value-type="float" office:value="2.4205" calcext:value-type="float">
            <text:p>2.4205</text:p>
          </table:table-cell>
          <table:table-cell office:value-type="float" office:value="27.8385" calcext:value-type="float">
            <text:p>27.83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141538" calcext:value-type="float">
            <text:p>0.000141538</text:p>
          </table:table-cell>
          <table:table-cell office:value-type="float" office:value="0.00179313" calcext:value-type="float">
            <text:p>0.00179313</text:p>
          </table:table-cell>
          <table:table-cell office:value-type="float" office:value="0.0203464" calcext:value-type="float">
            <text:p>0.0203464</text:p>
          </table:table-cell>
          <table:table-cell office:value-type="float" office:value="0.222189" calcext:value-type="float">
            <text:p>0.222189</text:p>
          </table:table-cell>
          <table:table-cell office:value-type="float" office:value="2.42981" calcext:value-type="float">
            <text:p>2.42981</text:p>
          </table:table-cell>
          <table:table-cell office:value-type="float" office:value="27.805" calcext:value-type="float">
            <text:p>27.8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141158" calcext:value-type="float">
            <text:p>0.000141158</text:p>
          </table:table-cell>
          <table:table-cell office:value-type="float" office:value="0.00170025" calcext:value-type="float">
            <text:p>0.00170025</text:p>
          </table:table-cell>
          <table:table-cell office:value-type="float" office:value="0.0201034" calcext:value-type="float">
            <text:p>0.0201034</text:p>
          </table:table-cell>
          <table:table-cell office:value-type="float" office:value="0.22261" calcext:value-type="float">
            <text:p>0.22261</text:p>
          </table:table-cell>
          <table:table-cell office:value-type="float" office:value="2.42183" calcext:value-type="float">
            <text:p>2.42183</text:p>
          </table:table-cell>
          <table:table-cell office:value-type="float" office:value="27.7935" calcext:value-type="float">
            <text:p>27.79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141895" calcext:value-type="float">
            <text:p>0.000141895</text:p>
          </table:table-cell>
          <table:table-cell office:value-type="float" office:value="0.00167729" calcext:value-type="float">
            <text:p>0.00167729</text:p>
          </table:table-cell>
          <table:table-cell office:value-type="float" office:value="0.0207426" calcext:value-type="float">
            <text:p>0.0207426</text:p>
          </table:table-cell>
          <table:table-cell office:value-type="float" office:value="0.222364" calcext:value-type="float">
            <text:p>0.222364</text:p>
          </table:table-cell>
          <table:table-cell office:value-type="float" office:value="2.42183" calcext:value-type="float">
            <text:p>2.42183</text:p>
          </table:table-cell>
          <table:table-cell office:value-type="float" office:value="27.8494" calcext:value-type="float">
            <text:p>27.849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164448" calcext:value-type="float">
            <text:p>0.000164448</text:p>
          </table:table-cell>
          <table:table-cell office:value-type="float" office:value="0.00180597" calcext:value-type="float">
            <text:p>0.00180597</text:p>
          </table:table-cell>
          <table:table-cell office:value-type="float" office:value="0.020772" calcext:value-type="float">
            <text:p>0.020772</text:p>
          </table:table-cell>
          <table:table-cell office:value-type="float" office:value="0.222251" calcext:value-type="float">
            <text:p>0.222251</text:p>
          </table:table-cell>
          <table:table-cell office:value-type="float" office:value="2.53209" calcext:value-type="float">
            <text:p>2.53209</text:p>
          </table:table-cell>
          <table:table-cell office:value-type="float" office:value="27.862" calcext:value-type="float">
            <text:p>27.86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163967" calcext:value-type="float">
            <text:p>0.000163967</text:p>
          </table:table-cell>
          <table:table-cell office:value-type="float" office:value="0.00171232" calcext:value-type="float">
            <text:p>0.00171232</text:p>
          </table:table-cell>
          <table:table-cell office:value-type="float" office:value="0.0207336" calcext:value-type="float">
            <text:p>0.0207336</text:p>
          </table:table-cell>
          <table:table-cell office:value-type="float" office:value="0.223152" calcext:value-type="float">
            <text:p>0.223152</text:p>
          </table:table-cell>
          <table:table-cell office:value-type="float" office:value="2.60039" calcext:value-type="float">
            <text:p>2.60039</text:p>
          </table:table-cell>
          <table:table-cell office:value-type="float" office:value="27.8101" calcext:value-type="float">
            <text:p>27.81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141471" calcext:value-type="float">
            <text:p>0.000141471</text:p>
          </table:table-cell>
          <table:table-cell office:value-type="float" office:value="0.00174875" calcext:value-type="float">
            <text:p>0.00174875</text:p>
          </table:table-cell>
          <table:table-cell office:value-type="float" office:value="0.0206436" calcext:value-type="float">
            <text:p>0.0206436</text:p>
          </table:table-cell>
          <table:table-cell office:value-type="float" office:value="0.222012" calcext:value-type="float">
            <text:p>0.222012</text:p>
          </table:table-cell>
          <table:table-cell office:value-type="float" office:value="2.56855" calcext:value-type="float">
            <text:p>2.56855</text:p>
          </table:table-cell>
          <table:table-cell office:value-type="float" office:value="27.8049" calcext:value-type="float">
            <text:p>27.80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140985" calcext:value-type="float">
            <text:p>0.000140985</text:p>
          </table:table-cell>
          <table:table-cell office:value-type="float" office:value="0.00167623" calcext:value-type="float">
            <text:p>0.00167623</text:p>
          </table:table-cell>
          <table:table-cell office:value-type="float" office:value="0.0206167" calcext:value-type="float">
            <text:p>0.0206167</text:p>
          </table:table-cell>
          <table:table-cell office:value-type="float" office:value="0.222434" calcext:value-type="float">
            <text:p>0.222434</text:p>
          </table:table-cell>
          <table:table-cell office:value-type="float" office:value="2.57778" calcext:value-type="float">
            <text:p>2.57778</text:p>
          </table:table-cell>
          <table:table-cell office:value-type="float" office:value="27.8396" calcext:value-type="float">
            <text:p>27.839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141341" calcext:value-type="float">
            <text:p>0.000141341</text:p>
          </table:table-cell>
          <table:table-cell office:value-type="float" office:value="0.00178441" calcext:value-type="float">
            <text:p>0.00178441</text:p>
          </table:table-cell>
          <table:table-cell office:value-type="float" office:value="0.0204124" calcext:value-type="float">
            <text:p>0.0204124</text:p>
          </table:table-cell>
          <table:table-cell office:value-type="float" office:value="0.223171" calcext:value-type="float">
            <text:p>0.223171</text:p>
          </table:table-cell>
          <table:table-cell office:value-type="float" office:value="2.57272" calcext:value-type="float">
            <text:p>2.57272</text:p>
          </table:table-cell>
          <table:table-cell office:value-type="float" office:value="27.9707" calcext:value-type="float">
            <text:p>27.97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141782" calcext:value-type="float">
            <text:p>0.000141782</text:p>
          </table:table-cell>
          <table:table-cell office:value-type="float" office:value="0.00167852" calcext:value-type="float">
            <text:p>0.00167852</text:p>
          </table:table-cell>
          <table:table-cell office:value-type="float" office:value="0.020306" calcext:value-type="float">
            <text:p>0.020306</text:p>
          </table:table-cell>
          <table:table-cell office:value-type="float" office:value="0.222805" calcext:value-type="float">
            <text:p>0.222805</text:p>
          </table:table-cell>
          <table:table-cell office:value-type="float" office:value="2.56954" calcext:value-type="float">
            <text:p>2.56954</text:p>
          </table:table-cell>
          <table:table-cell office:value-type="float" office:value="27.9189" calcext:value-type="float">
            <text:p>27.918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140602" calcext:value-type="float">
            <text:p>0.000140602</text:p>
          </table:table-cell>
          <table:table-cell office:value-type="float" office:value="0.00173651" calcext:value-type="float">
            <text:p>0.00173651</text:p>
          </table:table-cell>
          <table:table-cell office:value-type="float" office:value="0.0205289" calcext:value-type="float">
            <text:p>0.0205289</text:p>
          </table:table-cell>
          <table:table-cell office:value-type="float" office:value="0.222535" calcext:value-type="float">
            <text:p>0.222535</text:p>
          </table:table-cell>
          <table:table-cell office:value-type="float" office:value="2.57126" calcext:value-type="float">
            <text:p>2.57126</text:p>
          </table:table-cell>
          <table:table-cell office:value-type="float" office:value="27.9053" calcext:value-type="float">
            <text:p>27.90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141983" calcext:value-type="float">
            <text:p>0.000141983</text:p>
          </table:table-cell>
          <table:table-cell office:value-type="float" office:value="0.00186225" calcext:value-type="float">
            <text:p>0.00186225</text:p>
          </table:table-cell>
          <table:table-cell office:value-type="float" office:value="0.0205286" calcext:value-type="float">
            <text:p>0.0205286</text:p>
          </table:table-cell>
          <table:table-cell office:value-type="float" office:value="0.222306" calcext:value-type="float">
            <text:p>0.222306</text:p>
          </table:table-cell>
          <table:table-cell office:value-type="float" office:value="2.5667" calcext:value-type="float">
            <text:p>2.5667</text:p>
          </table:table-cell>
          <table:table-cell office:value-type="float" office:value="27.9076" calcext:value-type="float">
            <text:p>27.907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141225" calcext:value-type="float">
            <text:p>0.000141225</text:p>
          </table:table-cell>
          <table:table-cell office:value-type="float" office:value="0.00168282" calcext:value-type="float">
            <text:p>0.00168282</text:p>
          </table:table-cell>
          <table:table-cell office:value-type="float" office:value="0.0204229" calcext:value-type="float">
            <text:p>0.0204229</text:p>
          </table:table-cell>
          <table:table-cell office:value-type="float" office:value="0.221763" calcext:value-type="float">
            <text:p>0.221763</text:p>
          </table:table-cell>
          <table:table-cell office:value-type="float" office:value="2.56946" calcext:value-type="float">
            <text:p>2.56946</text:p>
          </table:table-cell>
          <table:table-cell office:value-type="float" office:value="27.8647" calcext:value-type="float">
            <text:p>27.86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141328" calcext:value-type="float">
            <text:p>0.000141328</text:p>
          </table:table-cell>
          <table:table-cell office:value-type="float" office:value="0.00174256" calcext:value-type="float">
            <text:p>0.00174256</text:p>
          </table:table-cell>
          <table:table-cell office:value-type="float" office:value="0.020472" calcext:value-type="float">
            <text:p>0.020472</text:p>
          </table:table-cell>
          <table:table-cell office:value-type="float" office:value="0.222551" calcext:value-type="float">
            <text:p>0.222551</text:p>
          </table:table-cell>
          <table:table-cell office:value-type="float" office:value="2.57142" calcext:value-type="float">
            <text:p>2.57142</text:p>
          </table:table-cell>
          <table:table-cell office:value-type="float" office:value="27.9086" calcext:value-type="float">
            <text:p>27.908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141133" calcext:value-type="float">
            <text:p>0.000141133</text:p>
          </table:table-cell>
          <table:table-cell office:value-type="float" office:value="0.00169786" calcext:value-type="float">
            <text:p>0.00169786</text:p>
          </table:table-cell>
          <table:table-cell office:value-type="float" office:value="0.0204276" calcext:value-type="float">
            <text:p>0.0204276</text:p>
          </table:table-cell>
          <table:table-cell office:value-type="float" office:value="0.222383" calcext:value-type="float">
            <text:p>0.222383</text:p>
          </table:table-cell>
          <table:table-cell office:value-type="float" office:value="2.56382" calcext:value-type="float">
            <text:p>2.56382</text:p>
          </table:table-cell>
          <table:table-cell office:value-type="float" office:value="27.8753" calcext:value-type="float">
            <text:p>27.875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160849" calcext:value-type="float">
            <text:p>0.000160849</text:p>
          </table:table-cell>
          <table:table-cell office:value-type="float" office:value="0.00181413" calcext:value-type="float">
            <text:p>0.00181413</text:p>
          </table:table-cell>
          <table:table-cell office:value-type="float" office:value="0.020074" calcext:value-type="float">
            <text:p>0.020074</text:p>
          </table:table-cell>
          <table:table-cell office:value-type="float" office:value="0.221827" calcext:value-type="float">
            <text:p>0.221827</text:p>
          </table:table-cell>
          <table:table-cell office:value-type="float" office:value="2.56557" calcext:value-type="float">
            <text:p>2.56557</text:p>
          </table:table-cell>
          <table:table-cell office:value-type="float" office:value="27.8822" calcext:value-type="float">
            <text:p>27.88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148253" calcext:value-type="float">
            <text:p>0.000148253</text:p>
          </table:table-cell>
          <table:table-cell office:value-type="float" office:value="0.0018207" calcext:value-type="float">
            <text:p>0.0018207</text:p>
          </table:table-cell>
          <table:table-cell office:value-type="float" office:value="0.0204235" calcext:value-type="float">
            <text:p>0.0204235</text:p>
          </table:table-cell>
          <table:table-cell office:value-type="float" office:value="0.223347" calcext:value-type="float">
            <text:p>0.223347</text:p>
          </table:table-cell>
          <table:table-cell office:value-type="float" office:value="2.56215" calcext:value-type="float">
            <text:p>2.56215</text:p>
          </table:table-cell>
          <table:table-cell office:value-type="float" office:value="27.8896" calcext:value-type="float">
            <text:p>27.8896</text:p>
          </table:table-cell>
        </table:table-row>
      </table:table>
      <table:table table:name="QUICK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QUICK (em segundos)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Qtde Element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º de execuções</text:p>
          </table:table-cell>
          <table:table-cell office:value-type="string" calcext:value-type="string">
            <text:p>1 mil</text:p>
          </table:table-cell>
          <table:table-cell office:value-type="string" calcext:value-type="string">
            <text:p>10 mil</text:p>
          </table:table-cell>
          <table:table-cell office:value-type="string" calcext:value-type="string">
            <text:p>100 mil</text:p>
          </table:table-cell>
          <table:table-cell office:value-type="string" calcext:value-type="string">
            <text:p>1 milhão</text:p>
          </table:table-cell>
          <table:table-cell office:value-type="string" calcext:value-type="string">
            <text:p>10 milhões</text:p>
          </table:table-cell>
          <table:table-cell office:value-type="string" calcext:value-type="string">
            <text:p>100 milhõ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197969" calcext:value-type="float">
            <text:p>0.000197969</text:p>
          </table:table-cell>
          <table:table-cell office:value-type="float" office:value="0.00224631" calcext:value-type="float">
            <text:p>0.00224631</text:p>
          </table:table-cell>
          <table:table-cell office:value-type="float" office:value="0.0180138" calcext:value-type="float">
            <text:p>0.0180138</text:p>
          </table:table-cell>
          <table:table-cell office:value-type="float" office:value="0.123382" calcext:value-type="float">
            <text:p>0.123382</text:p>
          </table:table-cell>
          <table:table-cell office:value-type="float" office:value="1.29031" calcext:value-type="float">
            <text:p>1.29031</text:p>
          </table:table-cell>
          <table:table-cell office:value-type="float" office:value="13.3676" calcext:value-type="float">
            <text:p>13.36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161281" calcext:value-type="float">
            <text:p>0.000161281</text:p>
          </table:table-cell>
          <table:table-cell office:value-type="float" office:value="0.00177295" calcext:value-type="float">
            <text:p>0.00177295</text:p>
          </table:table-cell>
          <table:table-cell office:value-type="float" office:value="0.0116764" calcext:value-type="float">
            <text:p>0.0116764</text:p>
          </table:table-cell>
          <table:table-cell office:value-type="float" office:value="0.12221" calcext:value-type="float">
            <text:p>0.12221</text:p>
          </table:table-cell>
          <table:table-cell office:value-type="float" office:value="1.28098" calcext:value-type="float">
            <text:p>1.28098</text:p>
          </table:table-cell>
          <table:table-cell office:value-type="float" office:value="13.4172" calcext:value-type="float">
            <text:p>13.41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64205" calcext:value-type="float">
            <text:p>0.000164205</text:p>
          </table:table-cell>
          <table:table-cell office:value-type="float" office:value="0.00113074" calcext:value-type="float">
            <text:p>0.00113074</text:p>
          </table:table-cell>
          <table:table-cell office:value-type="float" office:value="0.0116803" calcext:value-type="float">
            <text:p>0.0116803</text:p>
          </table:table-cell>
          <table:table-cell office:value-type="float" office:value="0.128403" calcext:value-type="float">
            <text:p>0.128403</text:p>
          </table:table-cell>
          <table:table-cell office:value-type="float" office:value="1.29829" calcext:value-type="float">
            <text:p>1.29829</text:p>
          </table:table-cell>
          <table:table-cell office:value-type="float" office:value="13.3879" calcext:value-type="float">
            <text:p>13.38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164107" calcext:value-type="float">
            <text:p>0.000164107</text:p>
          </table:table-cell>
          <table:table-cell office:value-type="float" office:value="0.00111589" calcext:value-type="float">
            <text:p>0.00111589</text:p>
          </table:table-cell>
          <table:table-cell office:value-type="float" office:value="0.0116869" calcext:value-type="float">
            <text:p>0.0116869</text:p>
          </table:table-cell>
          <table:table-cell office:value-type="float" office:value="0.122552" calcext:value-type="float">
            <text:p>0.122552</text:p>
          </table:table-cell>
          <table:table-cell office:value-type="float" office:value="1.28614" calcext:value-type="float">
            <text:p>1.28614</text:p>
          </table:table-cell>
          <table:table-cell office:value-type="float" office:value="13.2947" calcext:value-type="float">
            <text:p>13.29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165748" calcext:value-type="float">
            <text:p>0.000165748</text:p>
          </table:table-cell>
          <table:table-cell office:value-type="float" office:value="0.00112232" calcext:value-type="float">
            <text:p>0.00112232</text:p>
          </table:table-cell>
          <table:table-cell office:value-type="float" office:value="0.0117831" calcext:value-type="float">
            <text:p>0.0117831</text:p>
          </table:table-cell>
          <table:table-cell office:value-type="float" office:value="0.12257" calcext:value-type="float">
            <text:p>0.12257</text:p>
          </table:table-cell>
          <table:table-cell office:value-type="float" office:value="1.29385" calcext:value-type="float">
            <text:p>1.29385</text:p>
          </table:table-cell>
          <table:table-cell office:value-type="float" office:value="13.4774" calcext:value-type="float">
            <text:p>13.47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164623" calcext:value-type="float">
            <text:p>0.000164623</text:p>
          </table:table-cell>
          <table:table-cell office:value-type="float" office:value="0.00112252" calcext:value-type="float">
            <text:p>0.00112252</text:p>
          </table:table-cell>
          <table:table-cell office:value-type="float" office:value="0.0117454" calcext:value-type="float">
            <text:p>0.0117454</text:p>
          </table:table-cell>
          <table:table-cell office:value-type="float" office:value="0.125542" calcext:value-type="float">
            <text:p>0.125542</text:p>
          </table:table-cell>
          <table:table-cell office:value-type="float" office:value="1.3064" calcext:value-type="float">
            <text:p>1.3064</text:p>
          </table:table-cell>
          <table:table-cell office:value-type="float" office:value="13.3002" calcext:value-type="float">
            <text:p>13.30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159791" calcext:value-type="float">
            <text:p>0.000159791</text:p>
          </table:table-cell>
          <table:table-cell office:value-type="float" office:value="0.00110791" calcext:value-type="float">
            <text:p>0.00110791</text:p>
          </table:table-cell>
          <table:table-cell office:value-type="float" office:value="0.0116919" calcext:value-type="float">
            <text:p>0.0116919</text:p>
          </table:table-cell>
          <table:table-cell office:value-type="float" office:value="0.125143" calcext:value-type="float">
            <text:p>0.125143</text:p>
          </table:table-cell>
          <table:table-cell office:value-type="float" office:value="1.29172" calcext:value-type="float">
            <text:p>1.29172</text:p>
          </table:table-cell>
          <table:table-cell office:value-type="float" office:value="13.4156" calcext:value-type="float">
            <text:p>13.41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164854" calcext:value-type="float">
            <text:p>0.000164854</text:p>
          </table:table-cell>
          <table:table-cell office:value-type="float" office:value="0.00111041" calcext:value-type="float">
            <text:p>0.00111041</text:p>
          </table:table-cell>
          <table:table-cell office:value-type="float" office:value="0.0118915" calcext:value-type="float">
            <text:p>0.0118915</text:p>
          </table:table-cell>
          <table:table-cell office:value-type="float" office:value="0.122851" calcext:value-type="float">
            <text:p>0.122851</text:p>
          </table:table-cell>
          <table:table-cell office:value-type="float" office:value="1.29697" calcext:value-type="float">
            <text:p>1.29697</text:p>
          </table:table-cell>
          <table:table-cell office:value-type="float" office:value="13.5878" calcext:value-type="float">
            <text:p>13.58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158397" calcext:value-type="float">
            <text:p>0.000158397</text:p>
          </table:table-cell>
          <table:table-cell office:value-type="float" office:value="0.00113898" calcext:value-type="float">
            <text:p>0.00113898</text:p>
          </table:table-cell>
          <table:table-cell office:value-type="float" office:value="0.0117733" calcext:value-type="float">
            <text:p>0.0117733</text:p>
          </table:table-cell>
          <table:table-cell office:value-type="float" office:value="0.121999" calcext:value-type="float">
            <text:p>0.121999</text:p>
          </table:table-cell>
          <table:table-cell office:value-type="float" office:value="1.32148" calcext:value-type="float">
            <text:p>1.32148</text:p>
          </table:table-cell>
          <table:table-cell office:value-type="float" office:value="13.5228" calcext:value-type="float">
            <text:p>13.52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156647" calcext:value-type="float">
            <text:p>0.000156647</text:p>
          </table:table-cell>
          <table:table-cell office:value-type="float" office:value="0.00105037" calcext:value-type="float">
            <text:p>0.00105037</text:p>
          </table:table-cell>
          <table:table-cell office:value-type="float" office:value="0.0115684" calcext:value-type="float">
            <text:p>0.0115684</text:p>
          </table:table-cell>
          <table:table-cell office:value-type="float" office:value="0.123508" calcext:value-type="float">
            <text:p>0.123508</text:p>
          </table:table-cell>
          <table:table-cell office:value-type="float" office:value="1.29862" calcext:value-type="float">
            <text:p>1.29862</text:p>
          </table:table-cell>
          <table:table-cell office:value-type="float" office:value="13.6607" calcext:value-type="float">
            <text:p>13.66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159057" calcext:value-type="float">
            <text:p>0.000159057</text:p>
          </table:table-cell>
          <table:table-cell office:value-type="float" office:value="0.000959323" calcext:value-type="float">
            <text:p>0.000959323</text:p>
          </table:table-cell>
          <table:table-cell office:value-type="float" office:value="0.01131" calcext:value-type="float">
            <text:p>0.01131</text:p>
          </table:table-cell>
          <table:table-cell office:value-type="float" office:value="0.121991" calcext:value-type="float">
            <text:p>0.121991</text:p>
          </table:table-cell>
          <table:table-cell office:value-type="float" office:value="1.29653" calcext:value-type="float">
            <text:p>1.29653</text:p>
          </table:table-cell>
          <table:table-cell office:value-type="float" office:value="13.4457" calcext:value-type="float">
            <text:p>13.44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161449" calcext:value-type="float">
            <text:p>0.000161449</text:p>
          </table:table-cell>
          <table:table-cell office:value-type="float" office:value="0.000933022" calcext:value-type="float">
            <text:p>0.000933022</text:p>
          </table:table-cell>
          <table:table-cell office:value-type="float" office:value="0.011673" calcext:value-type="float">
            <text:p>0.011673</text:p>
          </table:table-cell>
          <table:table-cell office:value-type="float" office:value="0.122926" calcext:value-type="float">
            <text:p>0.122926</text:p>
          </table:table-cell>
          <table:table-cell office:value-type="float" office:value="1.28873" calcext:value-type="float">
            <text:p>1.28873</text:p>
          </table:table-cell>
          <table:table-cell office:value-type="float" office:value="13.4366" calcext:value-type="float">
            <text:p>13.43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150776" calcext:value-type="float">
            <text:p>0.000150776</text:p>
          </table:table-cell>
          <table:table-cell office:value-type="float" office:value="0.000965648" calcext:value-type="float">
            <text:p>0.000965648</text:p>
          </table:table-cell>
          <table:table-cell office:value-type="float" office:value="0.0113154" calcext:value-type="float">
            <text:p>0.0113154</text:p>
          </table:table-cell>
          <table:table-cell office:value-type="float" office:value="0.124649" calcext:value-type="float">
            <text:p>0.124649</text:p>
          </table:table-cell>
          <table:table-cell office:value-type="float" office:value="1.29806" calcext:value-type="float">
            <text:p>1.29806</text:p>
          </table:table-cell>
          <table:table-cell office:value-type="float" office:value="13.4732" calcext:value-type="float">
            <text:p>13.47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147124" calcext:value-type="float">
            <text:p>0.000147124</text:p>
          </table:table-cell>
          <table:table-cell office:value-type="float" office:value="0.00100397" calcext:value-type="float">
            <text:p>0.00100397</text:p>
          </table:table-cell>
          <table:table-cell office:value-type="float" office:value="0.0117723" calcext:value-type="float">
            <text:p>0.0117723</text:p>
          </table:table-cell>
          <table:table-cell office:value-type="float" office:value="0.124555" calcext:value-type="float">
            <text:p>0.124555</text:p>
          </table:table-cell>
          <table:table-cell office:value-type="float" office:value="1.2987" calcext:value-type="float">
            <text:p>1.2987</text:p>
          </table:table-cell>
          <table:table-cell office:value-type="float" office:value="13.5361" calcext:value-type="float">
            <text:p>13.53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142374" calcext:value-type="float">
            <text:p>0.000142374</text:p>
          </table:table-cell>
          <table:table-cell office:value-type="float" office:value="0.00100411" calcext:value-type="float">
            <text:p>0.00100411</text:p>
          </table:table-cell>
          <table:table-cell office:value-type="float" office:value="0.0116576" calcext:value-type="float">
            <text:p>0.0116576</text:p>
          </table:table-cell>
          <table:table-cell office:value-type="float" office:value="0.122144" calcext:value-type="float">
            <text:p>0.122144</text:p>
          </table:table-cell>
          <table:table-cell office:value-type="float" office:value="1.28625" calcext:value-type="float">
            <text:p>1.28625</text:p>
          </table:table-cell>
          <table:table-cell office:value-type="float" office:value="13.49" calcext:value-type="float">
            <text:p>13.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124607" calcext:value-type="float">
            <text:p>0.000124607</text:p>
          </table:table-cell>
          <table:table-cell office:value-type="float" office:value="0.000976978" calcext:value-type="float">
            <text:p>0.000976978</text:p>
          </table:table-cell>
          <table:table-cell office:value-type="float" office:value="0.0117374" calcext:value-type="float">
            <text:p>0.0117374</text:p>
          </table:table-cell>
          <table:table-cell office:value-type="float" office:value="0.126299" calcext:value-type="float">
            <text:p>0.126299</text:p>
          </table:table-cell>
          <table:table-cell office:value-type="float" office:value="1.29081" calcext:value-type="float">
            <text:p>1.29081</text:p>
          </table:table-cell>
          <table:table-cell office:value-type="float" office:value="13.5029" calcext:value-type="float">
            <text:p>13.50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122293" calcext:value-type="float">
            <text:p>0.000122293</text:p>
          </table:table-cell>
          <table:table-cell office:value-type="float" office:value="0.00144666" calcext:value-type="float">
            <text:p>0.00144666</text:p>
          </table:table-cell>
          <table:table-cell office:value-type="float" office:value="0.011575" calcext:value-type="float">
            <text:p>0.011575</text:p>
          </table:table-cell>
          <table:table-cell office:value-type="float" office:value="0.124355" calcext:value-type="float">
            <text:p>0.124355</text:p>
          </table:table-cell>
          <table:table-cell office:value-type="float" office:value="1.315" calcext:value-type="float">
            <text:p>1.315</text:p>
          </table:table-cell>
          <table:table-cell office:value-type="float" office:value="13.3269" calcext:value-type="float">
            <text:p>13.32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123913" calcext:value-type="float">
            <text:p>0.000123913</text:p>
          </table:table-cell>
          <table:table-cell office:value-type="float" office:value="0.000979186" calcext:value-type="float">
            <text:p>0.000979186</text:p>
          </table:table-cell>
          <table:table-cell office:value-type="float" office:value="0.0117208" calcext:value-type="float">
            <text:p>0.0117208</text:p>
          </table:table-cell>
          <table:table-cell office:value-type="float" office:value="0.125048" calcext:value-type="float">
            <text:p>0.125048</text:p>
          </table:table-cell>
          <table:table-cell office:value-type="float" office:value="1.29093" calcext:value-type="float">
            <text:p>1.29093</text:p>
          </table:table-cell>
          <table:table-cell office:value-type="float" office:value="13.2956" calcext:value-type="float">
            <text:p>13.29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127218" calcext:value-type="float">
            <text:p>0.000127218</text:p>
          </table:table-cell>
          <table:table-cell office:value-type="float" office:value="0.000979693" calcext:value-type="float">
            <text:p>0.000979693</text:p>
          </table:table-cell>
          <table:table-cell office:value-type="float" office:value="0.0116671" calcext:value-type="float">
            <text:p>0.0116671</text:p>
          </table:table-cell>
          <table:table-cell office:value-type="float" office:value="0.122717" calcext:value-type="float">
            <text:p>0.122717</text:p>
          </table:table-cell>
          <table:table-cell office:value-type="float" office:value="1.30254" calcext:value-type="float">
            <text:p>1.30254</text:p>
          </table:table-cell>
          <table:table-cell office:value-type="float" office:value="13.478" calcext:value-type="float">
            <text:p>13.4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130028" calcext:value-type="float">
            <text:p>0.000130028</text:p>
          </table:table-cell>
          <table:table-cell office:value-type="float" office:value="0.000976404" calcext:value-type="float">
            <text:p>0.000976404</text:p>
          </table:table-cell>
          <table:table-cell office:value-type="float" office:value="0.0116205" calcext:value-type="float">
            <text:p>0.0116205</text:p>
          </table:table-cell>
          <table:table-cell office:value-type="float" office:value="0.124952" calcext:value-type="float">
            <text:p>0.124952</text:p>
          </table:table-cell>
          <table:table-cell office:value-type="float" office:value="1.2705" calcext:value-type="float">
            <text:p>1.2705</text:p>
          </table:table-cell>
          <table:table-cell office:value-type="float" office:value="13.3597" calcext:value-type="float">
            <text:p>13.35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125157" calcext:value-type="float">
            <text:p>0.000125157</text:p>
          </table:table-cell>
          <table:table-cell office:value-type="float" office:value="0.00097445" calcext:value-type="float">
            <text:p>0.00097445</text:p>
          </table:table-cell>
          <table:table-cell office:value-type="float" office:value="0.011176" calcext:value-type="float">
            <text:p>0.011176</text:p>
          </table:table-cell>
          <table:table-cell office:value-type="float" office:value="0.123567" calcext:value-type="float">
            <text:p>0.123567</text:p>
          </table:table-cell>
          <table:table-cell office:value-type="float" office:value="1.27473" calcext:value-type="float">
            <text:p>1.27473</text:p>
          </table:table-cell>
          <table:table-cell office:value-type="float" office:value="13.3896" calcext:value-type="float">
            <text:p>13.38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150842" calcext:value-type="float">
            <text:p>0.000150842</text:p>
          </table:table-cell>
          <table:table-cell office:value-type="float" office:value="0.000982695" calcext:value-type="float">
            <text:p>0.000982695</text:p>
          </table:table-cell>
          <table:table-cell office:value-type="float" office:value="0.0117756" calcext:value-type="float">
            <text:p>0.0117756</text:p>
          </table:table-cell>
          <table:table-cell office:value-type="float" office:value="0.12298" calcext:value-type="float">
            <text:p>0.12298</text:p>
          </table:table-cell>
          <table:table-cell office:value-type="float" office:value="1.27697" calcext:value-type="float">
            <text:p>1.27697</text:p>
          </table:table-cell>
          <table:table-cell office:value-type="float" office:value="13.4487" calcext:value-type="float">
            <text:p>13.44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122943" calcext:value-type="float">
            <text:p>0.000122943</text:p>
          </table:table-cell>
          <table:table-cell office:value-type="float" office:value="0.000965709" calcext:value-type="float">
            <text:p>0.000965709</text:p>
          </table:table-cell>
          <table:table-cell office:value-type="float" office:value="0.0115295" calcext:value-type="float">
            <text:p>0.0115295</text:p>
          </table:table-cell>
          <table:table-cell office:value-type="float" office:value="0.122415" calcext:value-type="float">
            <text:p>0.122415</text:p>
          </table:table-cell>
          <table:table-cell office:value-type="float" office:value="1.28092" calcext:value-type="float">
            <text:p>1.28092</text:p>
          </table:table-cell>
          <table:table-cell office:value-type="float" office:value="13.4949" calcext:value-type="float">
            <text:p>13.494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124968" calcext:value-type="float">
            <text:p>0.000124968</text:p>
          </table:table-cell>
          <table:table-cell office:value-type="float" office:value="0.000988853" calcext:value-type="float">
            <text:p>0.000988853</text:p>
          </table:table-cell>
          <table:table-cell office:value-type="float" office:value="0.0114895" calcext:value-type="float">
            <text:p>0.0114895</text:p>
          </table:table-cell>
          <table:table-cell office:value-type="float" office:value="0.12391" calcext:value-type="float">
            <text:p>0.12391</text:p>
          </table:table-cell>
          <table:table-cell office:value-type="float" office:value="1.28591" calcext:value-type="float">
            <text:p>1.28591</text:p>
          </table:table-cell>
          <table:table-cell office:value-type="float" office:value="13.2584" calcext:value-type="float">
            <text:p>13.25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124268" calcext:value-type="float">
            <text:p>0.000124268</text:p>
          </table:table-cell>
          <table:table-cell office:value-type="float" office:value="0.000960765" calcext:value-type="float">
            <text:p>0.000960765</text:p>
          </table:table-cell>
          <table:table-cell office:value-type="float" office:value="0.0116471" calcext:value-type="float">
            <text:p>0.0116471</text:p>
          </table:table-cell>
          <table:table-cell office:value-type="float" office:value="0.123136" calcext:value-type="float">
            <text:p>0.123136</text:p>
          </table:table-cell>
          <table:table-cell office:value-type="float" office:value="1.2821" calcext:value-type="float">
            <text:p>1.2821</text:p>
          </table:table-cell>
          <table:table-cell office:value-type="float" office:value="13.4634" calcext:value-type="float">
            <text:p>13.463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125976" calcext:value-type="float">
            <text:p>0.000125976</text:p>
          </table:table-cell>
          <table:table-cell office:value-type="float" office:value="0.000946694" calcext:value-type="float">
            <text:p>0.000946694</text:p>
          </table:table-cell>
          <table:table-cell office:value-type="float" office:value="0.0117441" calcext:value-type="float">
            <text:p>0.0117441</text:p>
          </table:table-cell>
          <table:table-cell office:value-type="float" office:value="0.125548" calcext:value-type="float">
            <text:p>0.125548</text:p>
          </table:table-cell>
          <table:table-cell office:value-type="float" office:value="1.27628" calcext:value-type="float">
            <text:p>1.27628</text:p>
          </table:table-cell>
          <table:table-cell office:value-type="float" office:value="13.5917" calcext:value-type="float">
            <text:p>13.59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123765" calcext:value-type="float">
            <text:p>0.000123765</text:p>
          </table:table-cell>
          <table:table-cell office:value-type="float" office:value="0.000953212" calcext:value-type="float">
            <text:p>0.000953212</text:p>
          </table:table-cell>
          <table:table-cell office:value-type="float" office:value="0.0115274" calcext:value-type="float">
            <text:p>0.0115274</text:p>
          </table:table-cell>
          <table:table-cell office:value-type="float" office:value="0.122334" calcext:value-type="float">
            <text:p>0.122334</text:p>
          </table:table-cell>
          <table:table-cell office:value-type="float" office:value="1.29295" calcext:value-type="float">
            <text:p>1.29295</text:p>
          </table:table-cell>
          <table:table-cell office:value-type="float" office:value="13.6323" calcext:value-type="float">
            <text:p>13.63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123961" calcext:value-type="float">
            <text:p>0.000123961</text:p>
          </table:table-cell>
          <table:table-cell office:value-type="float" office:value="0.00101252" calcext:value-type="float">
            <text:p>0.00101252</text:p>
          </table:table-cell>
          <table:table-cell office:value-type="float" office:value="0.0118365" calcext:value-type="float">
            <text:p>0.0118365</text:p>
          </table:table-cell>
          <table:table-cell office:value-type="float" office:value="0.121834" calcext:value-type="float">
            <text:p>0.121834</text:p>
          </table:table-cell>
          <table:table-cell office:value-type="float" office:value="1.29039" calcext:value-type="float">
            <text:p>1.29039</text:p>
          </table:table-cell>
          <table:table-cell office:value-type="float" office:value="13.4951" calcext:value-type="float">
            <text:p>13.49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122099" calcext:value-type="float">
            <text:p>0.000122099</text:p>
          </table:table-cell>
          <table:table-cell office:value-type="float" office:value="0.00103406" calcext:value-type="float">
            <text:p>0.00103406</text:p>
          </table:table-cell>
          <table:table-cell office:value-type="float" office:value="0.0113843" calcext:value-type="float">
            <text:p>0.0113843</text:p>
          </table:table-cell>
          <table:table-cell office:value-type="float" office:value="0.125084" calcext:value-type="float">
            <text:p>0.125084</text:p>
          </table:table-cell>
          <table:table-cell office:value-type="float" office:value="1.27784" calcext:value-type="float">
            <text:p>1.27784</text:p>
          </table:table-cell>
          <table:table-cell office:value-type="float" office:value="13.5615" calcext:value-type="float">
            <text:p>13.56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125476" calcext:value-type="float">
            <text:p>0.000125476</text:p>
          </table:table-cell>
          <table:table-cell office:value-type="float" office:value="0.00103823" calcext:value-type="float">
            <text:p>0.00103823</text:p>
          </table:table-cell>
          <table:table-cell office:value-type="float" office:value="0.0116696" calcext:value-type="float">
            <text:p>0.0116696</text:p>
          </table:table-cell>
          <table:table-cell office:value-type="float" office:value="0.122187" calcext:value-type="float">
            <text:p>0.122187</text:p>
          </table:table-cell>
          <table:table-cell office:value-type="float" office:value="1.30366" calcext:value-type="float">
            <text:p>1.30366</text:p>
          </table:table-cell>
          <table:table-cell office:value-type="float" office:value="13.5457" calcext:value-type="float">
            <text:p>13.545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1225" calcext:value-type="float">
            <text:p>0.0001225</text:p>
          </table:table-cell>
          <table:table-cell office:value-type="float" office:value="0.000991823" calcext:value-type="float">
            <text:p>0.000991823</text:p>
          </table:table-cell>
          <table:table-cell office:value-type="float" office:value="0.011572" calcext:value-type="float">
            <text:p>0.011572</text:p>
          </table:table-cell>
          <table:table-cell office:value-type="float" office:value="0.123704" calcext:value-type="float">
            <text:p>0.123704</text:p>
          </table:table-cell>
          <table:table-cell office:value-type="float" office:value="1.28555" calcext:value-type="float">
            <text:p>1.28555</text:p>
          </table:table-cell>
          <table:table-cell office:value-type="float" office:value="13.7338" calcext:value-type="float">
            <text:p>13.73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122449" calcext:value-type="float">
            <text:p>0.000122449</text:p>
          </table:table-cell>
          <table:table-cell office:value-type="float" office:value="0.000972362" calcext:value-type="float">
            <text:p>0.000972362</text:p>
          </table:table-cell>
          <table:table-cell office:value-type="float" office:value="0.0115775" calcext:value-type="float">
            <text:p>0.0115775</text:p>
          </table:table-cell>
          <table:table-cell office:value-type="float" office:value="0.126579" calcext:value-type="float">
            <text:p>0.126579</text:p>
          </table:table-cell>
          <table:table-cell office:value-type="float" office:value="1.28163" calcext:value-type="float">
            <text:p>1.28163</text:p>
          </table:table-cell>
          <table:table-cell office:value-type="float" office:value="13.7824" calcext:value-type="float">
            <text:p>13.78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129099" calcext:value-type="float">
            <text:p>0.000129099</text:p>
          </table:table-cell>
          <table:table-cell office:value-type="float" office:value="0.000968248" calcext:value-type="float">
            <text:p>0.000968248</text:p>
          </table:table-cell>
          <table:table-cell office:value-type="float" office:value="0.011133" calcext:value-type="float">
            <text:p>0.011133</text:p>
          </table:table-cell>
          <table:table-cell office:value-type="float" office:value="0.124608" calcext:value-type="float">
            <text:p>0.124608</text:p>
          </table:table-cell>
          <table:table-cell office:value-type="float" office:value="1.28194" calcext:value-type="float">
            <text:p>1.28194</text:p>
          </table:table-cell>
          <table:table-cell office:value-type="float" office:value="13.6468" calcext:value-type="float">
            <text:p>13.646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123228" calcext:value-type="float">
            <text:p>0.000123228</text:p>
          </table:table-cell>
          <table:table-cell office:value-type="float" office:value="0.000959917" calcext:value-type="float">
            <text:p>0.000959917</text:p>
          </table:table-cell>
          <table:table-cell office:value-type="float" office:value="0.0114277" calcext:value-type="float">
            <text:p>0.0114277</text:p>
          </table:table-cell>
          <table:table-cell office:value-type="float" office:value="0.123681" calcext:value-type="float">
            <text:p>0.123681</text:p>
          </table:table-cell>
          <table:table-cell office:value-type="float" office:value="1.31841" calcext:value-type="float">
            <text:p>1.31841</text:p>
          </table:table-cell>
          <table:table-cell office:value-type="float" office:value="13.4285" calcext:value-type="float">
            <text:p>13.42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122325" calcext:value-type="float">
            <text:p>0.000122325</text:p>
          </table:table-cell>
          <table:table-cell office:value-type="float" office:value="0.000957883" calcext:value-type="float">
            <text:p>0.000957883</text:p>
          </table:table-cell>
          <table:table-cell office:value-type="float" office:value="0.0118679" calcext:value-type="float">
            <text:p>0.0118679</text:p>
          </table:table-cell>
          <table:table-cell office:value-type="float" office:value="0.12464" calcext:value-type="float">
            <text:p>0.12464</text:p>
          </table:table-cell>
          <table:table-cell office:value-type="float" office:value="1.27926" calcext:value-type="float">
            <text:p>1.27926</text:p>
          </table:table-cell>
          <table:table-cell office:value-type="float" office:value="13.4044" calcext:value-type="float">
            <text:p>13.40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120619" calcext:value-type="float">
            <text:p>0.000120619</text:p>
          </table:table-cell>
          <table:table-cell office:value-type="float" office:value="0.000976919" calcext:value-type="float">
            <text:p>0.000976919</text:p>
          </table:table-cell>
          <table:table-cell office:value-type="float" office:value="0.0116583" calcext:value-type="float">
            <text:p>0.0116583</text:p>
          </table:table-cell>
          <table:table-cell office:value-type="float" office:value="0.127438" calcext:value-type="float">
            <text:p>0.127438</text:p>
          </table:table-cell>
          <table:table-cell office:value-type="float" office:value="1.28055" calcext:value-type="float">
            <text:p>1.28055</text:p>
          </table:table-cell>
          <table:table-cell office:value-type="float" office:value="13.5224" calcext:value-type="float">
            <text:p>13.52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189563" calcext:value-type="float">
            <text:p>0.000189563</text:p>
          </table:table-cell>
          <table:table-cell office:value-type="float" office:value="0.00100294" calcext:value-type="float">
            <text:p>0.00100294</text:p>
          </table:table-cell>
          <table:table-cell office:value-type="float" office:value="0.0112444" calcext:value-type="float">
            <text:p>0.0112444</text:p>
          </table:table-cell>
          <table:table-cell office:value-type="float" office:value="0.123706" calcext:value-type="float">
            <text:p>0.123706</text:p>
          </table:table-cell>
          <table:table-cell office:value-type="float" office:value="1.28603" calcext:value-type="float">
            <text:p>1.28603</text:p>
          </table:table-cell>
          <table:table-cell office:value-type="float" office:value="13.4452" calcext:value-type="float">
            <text:p>13.445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092444" calcext:value-type="float">
            <text:p>9.2444E-05</text:p>
          </table:table-cell>
          <table:table-cell office:value-type="float" office:value="0.000942867" calcext:value-type="float">
            <text:p>0.000942867</text:p>
          </table:table-cell>
          <table:table-cell office:value-type="float" office:value="0.0114389" calcext:value-type="float">
            <text:p>0.0114389</text:p>
          </table:table-cell>
          <table:table-cell office:value-type="float" office:value="0.122816" calcext:value-type="float">
            <text:p>0.122816</text:p>
          </table:table-cell>
          <table:table-cell office:value-type="float" office:value="1.28304" calcext:value-type="float">
            <text:p>1.28304</text:p>
          </table:table-cell>
          <table:table-cell office:value-type="float" office:value="13.5656" calcext:value-type="float">
            <text:p>13.56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7.6624*10^-5" office:value-type="float" office:value="0.000076624" calcext:value-type="float">
            <text:p>7.6624E-05</text:p>
          </table:table-cell>
          <table:table-cell office:value-type="float" office:value="0.00093935" calcext:value-type="float">
            <text:p>0.00093935</text:p>
          </table:table-cell>
          <table:table-cell office:value-type="float" office:value="0.0118197" calcext:value-type="float">
            <text:p>0.0118197</text:p>
          </table:table-cell>
          <table:table-cell office:value-type="float" office:value="0.123843" calcext:value-type="float">
            <text:p>0.123843</text:p>
          </table:table-cell>
          <table:table-cell office:value-type="float" office:value="1.29393" calcext:value-type="float">
            <text:p>1.29393</text:p>
          </table:table-cell>
          <table:table-cell office:value-type="float" office:value="13.5157" calcext:value-type="float">
            <text:p>13.51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7.6567*10^-5" office:value-type="float" office:value="0.000076567" calcext:value-type="float">
            <text:p>7.6567E-05</text:p>
          </table:table-cell>
          <table:table-cell office:value-type="float" office:value="0.000990417" calcext:value-type="float">
            <text:p>0.000990417</text:p>
          </table:table-cell>
          <table:table-cell office:value-type="float" office:value="0.0117628" calcext:value-type="float">
            <text:p>0.0117628</text:p>
          </table:table-cell>
          <table:table-cell office:value-type="float" office:value="0.123457" calcext:value-type="float">
            <text:p>0.123457</text:p>
          </table:table-cell>
          <table:table-cell office:value-type="float" office:value="1.27523" calcext:value-type="float">
            <text:p>1.27523</text:p>
          </table:table-cell>
          <table:table-cell office:value-type="float" office:value="13.4329" calcext:value-type="float">
            <text:p>13.432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7.4134*10^-5" office:value-type="float" office:value="0.000074134" calcext:value-type="float">
            <text:p>7.4134E-05</text:p>
          </table:table-cell>
          <table:table-cell office:value-type="float" office:value="0.000935224" calcext:value-type="float">
            <text:p>0.000935224</text:p>
          </table:table-cell>
          <table:table-cell office:value-type="float" office:value="0.0114511" calcext:value-type="float">
            <text:p>0.0114511</text:p>
          </table:table-cell>
          <table:table-cell office:value-type="float" office:value="0.122923" calcext:value-type="float">
            <text:p>0.122923</text:p>
          </table:table-cell>
          <table:table-cell office:value-type="float" office:value="1.27184" calcext:value-type="float">
            <text:p>1.27184</text:p>
          </table:table-cell>
          <table:table-cell office:value-type="float" office:value="13.2961" calcext:value-type="float">
            <text:p>13.296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7.474*10^-5" office:value-type="float" office:value="0.00007474" calcext:value-type="float">
            <text:p>7.474E-05</text:p>
          </table:table-cell>
          <table:table-cell office:value-type="float" office:value="0.000926846" calcext:value-type="float">
            <text:p>0.000926846</text:p>
          </table:table-cell>
          <table:table-cell office:value-type="float" office:value="0.013066" calcext:value-type="float">
            <text:p>0.013066</text:p>
          </table:table-cell>
          <table:table-cell office:value-type="float" office:value="0.123283" calcext:value-type="float">
            <text:p>0.123283</text:p>
          </table:table-cell>
          <table:table-cell office:value-type="float" office:value="1.29841" calcext:value-type="float">
            <text:p>1.29841</text:p>
          </table:table-cell>
          <table:table-cell office:value-type="float" office:value="13.3101" calcext:value-type="float">
            <text:p>13.31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7.6521*10^-5" office:value-type="float" office:value="0.000076521" calcext:value-type="float">
            <text:p>7.6521E-05</text:p>
          </table:table-cell>
          <table:table-cell office:value-type="float" office:value="0.000987416" calcext:value-type="float">
            <text:p>0.000987416</text:p>
          </table:table-cell>
          <table:table-cell office:value-type="float" office:value="0.0117893" calcext:value-type="float">
            <text:p>0.0117893</text:p>
          </table:table-cell>
          <table:table-cell office:value-type="float" office:value="0.12356" calcext:value-type="float">
            <text:p>0.12356</text:p>
          </table:table-cell>
          <table:table-cell office:value-type="float" office:value="1.26942" calcext:value-type="float">
            <text:p>1.26942</text:p>
          </table:table-cell>
          <table:table-cell office:value-type="float" office:value="13.7124" calcext:value-type="float">
            <text:p>13.71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7.5221*10^-5" office:value-type="float" office:value="0.000075221" calcext:value-type="float">
            <text:p>7.5221E-05</text:p>
          </table:table-cell>
          <table:table-cell office:value-type="float" office:value="0.0010017" calcext:value-type="float">
            <text:p>0.0010017</text:p>
          </table:table-cell>
          <table:table-cell office:value-type="float" office:value="0.0116684" calcext:value-type="float">
            <text:p>0.0116684</text:p>
          </table:table-cell>
          <table:table-cell office:value-type="float" office:value="0.124571" calcext:value-type="float">
            <text:p>0.124571</text:p>
          </table:table-cell>
          <table:table-cell office:value-type="float" office:value="1.28604" calcext:value-type="float">
            <text:p>1.28604</text:p>
          </table:table-cell>
          <table:table-cell office:value-type="float" office:value="13.4454" calcext:value-type="float">
            <text:p>13.44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7.5598*10^-5" office:value-type="float" office:value="0.000075598" calcext:value-type="float">
            <text:p>7.5598E-05</text:p>
          </table:table-cell>
          <table:table-cell office:value-type="float" office:value="0.00108957" calcext:value-type="float">
            <text:p>0.00108957</text:p>
          </table:table-cell>
          <table:table-cell office:value-type="float" office:value="0.0116748" calcext:value-type="float">
            <text:p>0.0116748</text:p>
          </table:table-cell>
          <table:table-cell office:value-type="float" office:value="0.122977" calcext:value-type="float">
            <text:p>0.122977</text:p>
          </table:table-cell>
          <table:table-cell office:value-type="float" office:value="1.29708" calcext:value-type="float">
            <text:p>1.29708</text:p>
          </table:table-cell>
          <table:table-cell office:value-type="float" office:value="13.3599" calcext:value-type="float">
            <text:p>13.359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7.5465*10^-5" office:value-type="float" office:value="0.000075465" calcext:value-type="float">
            <text:p>7.5465E-05</text:p>
          </table:table-cell>
          <table:table-cell office:value-type="float" office:value="0.00097306" calcext:value-type="float">
            <text:p>0.00097306</text:p>
          </table:table-cell>
          <table:table-cell office:value-type="float" office:value="0.112971" calcext:value-type="float">
            <text:p>0.112971</text:p>
          </table:table-cell>
          <table:table-cell office:value-type="float" office:value="0.123997" calcext:value-type="float">
            <text:p>0.123997</text:p>
          </table:table-cell>
          <table:table-cell office:value-type="float" office:value="1.30667" calcext:value-type="float">
            <text:p>1.30667</text:p>
          </table:table-cell>
          <table:table-cell office:value-type="float" office:value="13.2766" calcext:value-type="float">
            <text:p>13.276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7.4893*10^-5" office:value-type="float" office:value="0.000074893" calcext:value-type="float">
            <text:p>7.4893E-05</text:p>
          </table:table-cell>
          <table:table-cell office:value-type="float" office:value="0.000951699" calcext:value-type="float">
            <text:p>0.000951699</text:p>
          </table:table-cell>
          <table:table-cell office:value-type="float" office:value="0.0120834" calcext:value-type="float">
            <text:p>0.0120834</text:p>
          </table:table-cell>
          <table:table-cell office:value-type="float" office:value="0.122641" calcext:value-type="float">
            <text:p>0.122641</text:p>
          </table:table-cell>
          <table:table-cell office:value-type="float" office:value="1.28975" calcext:value-type="float">
            <text:p>1.28975</text:p>
          </table:table-cell>
          <table:table-cell office:value-type="float" office:value="13.5969" calcext:value-type="float">
            <text:p>13.59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7.7163*10^-5" office:value-type="float" office:value="0.000077163" calcext:value-type="float">
            <text:p>7.7163E-05</text:p>
          </table:table-cell>
          <table:table-cell office:value-type="float" office:value="0.000977588" calcext:value-type="float">
            <text:p>0.000977588</text:p>
          </table:table-cell>
          <table:table-cell office:value-type="float" office:value="0.0117714" calcext:value-type="float">
            <text:p>0.0117714</text:p>
          </table:table-cell>
          <table:table-cell office:value-type="float" office:value="0.12345" calcext:value-type="float">
            <text:p>0.12345</text:p>
          </table:table-cell>
          <table:table-cell office:value-type="float" office:value="1.27959" calcext:value-type="float">
            <text:p>1.27959</text:p>
          </table:table-cell>
          <table:table-cell office:value-type="float" office:value="13.4258" calcext:value-type="float">
            <text:p>13.425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7.643*10^-5" office:value-type="float" office:value="0.00007643" calcext:value-type="float">
            <text:p>7.643E-05</text:p>
          </table:table-cell>
          <table:table-cell office:value-type="float" office:value="0.00101362" calcext:value-type="float">
            <text:p>0.00101362</text:p>
          </table:table-cell>
          <table:table-cell office:value-type="float" office:value="0.0116392" calcext:value-type="float">
            <text:p>0.0116392</text:p>
          </table:table-cell>
          <table:table-cell office:value-type="float" office:value="0.123508" calcext:value-type="float">
            <text:p>0.123508</text:p>
          </table:table-cell>
          <table:table-cell office:value-type="float" office:value="1.30189" calcext:value-type="float">
            <text:p>1.30189</text:p>
          </table:table-cell>
          <table:table-cell office:value-type="float" office:value="13.2977" calcext:value-type="float">
            <text:p>13.29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7.4397*10^-5" office:value-type="float" office:value="0.000074397" calcext:value-type="float">
            <text:p>7.4397E-05</text:p>
          </table:table-cell>
          <table:table-cell office:value-type="float" office:value="0.000983338" calcext:value-type="float">
            <text:p>0.000983338</text:p>
          </table:table-cell>
          <table:table-cell office:value-type="float" office:value="0.0113842" calcext:value-type="float">
            <text:p>0.0113842</text:p>
          </table:table-cell>
          <table:table-cell office:value-type="float" office:value="0.122464" calcext:value-type="float">
            <text:p>0.122464</text:p>
          </table:table-cell>
          <table:table-cell office:value-type="float" office:value="1.28542" calcext:value-type="float">
            <text:p>1.28542</text:p>
          </table:table-cell>
          <table:table-cell office:value-type="float" office:value="13.4212" calcext:value-type="float">
            <text:p>13.4212</text:p>
          </table:table-cell>
        </table:table-row>
      </table:table>
      <table:table table:name="INSERTION" table:style-name="ta1">
        <table:table-column table:style-name="co1" table:default-cell-style-name="Default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QUICK (em segundos)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Qtde Element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º de execuções</text:p>
          </table:table-cell>
          <table:table-cell office:value-type="string" calcext:value-type="string">
            <text:p>1 mil</text:p>
          </table:table-cell>
          <table:table-cell office:value-type="string" calcext:value-type="string">
            <text:p>10 mil</text:p>
          </table:table-cell>
          <table:table-cell office:value-type="string" calcext:value-type="string">
            <text:p>100 mil</text:p>
          </table:table-cell>
          <table:table-cell office:value-type="string" calcext:value-type="string">
            <text:p>1 milhão</text:p>
          </table:table-cell>
          <table:table-cell office:value-type="string" calcext:value-type="string">
            <text:p>10 milhões</text:p>
          </table:table-cell>
          <table:table-cell office:value-type="string" calcext:value-type="string">
            <text:p>100 milhõ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211686" calcext:value-type="float">
            <text:p>0.00211686</text:p>
          </table:table-cell>
          <table:table-cell office:value-type="float" office:value="0.106705" calcext:value-type="float">
            <text:p>0.106705</text:p>
          </table:table-cell>
          <table:table-cell office:value-type="float" office:value="10.3429" calcext:value-type="float">
            <text:p>10.3429</text:p>
          </table:table-cell>
          <table:table-cell office:value-type="float" office:value="1035.75" calcext:value-type="float">
            <text:p>1035.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216526" calcext:value-type="float">
            <text:p>0.00216526</text:p>
          </table:table-cell>
          <table:table-cell office:value-type="float" office:value="0.102643" calcext:value-type="float">
            <text:p>0.102643</text:p>
          </table:table-cell>
          <table:table-cell office:value-type="float" office:value="10.4006" calcext:value-type="float">
            <text:p>10.4006</text:p>
          </table:table-cell>
          <table:table-cell office:value-type="float" office:value="1034.33" calcext:value-type="float">
            <text:p>1034.3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27447" calcext:value-type="float">
            <text:p>0.00127447</text:p>
          </table:table-cell>
          <table:table-cell office:value-type="float" office:value="0.104346" calcext:value-type="float">
            <text:p>0.104346</text:p>
          </table:table-cell>
          <table:table-cell office:value-type="float" office:value="10.385" calcext:value-type="float">
            <text:p>10.385</text:p>
          </table:table-cell>
          <table:table-cell office:value-type="float" office:value="1034.21" calcext:value-type="float">
            <text:p>1034.2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23355" calcext:value-type="float">
            <text:p>0.00123355</text:p>
          </table:table-cell>
          <table:table-cell office:value-type="float" office:value="0.103219" calcext:value-type="float">
            <text:p>0.103219</text:p>
          </table:table-cell>
          <table:table-cell office:value-type="float" office:value="10.3583" calcext:value-type="float">
            <text:p>10.3583</text:p>
          </table:table-cell>
          <table:table-cell office:value-type="float" office:value="1033.5" calcext:value-type="float">
            <text:p>1033.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138894" calcext:value-type="float">
            <text:p>0.00138894</text:p>
          </table:table-cell>
          <table:table-cell office:value-type="float" office:value="0.103277" calcext:value-type="float">
            <text:p>0.103277</text:p>
          </table:table-cell>
          <table:table-cell office:value-type="float" office:value="10.3042" calcext:value-type="float">
            <text:p>10.3042</text:p>
          </table:table-cell>
          <table:table-cell office:value-type="float" office:value="984.905" calcext:value-type="float">
            <text:p>984.90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11865" calcext:value-type="float">
            <text:p>0.00111865</text:p>
          </table:table-cell>
          <table:table-cell office:value-type="float" office:value="0.103604" calcext:value-type="float">
            <text:p>0.103604</text:p>
          </table:table-cell>
          <table:table-cell office:value-type="float" office:value="10.3037" calcext:value-type="float">
            <text:p>10.3037</text:p>
          </table:table-cell>
          <table:table-cell office:value-type="float" office:value="979.618" calcext:value-type="float">
            <text:p>979.61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05467" calcext:value-type="float">
            <text:p>0.00105467</text:p>
          </table:table-cell>
          <table:table-cell office:value-type="float" office:value="0.10416" calcext:value-type="float">
            <text:p>0.10416</text:p>
          </table:table-cell>
          <table:table-cell office:value-type="float" office:value="10.3463" calcext:value-type="float">
            <text:p>10.3463</text:p>
          </table:table-cell>
          <table:table-cell office:value-type="float" office:value="980.997" calcext:value-type="float">
            <text:p>980.99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111253" calcext:value-type="float">
            <text:p>0.00111253</text:p>
          </table:table-cell>
          <table:table-cell office:value-type="float" office:value="0.10376" calcext:value-type="float">
            <text:p>0.10376</text:p>
          </table:table-cell>
          <table:table-cell office:value-type="float" office:value="10.3842" calcext:value-type="float">
            <text:p>10.3842</text:p>
          </table:table-cell>
          <table:table-cell office:value-type="float" office:value="979.605" calcext:value-type="float">
            <text:p>979.60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104138" calcext:value-type="float">
            <text:p>0.00104138</text:p>
          </table:table-cell>
          <table:table-cell office:value-type="float" office:value="0.102109" calcext:value-type="float">
            <text:p>0.102109</text:p>
          </table:table-cell>
          <table:table-cell office:value-type="float" office:value="10.4174" calcext:value-type="float">
            <text:p>10.4174</text:p>
          </table:table-cell>
          <table:table-cell office:value-type="float" office:value="979.917" calcext:value-type="float">
            <text:p>979.91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02014" calcext:value-type="float">
            <text:p>0.00102014</text:p>
          </table:table-cell>
          <table:table-cell office:value-type="float" office:value="0.10394" calcext:value-type="float">
            <text:p>0.10394</text:p>
          </table:table-cell>
          <table:table-cell office:value-type="float" office:value="10.3676" calcext:value-type="float">
            <text:p>10.3676</text:p>
          </table:table-cell>
          <table:table-cell office:value-type="float" office:value="979.539" calcext:value-type="float">
            <text:p>979.53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106251" calcext:value-type="float">
            <text:p>0.00106251</text:p>
          </table:table-cell>
          <table:table-cell office:value-type="float" office:value="0.103614" calcext:value-type="float">
            <text:p>0.103614</text:p>
          </table:table-cell>
          <table:table-cell office:value-type="float" office:value="10.3325" calcext:value-type="float">
            <text:p>10.3325</text:p>
          </table:table-cell>
          <table:table-cell office:value-type="float" office:value="979.614" calcext:value-type="float">
            <text:p>979.61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10128" calcext:value-type="float">
            <text:p>0.0010128</text:p>
          </table:table-cell>
          <table:table-cell office:value-type="float" office:value="0.102597" calcext:value-type="float">
            <text:p>0.102597</text:p>
          </table:table-cell>
          <table:table-cell office:value-type="float" office:value="10.3276" calcext:value-type="float">
            <text:p>10.3276</text:p>
          </table:table-cell>
          <table:table-cell office:value-type="float" office:value="979.731" calcext:value-type="float">
            <text:p>979.73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100629" calcext:value-type="float">
            <text:p>0.00100629</text:p>
          </table:table-cell>
          <table:table-cell office:value-type="float" office:value="0.103259" calcext:value-type="float">
            <text:p>0.103259</text:p>
          </table:table-cell>
          <table:table-cell office:value-type="float" office:value="10.3302" calcext:value-type="float">
            <text:p>10.3302</text:p>
          </table:table-cell>
          <table:table-cell office:value-type="float" office:value="980.254" calcext:value-type="float">
            <text:p>980.25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10378" calcext:value-type="float">
            <text:p>0.0010378</text:p>
          </table:table-cell>
          <table:table-cell office:value-type="float" office:value="0.103009" calcext:value-type="float">
            <text:p>0.103009</text:p>
          </table:table-cell>
          <table:table-cell office:value-type="float" office:value="10.363" calcext:value-type="float">
            <text:p>10.363</text:p>
          </table:table-cell>
          <table:table-cell office:value-type="float" office:value="980.168" calcext:value-type="float">
            <text:p>980.16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09012" calcext:value-type="float">
            <text:p>0.00109012</text:p>
          </table:table-cell>
          <table:table-cell office:value-type="float" office:value="0.103623" calcext:value-type="float">
            <text:p>0.103623</text:p>
          </table:table-cell>
          <table:table-cell office:value-type="float" office:value="10.3752" calcext:value-type="float">
            <text:p>10.3752</text:p>
          </table:table-cell>
          <table:table-cell office:value-type="float" office:value="979.227" calcext:value-type="float">
            <text:p>979.22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100268" calcext:value-type="float">
            <text:p>0.00100268</text:p>
          </table:table-cell>
          <table:table-cell office:value-type="float" office:value="0.105148" calcext:value-type="float">
            <text:p>0.105148</text:p>
          </table:table-cell>
          <table:table-cell office:value-type="float" office:value="10.3709" calcext:value-type="float">
            <text:p>10.3709</text:p>
          </table:table-cell>
          <table:table-cell office:value-type="float" office:value="980.311" calcext:value-type="float">
            <text:p>980.31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104327" calcext:value-type="float">
            <text:p>0.00104327</text:p>
          </table:table-cell>
          <table:table-cell office:value-type="float" office:value="0.104056" calcext:value-type="float">
            <text:p>0.104056</text:p>
          </table:table-cell>
          <table:table-cell office:value-type="float" office:value="10.3169" calcext:value-type="float">
            <text:p>10.3169</text:p>
          </table:table-cell>
          <table:table-cell office:value-type="float" office:value="979.197" calcext:value-type="float">
            <text:p>979.19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108953" calcext:value-type="float">
            <text:p>0.00108953</text:p>
          </table:table-cell>
          <table:table-cell office:value-type="float" office:value="0.103519" calcext:value-type="float">
            <text:p>0.103519</text:p>
          </table:table-cell>
          <table:table-cell office:value-type="float" office:value="10.3602" calcext:value-type="float">
            <text:p>10.3602</text:p>
          </table:table-cell>
          <table:table-cell office:value-type="float" office:value="980.979" calcext:value-type="float">
            <text:p>980.97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102078" calcext:value-type="float">
            <text:p>0.00102078</text:p>
          </table:table-cell>
          <table:table-cell office:value-type="float" office:value="0.104293" calcext:value-type="float">
            <text:p>0.104293</text:p>
          </table:table-cell>
          <table:table-cell office:value-type="float" office:value="10.3237" calcext:value-type="float">
            <text:p>10.3237</text:p>
          </table:table-cell>
          <table:table-cell office:value-type="float" office:value="979.93" calcext:value-type="float">
            <text:p>979.9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104507" calcext:value-type="float">
            <text:p>0.00104507</text:p>
          </table:table-cell>
          <table:table-cell office:value-type="float" office:value="0.103511" calcext:value-type="float">
            <text:p>0.103511</text:p>
          </table:table-cell>
          <table:table-cell office:value-type="float" office:value="10.4072" calcext:value-type="float">
            <text:p>10.4072</text:p>
          </table:table-cell>
          <table:table-cell office:value-type="float" office:value="979.635" calcext:value-type="float">
            <text:p>979.63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104512" calcext:value-type="float">
            <text:p>0.00104512</text:p>
          </table:table-cell>
          <table:table-cell office:value-type="float" office:value="0.10419" calcext:value-type="float">
            <text:p>0.10419</text:p>
          </table:table-cell>
          <table:table-cell office:value-type="float" office:value="10.3283" calcext:value-type="float">
            <text:p>10.3283</text:p>
          </table:table-cell>
          <table:table-cell office:value-type="float" office:value="980.364" calcext:value-type="float">
            <text:p>980.36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100263" calcext:value-type="float">
            <text:p>0.00100263</text:p>
          </table:table-cell>
          <table:table-cell office:value-type="float" office:value="0.104271" calcext:value-type="float">
            <text:p>0.104271</text:p>
          </table:table-cell>
          <table:table-cell office:value-type="float" office:value="10.3337" calcext:value-type="float">
            <text:p>10.3337</text:p>
          </table:table-cell>
          <table:table-cell office:value-type="float" office:value="980.061" calcext:value-type="float">
            <text:p>980.06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113382" calcext:value-type="float">
            <text:p>0.00113382</text:p>
          </table:table-cell>
          <table:table-cell office:value-type="float" office:value="0.10472" calcext:value-type="float">
            <text:p>0.10472</text:p>
          </table:table-cell>
          <table:table-cell office:value-type="float" office:value="10.3587" calcext:value-type="float">
            <text:p>10.3587</text:p>
          </table:table-cell>
          <table:table-cell office:value-type="float" office:value="979.5" calcext:value-type="float">
            <text:p>979.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111722" calcext:value-type="float">
            <text:p>0.00111722</text:p>
          </table:table-cell>
          <table:table-cell office:value-type="float" office:value="0.101882" calcext:value-type="float">
            <text:p>0.101882</text:p>
          </table:table-cell>
          <table:table-cell office:value-type="float" office:value="10.3378" calcext:value-type="float">
            <text:p>10.3378</text:p>
          </table:table-cell>
          <table:table-cell office:value-type="float" office:value="980.099" calcext:value-type="float">
            <text:p>980.09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103475" calcext:value-type="float">
            <text:p>0.00103475</text:p>
          </table:table-cell>
          <table:table-cell office:value-type="float" office:value="0.102752" calcext:value-type="float">
            <text:p>0.102752</text:p>
          </table:table-cell>
          <table:table-cell office:value-type="float" office:value="10.3403" calcext:value-type="float">
            <text:p>10.3403</text:p>
          </table:table-cell>
          <table:table-cell office:value-type="float" office:value="980.627" calcext:value-type="float">
            <text:p>980.62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10859" calcext:value-type="float">
            <text:p>0.0010859</text:p>
          </table:table-cell>
          <table:table-cell office:value-type="float" office:value="0.103027" calcext:value-type="float">
            <text:p>0.103027</text:p>
          </table:table-cell>
          <table:table-cell office:value-type="float" office:value="10.3636" calcext:value-type="float">
            <text:p>10.3636</text:p>
          </table:table-cell>
          <table:table-cell office:value-type="float" office:value="979.857" calcext:value-type="float">
            <text:p>979.85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984105" calcext:value-type="float">
            <text:p>0.000984105</text:p>
          </table:table-cell>
          <table:table-cell office:value-type="float" office:value="0.103302" calcext:value-type="float">
            <text:p>0.103302</text:p>
          </table:table-cell>
          <table:table-cell office:value-type="float" office:value="10.3686" calcext:value-type="float">
            <text:p>10.3686</text:p>
          </table:table-cell>
          <table:table-cell office:value-type="float" office:value="980.31" calcext:value-type="float">
            <text:p>980.3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101506" calcext:value-type="float">
            <text:p>0.00101506</text:p>
          </table:table-cell>
          <table:table-cell office:value-type="float" office:value="0.104203" calcext:value-type="float">
            <text:p>0.104203</text:p>
          </table:table-cell>
          <table:table-cell office:value-type="float" office:value="10.3029" calcext:value-type="float">
            <text:p>10.3029</text:p>
          </table:table-cell>
          <table:table-cell office:value-type="float" office:value="980.247" calcext:value-type="float">
            <text:p>980.24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101706" calcext:value-type="float">
            <text:p>0.00101706</text:p>
          </table:table-cell>
          <table:table-cell office:value-type="float" office:value="0.103076" calcext:value-type="float">
            <text:p>0.103076</text:p>
          </table:table-cell>
          <table:table-cell office:value-type="float" office:value="10.3509" calcext:value-type="float">
            <text:p>10.3509</text:p>
          </table:table-cell>
          <table:table-cell office:value-type="float" office:value="979.823" calcext:value-type="float">
            <text:p>979.82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110232" calcext:value-type="float">
            <text:p>0.00110232</text:p>
          </table:table-cell>
          <table:table-cell office:value-type="float" office:value="0.103795" calcext:value-type="float">
            <text:p>0.103795</text:p>
          </table:table-cell>
          <table:table-cell office:value-type="float" office:value="10.3541" calcext:value-type="float">
            <text:p>10.3541</text:p>
          </table:table-cell>
          <table:table-cell office:value-type="float" office:value="980.51" calcext:value-type="float">
            <text:p>980.5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102323" calcext:value-type="float">
            <text:p>0.00102323</text:p>
          </table:table-cell>
          <table:table-cell office:value-type="float" office:value="0.103675" calcext:value-type="float">
            <text:p>0.103675</text:p>
          </table:table-cell>
          <table:table-cell office:value-type="float" office:value="10.3505" calcext:value-type="float">
            <text:p>10.3505</text:p>
          </table:table-cell>
          <table:table-cell office:value-type="float" office:value="978.997" calcext:value-type="float">
            <text:p>978.99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107274" calcext:value-type="float">
            <text:p>0.00107274</text:p>
          </table:table-cell>
          <table:table-cell office:value-type="float" office:value="0.102128" calcext:value-type="float">
            <text:p>0.102128</text:p>
          </table:table-cell>
          <table:table-cell office:value-type="float" office:value="10.3398" calcext:value-type="float">
            <text:p>10.3398</text:p>
          </table:table-cell>
          <table:table-cell office:value-type="float" office:value="979.052" calcext:value-type="float">
            <text:p>979.05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104281" calcext:value-type="float">
            <text:p>0.00104281</text:p>
          </table:table-cell>
          <table:table-cell office:value-type="float" office:value="0.103346" calcext:value-type="float">
            <text:p>0.103346</text:p>
          </table:table-cell>
          <table:table-cell office:value-type="float" office:value="10.326" calcext:value-type="float">
            <text:p>10.326</text:p>
          </table:table-cell>
          <table:table-cell office:value-type="float" office:value="981.116" calcext:value-type="float">
            <text:p>981.116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999196" calcext:value-type="float">
            <text:p>0.000999196</text:p>
          </table:table-cell>
          <table:table-cell office:value-type="float" office:value="0.10365" calcext:value-type="float">
            <text:p>0.10365</text:p>
          </table:table-cell>
          <table:table-cell office:value-type="float" office:value="10.3181" calcext:value-type="float">
            <text:p>10.3181</text:p>
          </table:table-cell>
          <table:table-cell office:value-type="float" office:value="978.735" calcext:value-type="float">
            <text:p>978.73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1015" calcext:value-type="float">
            <text:p>0.001015</text:p>
          </table:table-cell>
          <table:table-cell office:value-type="float" office:value="0.103327" calcext:value-type="float">
            <text:p>0.103327</text:p>
          </table:table-cell>
          <table:table-cell office:value-type="float" office:value="10.346" calcext:value-type="float">
            <text:p>10.346</text:p>
          </table:table-cell>
          <table:table-cell office:value-type="float" office:value="981.23" calcext:value-type="float">
            <text:p>981.23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121062" calcext:value-type="float">
            <text:p>0.00121062</text:p>
          </table:table-cell>
          <table:table-cell office:value-type="float" office:value="0.102462" calcext:value-type="float">
            <text:p>0.102462</text:p>
          </table:table-cell>
          <table:table-cell office:value-type="float" office:value="10.4126" calcext:value-type="float">
            <text:p>10.4126</text:p>
          </table:table-cell>
          <table:table-cell office:value-type="float" office:value="980.086" calcext:value-type="float">
            <text:p>980.08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107843" calcext:value-type="float">
            <text:p>0.00107843</text:p>
          </table:table-cell>
          <table:table-cell office:value-type="float" office:value="0.103707" calcext:value-type="float">
            <text:p>0.103707</text:p>
          </table:table-cell>
          <table:table-cell office:value-type="float" office:value="10.3827" calcext:value-type="float">
            <text:p>10.3827</text:p>
          </table:table-cell>
          <table:table-cell office:value-type="float" office:value="980.453" calcext:value-type="float">
            <text:p>980.453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109724" calcext:value-type="float">
            <text:p>0.00109724</text:p>
          </table:table-cell>
          <table:table-cell office:value-type="float" office:value="0.103087" calcext:value-type="float">
            <text:p>0.103087</text:p>
          </table:table-cell>
          <table:table-cell office:value-type="float" office:value="10.3566" calcext:value-type="float">
            <text:p>10.3566</text:p>
          </table:table-cell>
          <table:table-cell office:value-type="float" office:value="979.376" calcext:value-type="float">
            <text:p>979.376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107651" calcext:value-type="float">
            <text:p>0.00107651</text:p>
          </table:table-cell>
          <table:table-cell office:value-type="float" office:value="0.103484" calcext:value-type="float">
            <text:p>0.103484</text:p>
          </table:table-cell>
          <table:table-cell office:value-type="float" office:value="10.3572" calcext:value-type="float">
            <text:p>10.3572</text:p>
          </table:table-cell>
          <table:table-cell office:value-type="float" office:value="980.333" calcext:value-type="float">
            <text:p>980.33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983644" calcext:value-type="float">
            <text:p>0.000983644</text:p>
          </table:table-cell>
          <table:table-cell office:value-type="float" office:value="0.102847" calcext:value-type="float">
            <text:p>0.102847</text:p>
          </table:table-cell>
          <table:table-cell office:value-type="float" office:value="10.3145" calcext:value-type="float">
            <text:p>10.3145</text:p>
          </table:table-cell>
          <table:table-cell office:value-type="float" office:value="980.024" calcext:value-type="float">
            <text:p>980.024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109011" calcext:value-type="float">
            <text:p>0.00109011</text:p>
          </table:table-cell>
          <table:table-cell office:value-type="float" office:value="0.102046" calcext:value-type="float">
            <text:p>0.102046</text:p>
          </table:table-cell>
          <table:table-cell office:value-type="float" office:value="10.3613" calcext:value-type="float">
            <text:p>10.3613</text:p>
          </table:table-cell>
          <table:table-cell office:value-type="float" office:value="980.402" calcext:value-type="float">
            <text:p>980.40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112575" calcext:value-type="float">
            <text:p>0.00112575</text:p>
          </table:table-cell>
          <table:table-cell office:value-type="float" office:value="0.103645" calcext:value-type="float">
            <text:p>0.103645</text:p>
          </table:table-cell>
          <table:table-cell office:value-type="float" office:value="10.344" calcext:value-type="float">
            <text:p>10.344</text:p>
          </table:table-cell>
          <table:table-cell office:value-type="float" office:value="980.049" calcext:value-type="float">
            <text:p>980.049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101865" calcext:value-type="float">
            <text:p>0.00101865</text:p>
          </table:table-cell>
          <table:table-cell office:value-type="float" office:value="0.103576" calcext:value-type="float">
            <text:p>0.103576</text:p>
          </table:table-cell>
          <table:table-cell office:value-type="float" office:value="10.348" calcext:value-type="float">
            <text:p>10.348</text:p>
          </table:table-cell>
          <table:table-cell office:value-type="float" office:value="980.473" calcext:value-type="float">
            <text:p>980.47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103835" calcext:value-type="float">
            <text:p>0.00103835</text:p>
          </table:table-cell>
          <table:table-cell office:value-type="float" office:value="0.102817" calcext:value-type="float">
            <text:p>0.102817</text:p>
          </table:table-cell>
          <table:table-cell office:value-type="float" office:value="10.3304" calcext:value-type="float">
            <text:p>10.3304</text:p>
          </table:table-cell>
          <table:table-cell office:value-type="float" office:value="979.34" calcext:value-type="float">
            <text:p>979.3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107032" calcext:value-type="float">
            <text:p>0.00107032</text:p>
          </table:table-cell>
          <table:table-cell office:value-type="float" office:value="0.104434" calcext:value-type="float">
            <text:p>0.104434</text:p>
          </table:table-cell>
          <table:table-cell office:value-type="float" office:value="10.3409" calcext:value-type="float">
            <text:p>10.3409</text:p>
          </table:table-cell>
          <table:table-cell office:value-type="float" office:value="980.794" calcext:value-type="float">
            <text:p>980.794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101008" calcext:value-type="float">
            <text:p>0.00101008</text:p>
          </table:table-cell>
          <table:table-cell office:value-type="float" office:value="0.103503" calcext:value-type="float">
            <text:p>0.103503</text:p>
          </table:table-cell>
          <table:table-cell office:value-type="float" office:value="10.354" calcext:value-type="float">
            <text:p>10.354</text:p>
          </table:table-cell>
          <table:table-cell office:value-type="float" office:value="978.726" calcext:value-type="float">
            <text:p>978.72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100129" calcext:value-type="float">
            <text:p>0.00100129</text:p>
          </table:table-cell>
          <table:table-cell office:value-type="float" office:value="0.104371" calcext:value-type="float">
            <text:p>0.104371</text:p>
          </table:table-cell>
          <table:table-cell office:value-type="float" office:value="10.349" calcext:value-type="float">
            <text:p>10.349</text:p>
          </table:table-cell>
          <table:table-cell office:value-type="float" office:value="979.162" calcext:value-type="float">
            <text:p>979.162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102034" calcext:value-type="float">
            <text:p>0.00102034</text:p>
          </table:table-cell>
          <table:table-cell office:value-type="float" office:value="0.103483" calcext:value-type="float">
            <text:p>0.103483</text:p>
          </table:table-cell>
          <table:table-cell office:value-type="float" office:value="10.3198" calcext:value-type="float">
            <text:p>10.3198</text:p>
          </table:table-cell>
          <table:table-cell office:value-type="float" office:value="979.692" calcext:value-type="float">
            <text:p>979.69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103234" calcext:value-type="float">
            <text:p>0.00103234</text:p>
          </table:table-cell>
          <table:table-cell office:value-type="float" office:value="0.103428" calcext:value-type="float">
            <text:p>0.103428</text:p>
          </table:table-cell>
          <table:table-cell office:value-type="float" office:value="10.3607" calcext:value-type="float">
            <text:p>10.3607</text:p>
          </table:table-cell>
          <table:table-cell office:value-type="float" office:value="979.776" calcext:value-type="float">
            <text:p>979.776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10629" calcext:value-type="float">
            <text:p>0.0010629</text:p>
          </table:table-cell>
          <table:table-cell office:value-type="float" office:value="0.1032" calcext:value-type="float">
            <text:p>0.1032</text:p>
          </table:table-cell>
          <table:table-cell office:value-type="float" office:value="10.3383" calcext:value-type="float">
            <text:p>10.3383</text:p>
          </table:table-cell>
          <table:table-cell office:value-type="float" office:value="980.241" calcext:value-type="float">
            <text:p>980.241</text:p>
          </table:table-cell>
          <table:table-cell table:number-columns-repeated="2"/>
        </table:table-row>
      </table:table>
      <table:table table:name="MERGE in MS" table:style-name="ta1">
        <table:shapes>
          <draw:frame draw:z-index="0" draw:style-name="gr1" draw:text-style-name="P1" svg:width="453.23pt" svg:height="255.26pt" svg:x="30.42pt" svg:y="748.43pt">
            <draw:object draw:notify-on-update-of-ranges="'MERGE in MS'.B3:'MERGE in MS'.G3 'MERGE in MS'.B3:'MERGE in MS'.G3 'MERGE in MS'.B55:'MERGE in MS'.G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3" table:number-columns-repeated="6" table:default-cell-style-name="Default"/>
        <table:table-row table:style-name="ro1">
          <table:table-cell table:style-name="ce2" office:value-type="string" calcext:value-type="string" table:number-columns-spanned="2" table:number-rows-spanned="1">
            <text:p>MERGE (em milisegundos)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Qtde Elementos</text:p>
          </table:table-cell>
          <table:covered-table-cell table:number-columns-repeated="5"/>
        </table:table-row>
        <table:table-row table:style-name="ro1">
          <table:table-cell table:style-name="ce3" office:value-type="string" calcext:value-type="string">
            <text:p>Nº de execuções</text:p>
          </table:table-cell>
          <table:table-cell table:style-name="ce3" office:value-type="string" calcext:value-type="string">
            <text:p>1 mil</text:p>
          </table:table-cell>
          <table:table-cell table:style-name="ce3" office:value-type="string" calcext:value-type="string">
            <text:p>10 mil</text:p>
          </table:table-cell>
          <table:table-cell table:style-name="ce3" office:value-type="string" calcext:value-type="string">
            <text:p>100 mil</text:p>
          </table:table-cell>
          <table:table-cell table:style-name="ce3" office:value-type="string" calcext:value-type="string">
            <text:p>1 milhão</text:p>
          </table:table-cell>
          <table:table-cell table:style-name="ce3" office:value-type="string" calcext:value-type="string">
            <text:p>10 milhões</text:p>
          </table:table-cell>
          <table:table-cell table:style-name="ce3" office:value-type="string" calcext:value-type="string">
            <text:p>100 milhõ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$MERGE.B4])*1000" office:value-type="float" office:value="0.335941" calcext:value-type="float">
            <text:p>0.335941</text:p>
          </table:table-cell>
          <table:table-cell table:formula="of:=([$MERGE.C4])*1000" office:value-type="float" office:value="3.48133" calcext:value-type="float">
            <text:p>3.48133</text:p>
          </table:table-cell>
          <table:table-cell table:formula="of:=([$MERGE.D4])*1000" office:value-type="float" office:value="24.005" calcext:value-type="float">
            <text:p>24.005</text:p>
          </table:table-cell>
          <table:table-cell table:formula="of:=([$MERGE.E4])*1000" office:value-type="float" office:value="226.52" calcext:value-type="float">
            <text:p>226.52</text:p>
          </table:table-cell>
          <table:table-cell table:formula="of:=([$MERGE.F4])*1000" office:value-type="float" office:value="2446.46" calcext:value-type="float">
            <text:p>2446.46</text:p>
          </table:table-cell>
          <table:table-cell table:formula="of:=([$MERGE.G4])*1000" office:value-type="float" office:value="27862.9" calcext:value-type="float">
            <text:p>27862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$MERGE.B5])*1000" office:value-type="float" office:value="0.319551" calcext:value-type="float">
            <text:p>0.319551</text:p>
          </table:table-cell>
          <table:table-cell table:formula="of:=([$MERGE.C5])*1000" office:value-type="float" office:value="2.0131" calcext:value-type="float">
            <text:p>2.0131</text:p>
          </table:table-cell>
          <table:table-cell table:formula="of:=([$MERGE.D5])*1000" office:value-type="float" office:value="20.1439" calcext:value-type="float">
            <text:p>20.1439</text:p>
          </table:table-cell>
          <table:table-cell table:formula="of:=([$MERGE.E5])*1000" office:value-type="float" office:value="222.391" calcext:value-type="float">
            <text:p>222.391</text:p>
          </table:table-cell>
          <table:table-cell table:formula="of:=([$MERGE.F5])*1000" office:value-type="float" office:value="2420.77" calcext:value-type="float">
            <text:p>2420.77</text:p>
          </table:table-cell>
          <table:table-cell table:formula="of:=([$MERGE.G5])*1000" office:value-type="float" office:value="27788.2" calcext:value-type="float">
            <text:p>27788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$MERGE.B6])*1000" office:value-type="float" office:value="0.317953" calcext:value-type="float">
            <text:p>0.317953</text:p>
          </table:table-cell>
          <table:table-cell table:formula="of:=([$MERGE.C6])*1000" office:value-type="float" office:value="2.00892" calcext:value-type="float">
            <text:p>2.00892</text:p>
          </table:table-cell>
          <table:table-cell table:formula="of:=([$MERGE.D6])*1000" office:value-type="float" office:value="20.645" calcext:value-type="float">
            <text:p>20.645</text:p>
          </table:table-cell>
          <table:table-cell table:formula="of:=([$MERGE.E6])*1000" office:value-type="float" office:value="222.597" calcext:value-type="float">
            <text:p>222.597</text:p>
          </table:table-cell>
          <table:table-cell table:formula="of:=([$MERGE.F6])*1000" office:value-type="float" office:value="2420.95" calcext:value-type="float">
            <text:p>2420.95</text:p>
          </table:table-cell>
          <table:table-cell table:formula="of:=([$MERGE.G6])*1000" office:value-type="float" office:value="27858" calcext:value-type="float">
            <text:p>278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$MERGE.B7])*1000" office:value-type="float" office:value="0.317011" calcext:value-type="float">
            <text:p>0.317011</text:p>
          </table:table-cell>
          <table:table-cell table:formula="of:=([$MERGE.C7])*1000" office:value-type="float" office:value="2.00054" calcext:value-type="float">
            <text:p>2.00054</text:p>
          </table:table-cell>
          <table:table-cell table:formula="of:=([$MERGE.D7])*1000" office:value-type="float" office:value="20.3468" calcext:value-type="float">
            <text:p>20.3468</text:p>
          </table:table-cell>
          <table:table-cell table:formula="of:=([$MERGE.E7])*1000" office:value-type="float" office:value="223.261" calcext:value-type="float">
            <text:p>223.261</text:p>
          </table:table-cell>
          <table:table-cell table:formula="of:=([$MERGE.F7])*1000" office:value-type="float" office:value="2423.8" calcext:value-type="float">
            <text:p>2423.8</text:p>
          </table:table-cell>
          <table:table-cell table:formula="of:=([$MERGE.G7])*1000" office:value-type="float" office:value="27833.8" calcext:value-type="float">
            <text:p>27833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$MERGE.B8])*1000" office:value-type="float" office:value="0.319587" calcext:value-type="float">
            <text:p>0.319587</text:p>
          </table:table-cell>
          <table:table-cell table:formula="of:=([$MERGE.C8])*1000" office:value-type="float" office:value="2.0201" calcext:value-type="float">
            <text:p>2.0201</text:p>
          </table:table-cell>
          <table:table-cell table:formula="of:=([$MERGE.D8])*1000" office:value-type="float" office:value="20.1009" calcext:value-type="float">
            <text:p>20.1009</text:p>
          </table:table-cell>
          <table:table-cell table:formula="of:=([$MERGE.E8])*1000" office:value-type="float" office:value="221.609" calcext:value-type="float">
            <text:p>221.609</text:p>
          </table:table-cell>
          <table:table-cell table:formula="of:=([$MERGE.F8])*1000" office:value-type="float" office:value="2420.87" calcext:value-type="float">
            <text:p>2420.87</text:p>
          </table:table-cell>
          <table:table-cell table:formula="of:=([$MERGE.G8])*1000" office:value-type="float" office:value="27888.1" calcext:value-type="float">
            <text:p>27888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$MERGE.B9])*1000" office:value-type="float" office:value="0.319745" calcext:value-type="float">
            <text:p>0.319745</text:p>
          </table:table-cell>
          <table:table-cell table:formula="of:=([$MERGE.C9])*1000" office:value-type="float" office:value="1.89519" calcext:value-type="float">
            <text:p>1.89519</text:p>
          </table:table-cell>
          <table:table-cell table:formula="of:=([$MERGE.D9])*1000" office:value-type="float" office:value="20.5716" calcext:value-type="float">
            <text:p>20.5716</text:p>
          </table:table-cell>
          <table:table-cell table:formula="of:=([$MERGE.E9])*1000" office:value-type="float" office:value="222.572" calcext:value-type="float">
            <text:p>222.572</text:p>
          </table:table-cell>
          <table:table-cell table:formula="of:=([$MERGE.F9])*1000" office:value-type="float" office:value="2421.49" calcext:value-type="float">
            <text:p>2421.49</text:p>
          </table:table-cell>
          <table:table-cell table:formula="of:=([$MERGE.G9])*1000" office:value-type="float" office:value="27812.2" calcext:value-type="float">
            <text:p>27812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$MERGE.B10])*1000" office:value-type="float" office:value="0.317635" calcext:value-type="float">
            <text:p>0.317635</text:p>
          </table:table-cell>
          <table:table-cell table:formula="of:=([$MERGE.C10])*1000" office:value-type="float" office:value="1.67902" calcext:value-type="float">
            <text:p>1.67902</text:p>
          </table:table-cell>
          <table:table-cell table:formula="of:=([$MERGE.D10])*1000" office:value-type="float" office:value="20.5824" calcext:value-type="float">
            <text:p>20.5824</text:p>
          </table:table-cell>
          <table:table-cell table:formula="of:=([$MERGE.E10])*1000" office:value-type="float" office:value="221.806" calcext:value-type="float">
            <text:p>221.806</text:p>
          </table:table-cell>
          <table:table-cell table:formula="of:=([$MERGE.F10])*1000" office:value-type="float" office:value="2433.33" calcext:value-type="float">
            <text:p>2433.33</text:p>
          </table:table-cell>
          <table:table-cell table:formula="of:=([$MERGE.G10])*1000" office:value-type="float" office:value="27868.7" calcext:value-type="float">
            <text:p>27868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$MERGE.B11])*1000" office:value-type="float" office:value="0.318144" calcext:value-type="float">
            <text:p>0.318144</text:p>
          </table:table-cell>
          <table:table-cell table:formula="of:=([$MERGE.C11])*1000" office:value-type="float" office:value="1.71388" calcext:value-type="float">
            <text:p>1.71388</text:p>
          </table:table-cell>
          <table:table-cell table:formula="of:=([$MERGE.D11])*1000" office:value-type="float" office:value="20.0334" calcext:value-type="float">
            <text:p>20.0334</text:p>
          </table:table-cell>
          <table:table-cell table:formula="of:=([$MERGE.E11])*1000" office:value-type="float" office:value="223.256" calcext:value-type="float">
            <text:p>223.256</text:p>
          </table:table-cell>
          <table:table-cell table:formula="of:=([$MERGE.F11])*1000" office:value-type="float" office:value="2423.66" calcext:value-type="float">
            <text:p>2423.66</text:p>
          </table:table-cell>
          <table:table-cell table:formula="of:=([$MERGE.G11])*1000" office:value-type="float" office:value="27794.5" calcext:value-type="float">
            <text:p>27794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$MERGE.B12])*1000" office:value-type="float" office:value="0.334855" calcext:value-type="float">
            <text:p>0.334855</text:p>
          </table:table-cell>
          <table:table-cell table:formula="of:=([$MERGE.C12])*1000" office:value-type="float" office:value="1.67805" calcext:value-type="float">
            <text:p>1.67805</text:p>
          </table:table-cell>
          <table:table-cell table:formula="of:=([$MERGE.D12])*1000" office:value-type="float" office:value="20.3299" calcext:value-type="float">
            <text:p>20.3299</text:p>
          </table:table-cell>
          <table:table-cell table:formula="of:=([$MERGE.E12])*1000" office:value-type="float" office:value="222.203" calcext:value-type="float">
            <text:p>222.203</text:p>
          </table:table-cell>
          <table:table-cell table:formula="of:=([$MERGE.F12])*1000" office:value-type="float" office:value="2421.87" calcext:value-type="float">
            <text:p>2421.87</text:p>
          </table:table-cell>
          <table:table-cell table:formula="of:=([$MERGE.G12])*1000" office:value-type="float" office:value="27842.4" calcext:value-type="float">
            <text:p>27842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$MERGE.B13])*1000" office:value-type="float" office:value="0.317093" calcext:value-type="float">
            <text:p>0.317093</text:p>
          </table:table-cell>
          <table:table-cell table:formula="of:=([$MERGE.C13])*1000" office:value-type="float" office:value="1.70427" calcext:value-type="float">
            <text:p>1.70427</text:p>
          </table:table-cell>
          <table:table-cell table:formula="of:=([$MERGE.D13])*1000" office:value-type="float" office:value="20.6468" calcext:value-type="float">
            <text:p>20.6468</text:p>
          </table:table-cell>
          <table:table-cell table:formula="of:=([$MERGE.E13])*1000" office:value-type="float" office:value="222.586" calcext:value-type="float">
            <text:p>222.586</text:p>
          </table:table-cell>
          <table:table-cell table:formula="of:=([$MERGE.F13])*1000" office:value-type="float" office:value="2419.58" calcext:value-type="float">
            <text:p>2419.58</text:p>
          </table:table-cell>
          <table:table-cell table:formula="of:=([$MERGE.G13])*1000" office:value-type="float" office:value="27803.8" calcext:value-type="float">
            <text:p>27803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$MERGE.B14])*1000" office:value-type="float" office:value="0.317457" calcext:value-type="float">
            <text:p>0.317457</text:p>
          </table:table-cell>
          <table:table-cell table:formula="of:=([$MERGE.C14])*1000" office:value-type="float" office:value="1.79342" calcext:value-type="float">
            <text:p>1.79342</text:p>
          </table:table-cell>
          <table:table-cell table:formula="of:=([$MERGE.D14])*1000" office:value-type="float" office:value="20.3008" calcext:value-type="float">
            <text:p>20.3008</text:p>
          </table:table-cell>
          <table:table-cell table:formula="of:=([$MERGE.E14])*1000" office:value-type="float" office:value="222.685" calcext:value-type="float">
            <text:p>222.685</text:p>
          </table:table-cell>
          <table:table-cell table:formula="of:=([$MERGE.F14])*1000" office:value-type="float" office:value="2424.62" calcext:value-type="float">
            <text:p>2424.62</text:p>
          </table:table-cell>
          <table:table-cell table:formula="of:=([$MERGE.G14])*1000" office:value-type="float" office:value="27809.4" calcext:value-type="float">
            <text:p>27809.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$MERGE.B15])*1000" office:value-type="float" office:value="0.318589" calcext:value-type="float">
            <text:p>0.318589</text:p>
          </table:table-cell>
          <table:table-cell table:formula="of:=([$MERGE.C15])*1000" office:value-type="float" office:value="1.99355" calcext:value-type="float">
            <text:p>1.99355</text:p>
          </table:table-cell>
          <table:table-cell table:formula="of:=([$MERGE.D15])*1000" office:value-type="float" office:value="20.1964" calcext:value-type="float">
            <text:p>20.1964</text:p>
          </table:table-cell>
          <table:table-cell table:formula="of:=([$MERGE.E15])*1000" office:value-type="float" office:value="222.768" calcext:value-type="float">
            <text:p>222.768</text:p>
          </table:table-cell>
          <table:table-cell table:formula="of:=([$MERGE.F15])*1000" office:value-type="float" office:value="2423.87" calcext:value-type="float">
            <text:p>2423.87</text:p>
          </table:table-cell>
          <table:table-cell table:formula="of:=([$MERGE.G15])*1000" office:value-type="float" office:value="27820.6" calcext:value-type="float">
            <text:p>27820.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$MERGE.B16])*1000" office:value-type="float" office:value="0.317367" calcext:value-type="float">
            <text:p>0.317367</text:p>
          </table:table-cell>
          <table:table-cell table:formula="of:=([$MERGE.C16])*1000" office:value-type="float" office:value="1.73517" calcext:value-type="float">
            <text:p>1.73517</text:p>
          </table:table-cell>
          <table:table-cell table:formula="of:=([$MERGE.D16])*1000" office:value-type="float" office:value="20.35" calcext:value-type="float">
            <text:p>20.35</text:p>
          </table:table-cell>
          <table:table-cell table:formula="of:=([$MERGE.E16])*1000" office:value-type="float" office:value="222.897" calcext:value-type="float">
            <text:p>222.897</text:p>
          </table:table-cell>
          <table:table-cell table:formula="of:=([$MERGE.F16])*1000" office:value-type="float" office:value="2423.5" calcext:value-type="float">
            <text:p>2423.5</text:p>
          </table:table-cell>
          <table:table-cell table:formula="of:=([$MERGE.G16])*1000" office:value-type="float" office:value="27846.4" calcext:value-type="float">
            <text:p>27846.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$MERGE.B17])*1000" office:value-type="float" office:value="0.317835" calcext:value-type="float">
            <text:p>0.317835</text:p>
          </table:table-cell>
          <table:table-cell table:formula="of:=([$MERGE.C17])*1000" office:value-type="float" office:value="1.79076" calcext:value-type="float">
            <text:p>1.79076</text:p>
          </table:table-cell>
          <table:table-cell table:formula="of:=([$MERGE.D17])*1000" office:value-type="float" office:value="20.538" calcext:value-type="float">
            <text:p>20.538</text:p>
          </table:table-cell>
          <table:table-cell table:formula="of:=([$MERGE.E17])*1000" office:value-type="float" office:value="222.102" calcext:value-type="float">
            <text:p>222.102</text:p>
          </table:table-cell>
          <table:table-cell table:formula="of:=([$MERGE.F17])*1000" office:value-type="float" office:value="2420.95" calcext:value-type="float">
            <text:p>2420.95</text:p>
          </table:table-cell>
          <table:table-cell table:formula="of:=([$MERGE.G17])*1000" office:value-type="float" office:value="27796.8" calcext:value-type="float">
            <text:p>27796.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$MERGE.B18])*1000" office:value-type="float" office:value="0.317296" calcext:value-type="float">
            <text:p>0.317296</text:p>
          </table:table-cell>
          <table:table-cell table:formula="of:=([$MERGE.C18])*1000" office:value-type="float" office:value="1.72888" calcext:value-type="float">
            <text:p>1.72888</text:p>
          </table:table-cell>
          <table:table-cell table:formula="of:=([$MERGE.D18])*1000" office:value-type="float" office:value="20.1867" calcext:value-type="float">
            <text:p>20.1867</text:p>
          </table:table-cell>
          <table:table-cell table:formula="of:=([$MERGE.E18])*1000" office:value-type="float" office:value="222.332" calcext:value-type="float">
            <text:p>222.332</text:p>
          </table:table-cell>
          <table:table-cell table:formula="of:=([$MERGE.F18])*1000" office:value-type="float" office:value="2421.36" calcext:value-type="float">
            <text:p>2421.36</text:p>
          </table:table-cell>
          <table:table-cell table:formula="of:=([$MERGE.G18])*1000" office:value-type="float" office:value="27834" calcext:value-type="float">
            <text:p>278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$MERGE.B19])*1000" office:value-type="float" office:value="0.316658" calcext:value-type="float">
            <text:p>0.316658</text:p>
          </table:table-cell>
          <table:table-cell table:formula="of:=([$MERGE.C19])*1000" office:value-type="float" office:value="1.71481" calcext:value-type="float">
            <text:p>1.71481</text:p>
          </table:table-cell>
          <table:table-cell table:formula="of:=([$MERGE.D19])*1000" office:value-type="float" office:value="20.5974" calcext:value-type="float">
            <text:p>20.5974</text:p>
          </table:table-cell>
          <table:table-cell table:formula="of:=([$MERGE.E19])*1000" office:value-type="float" office:value="222.316" calcext:value-type="float">
            <text:p>222.316</text:p>
          </table:table-cell>
          <table:table-cell table:formula="of:=([$MERGE.F19])*1000" office:value-type="float" office:value="2421.91" calcext:value-type="float">
            <text:p>2421.91</text:p>
          </table:table-cell>
          <table:table-cell table:formula="of:=([$MERGE.G19])*1000" office:value-type="float" office:value="27787.1" calcext:value-type="float">
            <text:p>27787.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$MERGE.B20])*1000" office:value-type="float" office:value="0.315994" calcext:value-type="float">
            <text:p>0.315994</text:p>
          </table:table-cell>
          <table:table-cell table:formula="of:=([$MERGE.C20])*1000" office:value-type="float" office:value="1.82881" calcext:value-type="float">
            <text:p>1.82881</text:p>
          </table:table-cell>
          <table:table-cell table:formula="of:=([$MERGE.D20])*1000" office:value-type="float" office:value="20.433" calcext:value-type="float">
            <text:p>20.433</text:p>
          </table:table-cell>
          <table:table-cell table:formula="of:=([$MERGE.E20])*1000" office:value-type="float" office:value="222.339" calcext:value-type="float">
            <text:p>222.339</text:p>
          </table:table-cell>
          <table:table-cell table:formula="of:=([$MERGE.F20])*1000" office:value-type="float" office:value="2422.82" calcext:value-type="float">
            <text:p>2422.82</text:p>
          </table:table-cell>
          <table:table-cell table:formula="of:=([$MERGE.G20])*1000" office:value-type="float" office:value="27837.1" calcext:value-type="float">
            <text:p>27837.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$MERGE.B21])*1000" office:value-type="float" office:value="0.303593" calcext:value-type="float">
            <text:p>0.303593</text:p>
          </table:table-cell>
          <table:table-cell table:formula="of:=([$MERGE.C21])*1000" office:value-type="float" office:value="1.72464" calcext:value-type="float">
            <text:p>1.72464</text:p>
          </table:table-cell>
          <table:table-cell table:formula="of:=([$MERGE.D21])*1000" office:value-type="float" office:value="20.444" calcext:value-type="float">
            <text:p>20.444</text:p>
          </table:table-cell>
          <table:table-cell table:formula="of:=([$MERGE.E21])*1000" office:value-type="float" office:value="223" calcext:value-type="float">
            <text:p>223</text:p>
          </table:table-cell>
          <table:table-cell table:formula="of:=([$MERGE.F21])*1000" office:value-type="float" office:value="2419.54" calcext:value-type="float">
            <text:p>2419.54</text:p>
          </table:table-cell>
          <table:table-cell table:formula="of:=([$MERGE.G21])*1000" office:value-type="float" office:value="27848.2" calcext:value-type="float">
            <text:p>27848.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$MERGE.B22])*1000" office:value-type="float" office:value="0.24046" calcext:value-type="float">
            <text:p>0.24046</text:p>
          </table:table-cell>
          <table:table-cell table:formula="of:=([$MERGE.C22])*1000" office:value-type="float" office:value="1.73207" calcext:value-type="float">
            <text:p>1.73207</text:p>
          </table:table-cell>
          <table:table-cell table:formula="of:=([$MERGE.D22])*1000" office:value-type="float" office:value="20.2749" calcext:value-type="float">
            <text:p>20.2749</text:p>
          </table:table-cell>
          <table:table-cell table:formula="of:=([$MERGE.E22])*1000" office:value-type="float" office:value="224.54" calcext:value-type="float">
            <text:p>224.54</text:p>
          </table:table-cell>
          <table:table-cell table:formula="of:=([$MERGE.F22])*1000" office:value-type="float" office:value="2421.1" calcext:value-type="float">
            <text:p>2421.1</text:p>
          </table:table-cell>
          <table:table-cell table:formula="of:=([$MERGE.G22])*1000" office:value-type="float" office:value="27853.7" calcext:value-type="float">
            <text:p>27853.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$MERGE.B23])*1000" office:value-type="float" office:value="0.242808" calcext:value-type="float">
            <text:p>0.242808</text:p>
          </table:table-cell>
          <table:table-cell table:formula="of:=([$MERGE.C23])*1000" office:value-type="float" office:value="1.755" calcext:value-type="float">
            <text:p>1.755</text:p>
          </table:table-cell>
          <table:table-cell table:formula="of:=([$MERGE.D23])*1000" office:value-type="float" office:value="20.3394" calcext:value-type="float">
            <text:p>20.3394</text:p>
          </table:table-cell>
          <table:table-cell table:formula="of:=([$MERGE.E23])*1000" office:value-type="float" office:value="222.017" calcext:value-type="float">
            <text:p>222.017</text:p>
          </table:table-cell>
          <table:table-cell table:formula="of:=([$MERGE.F23])*1000" office:value-type="float" office:value="2419.76" calcext:value-type="float">
            <text:p>2419.76</text:p>
          </table:table-cell>
          <table:table-cell table:formula="of:=([$MERGE.G23])*1000" office:value-type="float" office:value="27803.8" calcext:value-type="float">
            <text:p>27803.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$MERGE.B24])*1000" office:value-type="float" office:value="0.24115" calcext:value-type="float">
            <text:p>0.24115</text:p>
          </table:table-cell>
          <table:table-cell table:formula="of:=([$MERGE.C24])*1000" office:value-type="float" office:value="1.68107" calcext:value-type="float">
            <text:p>1.68107</text:p>
          </table:table-cell>
          <table:table-cell table:formula="of:=([$MERGE.D24])*1000" office:value-type="float" office:value="20.6133" calcext:value-type="float">
            <text:p>20.6133</text:p>
          </table:table-cell>
          <table:table-cell table:formula="of:=([$MERGE.E24])*1000" office:value-type="float" office:value="222.475" calcext:value-type="float">
            <text:p>222.475</text:p>
          </table:table-cell>
          <table:table-cell table:formula="of:=([$MERGE.F24])*1000" office:value-type="float" office:value="2422.03" calcext:value-type="float">
            <text:p>2422.03</text:p>
          </table:table-cell>
          <table:table-cell table:formula="of:=([$MERGE.G24])*1000" office:value-type="float" office:value="27871.1" calcext:value-type="float">
            <text:p>27871.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$MERGE.B25])*1000" office:value-type="float" office:value="0.243058" calcext:value-type="float">
            <text:p>0.243058</text:p>
          </table:table-cell>
          <table:table-cell table:formula="of:=([$MERGE.C25])*1000" office:value-type="float" office:value="1.89923" calcext:value-type="float">
            <text:p>1.89923</text:p>
          </table:table-cell>
          <table:table-cell table:formula="of:=([$MERGE.D25])*1000" office:value-type="float" office:value="20.1276" calcext:value-type="float">
            <text:p>20.1276</text:p>
          </table:table-cell>
          <table:table-cell table:formula="of:=([$MERGE.E25])*1000" office:value-type="float" office:value="221.866" calcext:value-type="float">
            <text:p>221.866</text:p>
          </table:table-cell>
          <table:table-cell table:formula="of:=([$MERGE.F25])*1000" office:value-type="float" office:value="2421.49" calcext:value-type="float">
            <text:p>2421.49</text:p>
          </table:table-cell>
          <table:table-cell table:formula="of:=([$MERGE.G25])*1000" office:value-type="float" office:value="27808.6" calcext:value-type="float">
            <text:p>27808.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$MERGE.B26])*1000" office:value-type="float" office:value="0.240821" calcext:value-type="float">
            <text:p>0.240821</text:p>
          </table:table-cell>
          <table:table-cell table:formula="of:=([$MERGE.C26])*1000" office:value-type="float" office:value="1.68691" calcext:value-type="float">
            <text:p>1.68691</text:p>
          </table:table-cell>
          <table:table-cell table:formula="of:=([$MERGE.D26])*1000" office:value-type="float" office:value="20.6666" calcext:value-type="float">
            <text:p>20.6666</text:p>
          </table:table-cell>
          <table:table-cell table:formula="of:=([$MERGE.E26])*1000" office:value-type="float" office:value="221.314" calcext:value-type="float">
            <text:p>221.314</text:p>
          </table:table-cell>
          <table:table-cell table:formula="of:=([$MERGE.F26])*1000" office:value-type="float" office:value="2421.35" calcext:value-type="float">
            <text:p>2421.35</text:p>
          </table:table-cell>
          <table:table-cell table:formula="of:=([$MERGE.G26])*1000" office:value-type="float" office:value="27828.1" calcext:value-type="float">
            <text:p>27828.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$MERGE.B27])*1000" office:value-type="float" office:value="0.256123" calcext:value-type="float">
            <text:p>0.256123</text:p>
          </table:table-cell>
          <table:table-cell table:formula="of:=([$MERGE.C27])*1000" office:value-type="float" office:value="1.70667" calcext:value-type="float">
            <text:p>1.70667</text:p>
          </table:table-cell>
          <table:table-cell table:formula="of:=([$MERGE.D27])*1000" office:value-type="float" office:value="20.6979" calcext:value-type="float">
            <text:p>20.6979</text:p>
          </table:table-cell>
          <table:table-cell table:formula="of:=([$MERGE.E27])*1000" office:value-type="float" office:value="221.664" calcext:value-type="float">
            <text:p>221.664</text:p>
          </table:table-cell>
          <table:table-cell table:formula="of:=([$MERGE.F27])*1000" office:value-type="float" office:value="2421.93" calcext:value-type="float">
            <text:p>2421.93</text:p>
          </table:table-cell>
          <table:table-cell table:formula="of:=([$MERGE.G27])*1000" office:value-type="float" office:value="27778.6" calcext:value-type="float">
            <text:p>27778.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$MERGE.B28])*1000" office:value-type="float" office:value="0.297001" calcext:value-type="float">
            <text:p>0.297001</text:p>
          </table:table-cell>
          <table:table-cell table:formula="of:=([$MERGE.C28])*1000" office:value-type="float" office:value="1.64783" calcext:value-type="float">
            <text:p>1.64783</text:p>
          </table:table-cell>
          <table:table-cell table:formula="of:=([$MERGE.D28])*1000" office:value-type="float" office:value="20.287" calcext:value-type="float">
            <text:p>20.287</text:p>
          </table:table-cell>
          <table:table-cell table:formula="of:=([$MERGE.E28])*1000" office:value-type="float" office:value="221.409" calcext:value-type="float">
            <text:p>221.409</text:p>
          </table:table-cell>
          <table:table-cell table:formula="of:=([$MERGE.F28])*1000" office:value-type="float" office:value="2420.17" calcext:value-type="float">
            <text:p>2420.17</text:p>
          </table:table-cell>
          <table:table-cell table:formula="of:=([$MERGE.G28])*1000" office:value-type="float" office:value="27863" calcext:value-type="float">
            <text:p>2786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$MERGE.B29])*1000" office:value-type="float" office:value="0.242205" calcext:value-type="float">
            <text:p>0.242205</text:p>
          </table:table-cell>
          <table:table-cell table:formula="of:=([$MERGE.C29])*1000" office:value-type="float" office:value="1.67244" calcext:value-type="float">
            <text:p>1.67244</text:p>
          </table:table-cell>
          <table:table-cell table:formula="of:=([$MERGE.D29])*1000" office:value-type="float" office:value="20.3026" calcext:value-type="float">
            <text:p>20.3026</text:p>
          </table:table-cell>
          <table:table-cell table:formula="of:=([$MERGE.E29])*1000" office:value-type="float" office:value="222.568" calcext:value-type="float">
            <text:p>222.568</text:p>
          </table:table-cell>
          <table:table-cell table:formula="of:=([$MERGE.F29])*1000" office:value-type="float" office:value="2422.29" calcext:value-type="float">
            <text:p>2422.29</text:p>
          </table:table-cell>
          <table:table-cell table:formula="of:=([$MERGE.G29])*1000" office:value-type="float" office:value="27812.8" calcext:value-type="float">
            <text:p>27812.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$MERGE.B30])*1000" office:value-type="float" office:value="0.24401" calcext:value-type="float">
            <text:p>0.24401</text:p>
          </table:table-cell>
          <table:table-cell table:formula="of:=([$MERGE.C30])*1000" office:value-type="float" office:value="1.64822" calcext:value-type="float">
            <text:p>1.64822</text:p>
          </table:table-cell>
          <table:table-cell table:formula="of:=([$MERGE.D30])*1000" office:value-type="float" office:value="20.7501" calcext:value-type="float">
            <text:p>20.7501</text:p>
          </table:table-cell>
          <table:table-cell table:formula="of:=([$MERGE.E30])*1000" office:value-type="float" office:value="222.246" calcext:value-type="float">
            <text:p>222.246</text:p>
          </table:table-cell>
          <table:table-cell table:formula="of:=([$MERGE.F30])*1000" office:value-type="float" office:value="2422.34" calcext:value-type="float">
            <text:p>2422.34</text:p>
          </table:table-cell>
          <table:table-cell table:formula="of:=([$MERGE.G30])*1000" office:value-type="float" office:value="27814.3" calcext:value-type="float">
            <text:p>27814.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$MERGE.B31])*1000" office:value-type="float" office:value="0.299365" calcext:value-type="float">
            <text:p>0.299365</text:p>
          </table:table-cell>
          <table:table-cell table:formula="of:=([$MERGE.C31])*1000" office:value-type="float" office:value="1.69804" calcext:value-type="float">
            <text:p>1.69804</text:p>
          </table:table-cell>
          <table:table-cell table:formula="of:=([$MERGE.D31])*1000" office:value-type="float" office:value="20.6699" calcext:value-type="float">
            <text:p>20.6699</text:p>
          </table:table-cell>
          <table:table-cell table:formula="of:=([$MERGE.E31])*1000" office:value-type="float" office:value="222.418" calcext:value-type="float">
            <text:p>222.418</text:p>
          </table:table-cell>
          <table:table-cell table:formula="of:=([$MERGE.F31])*1000" office:value-type="float" office:value="2421.39" calcext:value-type="float">
            <text:p>2421.39</text:p>
          </table:table-cell>
          <table:table-cell table:formula="of:=([$MERGE.G31])*1000" office:value-type="float" office:value="27818.7" calcext:value-type="float">
            <text:p>27818.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$MERGE.B32])*1000" office:value-type="float" office:value="0.242789" calcext:value-type="float">
            <text:p>0.242789</text:p>
          </table:table-cell>
          <table:table-cell table:formula="of:=([$MERGE.C32])*1000" office:value-type="float" office:value="1.95887" calcext:value-type="float">
            <text:p>1.95887</text:p>
          </table:table-cell>
          <table:table-cell table:formula="of:=([$MERGE.D32])*1000" office:value-type="float" office:value="20.1381" calcext:value-type="float">
            <text:p>20.1381</text:p>
          </table:table-cell>
          <table:table-cell table:formula="of:=([$MERGE.E32])*1000" office:value-type="float" office:value="222.669" calcext:value-type="float">
            <text:p>222.669</text:p>
          </table:table-cell>
          <table:table-cell table:formula="of:=([$MERGE.F32])*1000" office:value-type="float" office:value="2421.12" calcext:value-type="float">
            <text:p>2421.12</text:p>
          </table:table-cell>
          <table:table-cell table:formula="of:=([$MERGE.G32])*1000" office:value-type="float" office:value="27849.8" calcext:value-type="float">
            <text:p>27849.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$MERGE.B33])*1000" office:value-type="float" office:value="0.172197" calcext:value-type="float">
            <text:p>0.172197</text:p>
          </table:table-cell>
          <table:table-cell table:formula="of:=([$MERGE.C33])*1000" office:value-type="float" office:value="1.68081" calcext:value-type="float">
            <text:p>1.68081</text:p>
          </table:table-cell>
          <table:table-cell table:formula="of:=([$MERGE.D33])*1000" office:value-type="float" office:value="20.5834" calcext:value-type="float">
            <text:p>20.5834</text:p>
          </table:table-cell>
          <table:table-cell table:formula="of:=([$MERGE.E33])*1000" office:value-type="float" office:value="223.42" calcext:value-type="float">
            <text:p>223.42</text:p>
          </table:table-cell>
          <table:table-cell table:formula="of:=([$MERGE.F33])*1000" office:value-type="float" office:value="2420.66" calcext:value-type="float">
            <text:p>2420.66</text:p>
          </table:table-cell>
          <table:table-cell table:formula="of:=([$MERGE.G33])*1000" office:value-type="float" office:value="27862.5" calcext:value-type="float">
            <text:p>27862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$MERGE.B34])*1000" office:value-type="float" office:value="0.141165" calcext:value-type="float">
            <text:p>0.141165</text:p>
          </table:table-cell>
          <table:table-cell table:formula="of:=([$MERGE.C34])*1000" office:value-type="float" office:value="1.69358" calcext:value-type="float">
            <text:p>1.69358</text:p>
          </table:table-cell>
          <table:table-cell table:formula="of:=([$MERGE.D34])*1000" office:value-type="float" office:value="20.5113" calcext:value-type="float">
            <text:p>20.5113</text:p>
          </table:table-cell>
          <table:table-cell table:formula="of:=([$MERGE.E34])*1000" office:value-type="float" office:value="223.075" calcext:value-type="float">
            <text:p>223.075</text:p>
          </table:table-cell>
          <table:table-cell table:formula="of:=([$MERGE.F34])*1000" office:value-type="float" office:value="2421.4" calcext:value-type="float">
            <text:p>2421.4</text:p>
          </table:table-cell>
          <table:table-cell table:formula="of:=([$MERGE.G34])*1000" office:value-type="float" office:value="27832.6" calcext:value-type="float">
            <text:p>27832.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$MERGE.B35])*1000" office:value-type="float" office:value="0.140362" calcext:value-type="float">
            <text:p>0.140362</text:p>
          </table:table-cell>
          <table:table-cell table:formula="of:=([$MERGE.C35])*1000" office:value-type="float" office:value="1.84142" calcext:value-type="float">
            <text:p>1.84142</text:p>
          </table:table-cell>
          <table:table-cell table:formula="of:=([$MERGE.D35])*1000" office:value-type="float" office:value="20.091" calcext:value-type="float">
            <text:p>20.091</text:p>
          </table:table-cell>
          <table:table-cell table:formula="of:=([$MERGE.E35])*1000" office:value-type="float" office:value="222.192" calcext:value-type="float">
            <text:p>222.192</text:p>
          </table:table-cell>
          <table:table-cell table:formula="of:=([$MERGE.F35])*1000" office:value-type="float" office:value="2420.77" calcext:value-type="float">
            <text:p>2420.77</text:p>
          </table:table-cell>
          <table:table-cell table:formula="of:=([$MERGE.G35])*1000" office:value-type="float" office:value="27812.8" calcext:value-type="float">
            <text:p>27812.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$MERGE.B36])*1000" office:value-type="float" office:value="0.142185" calcext:value-type="float">
            <text:p>0.142185</text:p>
          </table:table-cell>
          <table:table-cell table:formula="of:=([$MERGE.C36])*1000" office:value-type="float" office:value="1.74113" calcext:value-type="float">
            <text:p>1.74113</text:p>
          </table:table-cell>
          <table:table-cell table:formula="of:=([$MERGE.D36])*1000" office:value-type="float" office:value="20.3461" calcext:value-type="float">
            <text:p>20.3461</text:p>
          </table:table-cell>
          <table:table-cell table:formula="of:=([$MERGE.E36])*1000" office:value-type="float" office:value="222.356" calcext:value-type="float">
            <text:p>222.356</text:p>
          </table:table-cell>
          <table:table-cell table:formula="of:=([$MERGE.F36])*1000" office:value-type="float" office:value="2422.59" calcext:value-type="float">
            <text:p>2422.59</text:p>
          </table:table-cell>
          <table:table-cell table:formula="of:=([$MERGE.G36])*1000" office:value-type="float" office:value="27884.5" calcext:value-type="float">
            <text:p>27884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$MERGE.B37])*1000" office:value-type="float" office:value="0.141313" calcext:value-type="float">
            <text:p>0.141313</text:p>
          </table:table-cell>
          <table:table-cell table:formula="of:=([$MERGE.C37])*1000" office:value-type="float" office:value="1.68698" calcext:value-type="float">
            <text:p>1.68698</text:p>
          </table:table-cell>
          <table:table-cell table:formula="of:=([$MERGE.D37])*1000" office:value-type="float" office:value="20.4956" calcext:value-type="float">
            <text:p>20.4956</text:p>
          </table:table-cell>
          <table:table-cell table:formula="of:=([$MERGE.E37])*1000" office:value-type="float" office:value="222.379" calcext:value-type="float">
            <text:p>222.379</text:p>
          </table:table-cell>
          <table:table-cell table:formula="of:=([$MERGE.F37])*1000" office:value-type="float" office:value="2420.5" calcext:value-type="float">
            <text:p>2420.5</text:p>
          </table:table-cell>
          <table:table-cell table:formula="of:=([$MERGE.G37])*1000" office:value-type="float" office:value="27838.5" calcext:value-type="float">
            <text:p>27838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$MERGE.B38])*1000" office:value-type="float" office:value="0.141538" calcext:value-type="float">
            <text:p>0.141538</text:p>
          </table:table-cell>
          <table:table-cell table:formula="of:=([$MERGE.C38])*1000" office:value-type="float" office:value="1.79313" calcext:value-type="float">
            <text:p>1.79313</text:p>
          </table:table-cell>
          <table:table-cell table:formula="of:=([$MERGE.D38])*1000" office:value-type="float" office:value="20.3464" calcext:value-type="float">
            <text:p>20.3464</text:p>
          </table:table-cell>
          <table:table-cell table:formula="of:=([$MERGE.E38])*1000" office:value-type="float" office:value="222.189" calcext:value-type="float">
            <text:p>222.189</text:p>
          </table:table-cell>
          <table:table-cell table:formula="of:=([$MERGE.F38])*1000" office:value-type="float" office:value="2429.81" calcext:value-type="float">
            <text:p>2429.81</text:p>
          </table:table-cell>
          <table:table-cell table:formula="of:=([$MERGE.G38])*1000" office:value-type="float" office:value="27805" calcext:value-type="float">
            <text:p>278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$MERGE.B39])*1000" office:value-type="float" office:value="0.141158" calcext:value-type="float">
            <text:p>0.141158</text:p>
          </table:table-cell>
          <table:table-cell table:formula="of:=([$MERGE.C39])*1000" office:value-type="float" office:value="1.70025" calcext:value-type="float">
            <text:p>1.70025</text:p>
          </table:table-cell>
          <table:table-cell table:formula="of:=([$MERGE.D39])*1000" office:value-type="float" office:value="20.1034" calcext:value-type="float">
            <text:p>20.1034</text:p>
          </table:table-cell>
          <table:table-cell table:formula="of:=([$MERGE.E39])*1000" office:value-type="float" office:value="222.61" calcext:value-type="float">
            <text:p>222.61</text:p>
          </table:table-cell>
          <table:table-cell table:formula="of:=([$MERGE.F39])*1000" office:value-type="float" office:value="2421.83" calcext:value-type="float">
            <text:p>2421.83</text:p>
          </table:table-cell>
          <table:table-cell table:formula="of:=([$MERGE.G39])*1000" office:value-type="float" office:value="27793.5" calcext:value-type="float">
            <text:p>27793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$MERGE.B40])*1000" office:value-type="float" office:value="0.141895" calcext:value-type="float">
            <text:p>0.141895</text:p>
          </table:table-cell>
          <table:table-cell table:formula="of:=([$MERGE.C40])*1000" office:value-type="float" office:value="1.67729" calcext:value-type="float">
            <text:p>1.67729</text:p>
          </table:table-cell>
          <table:table-cell table:formula="of:=([$MERGE.D40])*1000" office:value-type="float" office:value="20.7426" calcext:value-type="float">
            <text:p>20.7426</text:p>
          </table:table-cell>
          <table:table-cell table:formula="of:=([$MERGE.E40])*1000" office:value-type="float" office:value="222.364" calcext:value-type="float">
            <text:p>222.364</text:p>
          </table:table-cell>
          <table:table-cell table:formula="of:=([$MERGE.F40])*1000" office:value-type="float" office:value="2421.83" calcext:value-type="float">
            <text:p>2421.83</text:p>
          </table:table-cell>
          <table:table-cell table:formula="of:=([$MERGE.G40])*1000" office:value-type="float" office:value="27849.4" calcext:value-type="float">
            <text:p>27849.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$MERGE.B41])*1000" office:value-type="float" office:value="0.164448" calcext:value-type="float">
            <text:p>0.164448</text:p>
          </table:table-cell>
          <table:table-cell table:formula="of:=([$MERGE.C41])*1000" office:value-type="float" office:value="1.80597" calcext:value-type="float">
            <text:p>1.80597</text:p>
          </table:table-cell>
          <table:table-cell table:formula="of:=([$MERGE.D41])*1000" office:value-type="float" office:value="20.772" calcext:value-type="float">
            <text:p>20.772</text:p>
          </table:table-cell>
          <table:table-cell table:formula="of:=([$MERGE.E41])*1000" office:value-type="float" office:value="222.251" calcext:value-type="float">
            <text:p>222.251</text:p>
          </table:table-cell>
          <table:table-cell table:formula="of:=([$MERGE.F41])*1000" office:value-type="float" office:value="2532.09" calcext:value-type="float">
            <text:p>2532.09</text:p>
          </table:table-cell>
          <table:table-cell table:formula="of:=([$MERGE.G41])*1000" office:value-type="float" office:value="27862" calcext:value-type="float">
            <text:p>2786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$MERGE.B42])*1000" office:value-type="float" office:value="0.163967" calcext:value-type="float">
            <text:p>0.163967</text:p>
          </table:table-cell>
          <table:table-cell table:formula="of:=([$MERGE.C42])*1000" office:value-type="float" office:value="1.71232" calcext:value-type="float">
            <text:p>1.71232</text:p>
          </table:table-cell>
          <table:table-cell table:formula="of:=([$MERGE.D42])*1000" office:value-type="float" office:value="20.7336" calcext:value-type="float">
            <text:p>20.7336</text:p>
          </table:table-cell>
          <table:table-cell table:formula="of:=([$MERGE.E42])*1000" office:value-type="float" office:value="223.152" calcext:value-type="float">
            <text:p>223.152</text:p>
          </table:table-cell>
          <table:table-cell table:formula="of:=([$MERGE.F42])*1000" office:value-type="float" office:value="2600.39" calcext:value-type="float">
            <text:p>2600.39</text:p>
          </table:table-cell>
          <table:table-cell table:formula="of:=([$MERGE.G42])*1000" office:value-type="float" office:value="27810.1" calcext:value-type="float">
            <text:p>27810.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$MERGE.B43])*1000" office:value-type="float" office:value="0.141471" calcext:value-type="float">
            <text:p>0.141471</text:p>
          </table:table-cell>
          <table:table-cell table:formula="of:=([$MERGE.C43])*1000" office:value-type="float" office:value="1.74875" calcext:value-type="float">
            <text:p>1.74875</text:p>
          </table:table-cell>
          <table:table-cell table:formula="of:=([$MERGE.D43])*1000" office:value-type="float" office:value="20.6436" calcext:value-type="float">
            <text:p>20.6436</text:p>
          </table:table-cell>
          <table:table-cell table:formula="of:=([$MERGE.E43])*1000" office:value-type="float" office:value="222.012" calcext:value-type="float">
            <text:p>222.012</text:p>
          </table:table-cell>
          <table:table-cell table:formula="of:=([$MERGE.F43])*1000" office:value-type="float" office:value="2568.55" calcext:value-type="float">
            <text:p>2568.55</text:p>
          </table:table-cell>
          <table:table-cell table:formula="of:=([$MERGE.G43])*1000" office:value-type="float" office:value="27804.9" calcext:value-type="float">
            <text:p>27804.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$MERGE.B44])*1000" office:value-type="float" office:value="0.140985" calcext:value-type="float">
            <text:p>0.140985</text:p>
          </table:table-cell>
          <table:table-cell table:formula="of:=([$MERGE.C44])*1000" office:value-type="float" office:value="1.67623" calcext:value-type="float">
            <text:p>1.67623</text:p>
          </table:table-cell>
          <table:table-cell table:formula="of:=([$MERGE.D44])*1000" office:value-type="float" office:value="20.6167" calcext:value-type="float">
            <text:p>20.6167</text:p>
          </table:table-cell>
          <table:table-cell table:formula="of:=([$MERGE.E44])*1000" office:value-type="float" office:value="222.434" calcext:value-type="float">
            <text:p>222.434</text:p>
          </table:table-cell>
          <table:table-cell table:formula="of:=([$MERGE.F44])*1000" office:value-type="float" office:value="2577.78" calcext:value-type="float">
            <text:p>2577.78</text:p>
          </table:table-cell>
          <table:table-cell table:formula="of:=([$MERGE.G44])*1000" office:value-type="float" office:value="27839.6" calcext:value-type="float">
            <text:p>27839.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$MERGE.B45])*1000" office:value-type="float" office:value="0.141341" calcext:value-type="float">
            <text:p>0.141341</text:p>
          </table:table-cell>
          <table:table-cell table:formula="of:=([$MERGE.C45])*1000" office:value-type="float" office:value="1.78441" calcext:value-type="float">
            <text:p>1.78441</text:p>
          </table:table-cell>
          <table:table-cell table:formula="of:=([$MERGE.D45])*1000" office:value-type="float" office:value="20.4124" calcext:value-type="float">
            <text:p>20.4124</text:p>
          </table:table-cell>
          <table:table-cell table:formula="of:=([$MERGE.E45])*1000" office:value-type="float" office:value="223.171" calcext:value-type="float">
            <text:p>223.171</text:p>
          </table:table-cell>
          <table:table-cell table:formula="of:=([$MERGE.F45])*1000" office:value-type="float" office:value="2572.72" calcext:value-type="float">
            <text:p>2572.72</text:p>
          </table:table-cell>
          <table:table-cell table:formula="of:=([$MERGE.G45])*1000" office:value-type="float" office:value="27970.7" calcext:value-type="float">
            <text:p>27970.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$MERGE.B46])*1000" office:value-type="float" office:value="0.141782" calcext:value-type="float">
            <text:p>0.141782</text:p>
          </table:table-cell>
          <table:table-cell table:formula="of:=([$MERGE.C46])*1000" office:value-type="float" office:value="1.67852" calcext:value-type="float">
            <text:p>1.67852</text:p>
          </table:table-cell>
          <table:table-cell table:formula="of:=([$MERGE.D46])*1000" office:value-type="float" office:value="20.306" calcext:value-type="float">
            <text:p>20.306</text:p>
          </table:table-cell>
          <table:table-cell table:formula="of:=([$MERGE.E46])*1000" office:value-type="float" office:value="222.805" calcext:value-type="float">
            <text:p>222.805</text:p>
          </table:table-cell>
          <table:table-cell table:formula="of:=([$MERGE.F46])*1000" office:value-type="float" office:value="2569.54" calcext:value-type="float">
            <text:p>2569.54</text:p>
          </table:table-cell>
          <table:table-cell table:formula="of:=([$MERGE.G46])*1000" office:value-type="float" office:value="27918.9" calcext:value-type="float">
            <text:p>27918.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$MERGE.B47])*1000" office:value-type="float" office:value="0.140602" calcext:value-type="float">
            <text:p>0.140602</text:p>
          </table:table-cell>
          <table:table-cell table:formula="of:=([$MERGE.C47])*1000" office:value-type="float" office:value="1.73651" calcext:value-type="float">
            <text:p>1.73651</text:p>
          </table:table-cell>
          <table:table-cell table:formula="of:=([$MERGE.D47])*1000" office:value-type="float" office:value="20.5289" calcext:value-type="float">
            <text:p>20.5289</text:p>
          </table:table-cell>
          <table:table-cell table:formula="of:=([$MERGE.E47])*1000" office:value-type="float" office:value="222.535" calcext:value-type="float">
            <text:p>222.535</text:p>
          </table:table-cell>
          <table:table-cell table:formula="of:=([$MERGE.F47])*1000" office:value-type="float" office:value="2571.26" calcext:value-type="float">
            <text:p>2571.26</text:p>
          </table:table-cell>
          <table:table-cell table:formula="of:=([$MERGE.G47])*1000" office:value-type="float" office:value="27905.3" calcext:value-type="float">
            <text:p>27905.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$MERGE.B48])*1000" office:value-type="float" office:value="0.141983" calcext:value-type="float">
            <text:p>0.141983</text:p>
          </table:table-cell>
          <table:table-cell table:formula="of:=([$MERGE.C48])*1000" office:value-type="float" office:value="1.86225" calcext:value-type="float">
            <text:p>1.86225</text:p>
          </table:table-cell>
          <table:table-cell table:formula="of:=([$MERGE.D48])*1000" office:value-type="float" office:value="20.5286" calcext:value-type="float">
            <text:p>20.5286</text:p>
          </table:table-cell>
          <table:table-cell table:formula="of:=([$MERGE.E48])*1000" office:value-type="float" office:value="222.306" calcext:value-type="float">
            <text:p>222.306</text:p>
          </table:table-cell>
          <table:table-cell table:formula="of:=([$MERGE.F48])*1000" office:value-type="float" office:value="2566.7" calcext:value-type="float">
            <text:p>2566.7</text:p>
          </table:table-cell>
          <table:table-cell table:formula="of:=([$MERGE.G48])*1000" office:value-type="float" office:value="27907.6" calcext:value-type="float">
            <text:p>27907.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$MERGE.B49])*1000" office:value-type="float" office:value="0.141225" calcext:value-type="float">
            <text:p>0.141225</text:p>
          </table:table-cell>
          <table:table-cell table:formula="of:=([$MERGE.C49])*1000" office:value-type="float" office:value="1.68282" calcext:value-type="float">
            <text:p>1.68282</text:p>
          </table:table-cell>
          <table:table-cell table:formula="of:=([$MERGE.D49])*1000" office:value-type="float" office:value="20.4229" calcext:value-type="float">
            <text:p>20.4229</text:p>
          </table:table-cell>
          <table:table-cell table:formula="of:=([$MERGE.E49])*1000" office:value-type="float" office:value="221.763" calcext:value-type="float">
            <text:p>221.763</text:p>
          </table:table-cell>
          <table:table-cell table:formula="of:=([$MERGE.F49])*1000" office:value-type="float" office:value="2569.46" calcext:value-type="float">
            <text:p>2569.46</text:p>
          </table:table-cell>
          <table:table-cell table:formula="of:=([$MERGE.G49])*1000" office:value-type="float" office:value="27864.7" calcext:value-type="float">
            <text:p>27864.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$MERGE.B50])*1000" office:value-type="float" office:value="0.141328" calcext:value-type="float">
            <text:p>0.141328</text:p>
          </table:table-cell>
          <table:table-cell table:formula="of:=([$MERGE.C50])*1000" office:value-type="float" office:value="1.74256" calcext:value-type="float">
            <text:p>1.74256</text:p>
          </table:table-cell>
          <table:table-cell table:formula="of:=([$MERGE.D50])*1000" office:value-type="float" office:value="20.472" calcext:value-type="float">
            <text:p>20.472</text:p>
          </table:table-cell>
          <table:table-cell table:formula="of:=([$MERGE.E50])*1000" office:value-type="float" office:value="222.551" calcext:value-type="float">
            <text:p>222.551</text:p>
          </table:table-cell>
          <table:table-cell table:formula="of:=([$MERGE.F50])*1000" office:value-type="float" office:value="2571.42" calcext:value-type="float">
            <text:p>2571.42</text:p>
          </table:table-cell>
          <table:table-cell table:formula="of:=([$MERGE.G50])*1000" office:value-type="float" office:value="27908.6" calcext:value-type="float">
            <text:p>27908.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$MERGE.B51])*1000" office:value-type="float" office:value="0.141133" calcext:value-type="float">
            <text:p>0.141133</text:p>
          </table:table-cell>
          <table:table-cell table:formula="of:=([$MERGE.C51])*1000" office:value-type="float" office:value="1.69786" calcext:value-type="float">
            <text:p>1.69786</text:p>
          </table:table-cell>
          <table:table-cell table:formula="of:=([$MERGE.D51])*1000" office:value-type="float" office:value="20.4276" calcext:value-type="float">
            <text:p>20.4276</text:p>
          </table:table-cell>
          <table:table-cell table:formula="of:=([$MERGE.E51])*1000" office:value-type="float" office:value="222.383" calcext:value-type="float">
            <text:p>222.383</text:p>
          </table:table-cell>
          <table:table-cell table:formula="of:=([$MERGE.F51])*1000" office:value-type="float" office:value="2563.82" calcext:value-type="float">
            <text:p>2563.82</text:p>
          </table:table-cell>
          <table:table-cell table:formula="of:=([$MERGE.G51])*1000" office:value-type="float" office:value="27875.3" calcext:value-type="float">
            <text:p>27875.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$MERGE.B52])*1000" office:value-type="float" office:value="0.160849" calcext:value-type="float">
            <text:p>0.160849</text:p>
          </table:table-cell>
          <table:table-cell table:formula="of:=([$MERGE.C52])*1000" office:value-type="float" office:value="1.81413" calcext:value-type="float">
            <text:p>1.81413</text:p>
          </table:table-cell>
          <table:table-cell table:formula="of:=([$MERGE.D52])*1000" office:value-type="float" office:value="20.074" calcext:value-type="float">
            <text:p>20.074</text:p>
          </table:table-cell>
          <table:table-cell table:formula="of:=([$MERGE.E52])*1000" office:value-type="float" office:value="221.827" calcext:value-type="float">
            <text:p>221.827</text:p>
          </table:table-cell>
          <table:table-cell table:formula="of:=([$MERGE.F52])*1000" office:value-type="float" office:value="2565.57" calcext:value-type="float">
            <text:p>2565.57</text:p>
          </table:table-cell>
          <table:table-cell table:formula="of:=([$MERGE.G52])*1000" office:value-type="float" office:value="27882.2" calcext:value-type="float">
            <text:p>27882.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$MERGE.B53])*1000" office:value-type="float" office:value="0.148253" calcext:value-type="float">
            <text:p>0.148253</text:p>
          </table:table-cell>
          <table:table-cell table:formula="of:=([$MERGE.C53])*1000" office:value-type="float" office:value="1.8207" calcext:value-type="float">
            <text:p>1.8207</text:p>
          </table:table-cell>
          <table:table-cell table:formula="of:=([$MERGE.D53])*1000" office:value-type="float" office:value="20.4235" calcext:value-type="float">
            <text:p>20.4235</text:p>
          </table:table-cell>
          <table:table-cell table:formula="of:=([$MERGE.E53])*1000" office:value-type="float" office:value="223.347" calcext:value-type="float">
            <text:p>223.347</text:p>
          </table:table-cell>
          <table:table-cell table:formula="of:=([$MERGE.F53])*1000" office:value-type="float" office:value="2562.15" calcext:value-type="float">
            <text:p>2562.15</text:p>
          </table:table-cell>
          <table:table-cell table:formula="of:=([$MERGE.G53])*1000" office:value-type="float" office:value="27889.6" calcext:value-type="float">
            <text:p>27889.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4" office:value-type="string" calcext:value-type="string">
            <text:p>Média:</text:p>
          </table:table-cell>
          <table:table-cell table:formula="of:=AVERAGE([.B4:.B53])" office:value-type="float" office:value="0.23206548" calcext:value-type="float">
            <text:p>0.23206548</text:p>
          </table:table-cell>
          <table:table-cell table:formula="of:=AVERAGE([.C4:.C53])" office:value-type="float" office:value="1.8033682" calcext:value-type="float">
            <text:p>1.8033682</text:p>
          </table:table-cell>
          <table:table-cell table:formula="of:=AVERAGE([.D4:.D53])" office:value-type="float" office:value="20.49802" calcext:value-type="float">
            <text:p>20.49802</text:p>
          </table:table-cell>
          <table:table-cell table:formula="of:=AVERAGE([.E4:.E53])" office:value-type="float" office:value="222.55096" calcext:value-type="float">
            <text:p>222.55096</text:p>
          </table:table-cell>
          <table:table-cell table:formula="of:=AVERAGE([.F4:.F53])" office:value-type="float" office:value="2460.7432" calcext:value-type="float">
            <text:p>2460.7432</text:p>
          </table:table-cell>
          <table:table-cell table:formula="of:=AVERAGE([.G4:.G53])" office:value-type="float" office:value="27843.06" calcext:value-type="float">
            <text:p>27843.06</text:p>
          </table:table-cell>
        </table:table-row>
        <table:table-row table:style-name="ro1">
          <table:table-cell table:style-name="ce4" office:value-type="string" calcext:value-type="string">
            <text:p>Desvio Padrão:</text:p>
          </table:table-cell>
          <table:table-cell table:formula="of:=STDEV([.B4:.B53])" office:value-type="float" office:value="0.0787192986929106" calcext:value-type="float">
            <text:p>0.078719298692911</text:p>
          </table:table-cell>
          <table:table-cell table:formula="of:=STDEV([.C4:.C53])" office:value-type="float" office:value="0.264004821668167" calcext:value-type="float">
            <text:p>0.264004821668167</text:p>
          </table:table-cell>
          <table:table-cell table:formula="of:=STDEV([.D4:.D53])" office:value-type="float" office:value="0.546138228372448" calcext:value-type="float">
            <text:p>0.546138228372448</text:p>
          </table:table-cell>
          <table:table-cell table:formula="of:=STDEV([.E4:.E53])" office:value-type="float" office:value="0.808281749220195" calcext:value-type="float">
            <text:p>0.808281749220195</text:p>
          </table:table-cell>
          <table:table-cell table:formula="of:=STDEV([.F4:.F53])" office:value-type="float" office:value="65.0928188283501" calcext:value-type="float">
            <text:p>65.0928188283501</text:p>
          </table:table-cell>
          <table:table-cell table:formula="of:=STDEV([.G4:.G53])" office:value-type="float" office:value="40.0724446013285" calcext:value-type="float">
            <text:p>40.0724446013285</text:p>
          </table:table-cell>
        </table:table-row>
        <table:table-row table:style-name="ro1">
          <table:table-cell table:style-name="ce4" office:value-type="string" calcext:value-type="string">
            <text:p>Erro Padrão:</text:p>
          </table:table-cell>
          <table:table-cell table:style-name="ce4" table:formula="of:=[.B56]/SQRT(50)" office:value-type="float" office:value="0.0111325899832013" calcext:value-type="float">
            <text:p>0.011132589983201</text:p>
          </table:table-cell>
          <table:table-cell table:style-name="ce4" table:formula="of:=[.C56]/SQRT(50)" office:value-type="float" office:value="0.0373359199335012" calcext:value-type="float">
            <text:p>0.037335919933501</text:p>
          </table:table-cell>
          <table:table-cell table:style-name="ce4" table:formula="of:=[.D56]/SQRT(50)" office:value-type="float" office:value="0.077235608949473" calcext:value-type="float">
            <text:p>0.077235608949473</text:p>
          </table:table-cell>
          <table:table-cell table:style-name="ce4" table:formula="of:=[.E56]/SQRT(50)" office:value-type="float" office:value="0.114308301196585" calcext:value-type="float">
            <text:p>0.114308301196585</text:p>
          </table:table-cell>
          <table:table-cell table:style-name="ce4" table:formula="of:=[.F56]/SQRT(50)" office:value-type="float" office:value="9.20551472001475" calcext:value-type="float">
            <text:p>9.20551472001475</text:p>
          </table:table-cell>
          <table:table-cell table:style-name="ce4" table:formula="of:=[.G56]/SQRT(50)" office:value-type="float" office:value="5.66709946326433" calcext:value-type="float">
            <text:p>5.66709946326433</text:p>
          </table:table-cell>
        </table:table-row>
        <table:table-row table:style-name="ro1">
          <table:table-cell/>
          <table:table-cell table:style-name="ce4" table:number-columns-repeated="2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/>
          <table:table-cell table:style-name="ce4" table:number-columns-repeated="2"/>
          <table:table-cell table:number-columns-repeated="4"/>
        </table:table-row>
      </table:table>
      <table:table table:name="QUICK in MS" table:style-name="ta1">
        <table:shapes>
          <draw:frame draw:z-index="0" draw:style-name="gr1" draw:text-style-name="P1" svg:width="453.51pt" svg:height="255.09pt" svg:x="28.03pt" svg:y="748.03pt">
            <draw:object draw:notify-on-update-of-ranges="'QUICK in MS'.B3:'QUICK in MS'.G3 'QUICK in MS'.B3:'QUICK in MS'.G3 'QUICK in MS'.B55:'QUICK in MS'.G5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3" table:number-columns-repeated="6" table:default-cell-style-name="Default"/>
        <table:table-row table:style-name="ro1">
          <table:table-cell table:style-name="ce2" office:value-type="string" calcext:value-type="string" table:number-columns-spanned="2" table:number-rows-spanned="1">
            <text:p>QUICK (em milisegundos)</text:p>
          </table:table-cell>
          <table:covered-table-cell/>
          <table:table-cell table:number-columns-repeated="5"/>
        </table:table-row>
        <table:table-row table:style-name="ro1">
          <table:table-cell table:style-name="ce3"/>
          <table:table-cell table:style-name="ce2" office:value-type="string" calcext:value-type="string" table:number-columns-spanned="6" table:number-rows-spanned="1">
            <text:p>Qtde Elementos</text:p>
          </table:table-cell>
          <table:covered-table-cell table:number-columns-repeated="5" table:style-name="ce3"/>
        </table:table-row>
        <table:table-row table:style-name="ro1">
          <table:table-cell table:style-name="ce3" office:value-type="string" calcext:value-type="string">
            <text:p>Nº de execuções</text:p>
          </table:table-cell>
          <table:table-cell table:style-name="ce3" office:value-type="string" calcext:value-type="string">
            <text:p>1 mil</text:p>
          </table:table-cell>
          <table:table-cell table:style-name="ce3" office:value-type="string" calcext:value-type="string">
            <text:p>10 mil</text:p>
          </table:table-cell>
          <table:table-cell table:style-name="ce3" office:value-type="string" calcext:value-type="string">
            <text:p>100 mil</text:p>
          </table:table-cell>
          <table:table-cell table:style-name="ce3" office:value-type="string" calcext:value-type="string">
            <text:p>1 milhão</text:p>
          </table:table-cell>
          <table:table-cell table:style-name="ce3" office:value-type="string" calcext:value-type="string">
            <text:p>10 milhões</text:p>
          </table:table-cell>
          <table:table-cell table:style-name="ce3" office:value-type="string" calcext:value-type="string">
            <text:p>100 milhõ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$QUICK.B4])*1000" office:value-type="float" office:value="0.197969" calcext:value-type="float">
            <text:p>0.197969</text:p>
          </table:table-cell>
          <table:table-cell table:formula="of:=([$QUICK.C4])*1000" office:value-type="float" office:value="2.24631" calcext:value-type="float">
            <text:p>2.24631</text:p>
          </table:table-cell>
          <table:table-cell table:formula="of:=([$QUICK.D4])*1000" office:value-type="float" office:value="18.0138" calcext:value-type="float">
            <text:p>18.0138</text:p>
          </table:table-cell>
          <table:table-cell table:formula="of:=([$QUICK.E4])*1000" office:value-type="float" office:value="123.382" calcext:value-type="float">
            <text:p>123.382</text:p>
          </table:table-cell>
          <table:table-cell table:formula="of:=([$QUICK.F4])*1000" office:value-type="float" office:value="1290.31" calcext:value-type="float">
            <text:p>1290.31</text:p>
          </table:table-cell>
          <table:table-cell table:formula="of:=([$QUICK.G4])*1000" office:value-type="float" office:value="13367.6" calcext:value-type="float">
            <text:p>13367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$QUICK.B5])*1000" office:value-type="float" office:value="0.161281" calcext:value-type="float">
            <text:p>0.161281</text:p>
          </table:table-cell>
          <table:table-cell table:formula="of:=([$QUICK.C5])*1000" office:value-type="float" office:value="1.77295" calcext:value-type="float">
            <text:p>1.77295</text:p>
          </table:table-cell>
          <table:table-cell table:formula="of:=([$QUICK.D5])*1000" office:value-type="float" office:value="11.6764" calcext:value-type="float">
            <text:p>11.6764</text:p>
          </table:table-cell>
          <table:table-cell table:formula="of:=([$QUICK.E5])*1000" office:value-type="float" office:value="122.21" calcext:value-type="float">
            <text:p>122.21</text:p>
          </table:table-cell>
          <table:table-cell table:formula="of:=([$QUICK.F5])*1000" office:value-type="float" office:value="1280.98" calcext:value-type="float">
            <text:p>1280.98</text:p>
          </table:table-cell>
          <table:table-cell table:formula="of:=([$QUICK.G5])*1000" office:value-type="float" office:value="13417.2" calcext:value-type="float">
            <text:p>13417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$QUICK.B6])*1000" office:value-type="float" office:value="0.164205" calcext:value-type="float">
            <text:p>0.164205</text:p>
          </table:table-cell>
          <table:table-cell table:formula="of:=([$QUICK.C6])*1000" office:value-type="float" office:value="1.13074" calcext:value-type="float">
            <text:p>1.13074</text:p>
          </table:table-cell>
          <table:table-cell table:formula="of:=([$QUICK.D6])*1000" office:value-type="float" office:value="11.6803" calcext:value-type="float">
            <text:p>11.6803</text:p>
          </table:table-cell>
          <table:table-cell table:formula="of:=([$QUICK.E6])*1000" office:value-type="float" office:value="128.403" calcext:value-type="float">
            <text:p>128.403</text:p>
          </table:table-cell>
          <table:table-cell table:formula="of:=([$QUICK.F6])*1000" office:value-type="float" office:value="1298.29" calcext:value-type="float">
            <text:p>1298.29</text:p>
          </table:table-cell>
          <table:table-cell table:formula="of:=([$QUICK.G6])*1000" office:value-type="float" office:value="13387.9" calcext:value-type="float">
            <text:p>13387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$QUICK.B7])*1000" office:value-type="float" office:value="0.164107" calcext:value-type="float">
            <text:p>0.164107</text:p>
          </table:table-cell>
          <table:table-cell table:formula="of:=([$QUICK.C7])*1000" office:value-type="float" office:value="1.11589" calcext:value-type="float">
            <text:p>1.11589</text:p>
          </table:table-cell>
          <table:table-cell table:formula="of:=([$QUICK.D7])*1000" office:value-type="float" office:value="11.6869" calcext:value-type="float">
            <text:p>11.6869</text:p>
          </table:table-cell>
          <table:table-cell table:formula="of:=([$QUICK.E7])*1000" office:value-type="float" office:value="122.552" calcext:value-type="float">
            <text:p>122.552</text:p>
          </table:table-cell>
          <table:table-cell table:formula="of:=([$QUICK.F7])*1000" office:value-type="float" office:value="1286.14" calcext:value-type="float">
            <text:p>1286.14</text:p>
          </table:table-cell>
          <table:table-cell table:formula="of:=([$QUICK.G7])*1000" office:value-type="float" office:value="13294.7" calcext:value-type="float">
            <text:p>13294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$QUICK.B8])*1000" office:value-type="float" office:value="0.165748" calcext:value-type="float">
            <text:p>0.165748</text:p>
          </table:table-cell>
          <table:table-cell table:formula="of:=([$QUICK.C8])*1000" office:value-type="float" office:value="1.12232" calcext:value-type="float">
            <text:p>1.12232</text:p>
          </table:table-cell>
          <table:table-cell table:formula="of:=([$QUICK.D8])*1000" office:value-type="float" office:value="11.7831" calcext:value-type="float">
            <text:p>11.7831</text:p>
          </table:table-cell>
          <table:table-cell table:formula="of:=([$QUICK.E8])*1000" office:value-type="float" office:value="122.57" calcext:value-type="float">
            <text:p>122.57</text:p>
          </table:table-cell>
          <table:table-cell table:formula="of:=([$QUICK.F8])*1000" office:value-type="float" office:value="1293.85" calcext:value-type="float">
            <text:p>1293.85</text:p>
          </table:table-cell>
          <table:table-cell table:formula="of:=([$QUICK.G8])*1000" office:value-type="float" office:value="13477.4" calcext:value-type="float">
            <text:p>13477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$QUICK.B9])*1000" office:value-type="float" office:value="0.164623" calcext:value-type="float">
            <text:p>0.164623</text:p>
          </table:table-cell>
          <table:table-cell table:formula="of:=([$QUICK.C9])*1000" office:value-type="float" office:value="1.12252" calcext:value-type="float">
            <text:p>1.12252</text:p>
          </table:table-cell>
          <table:table-cell table:formula="of:=([$QUICK.D9])*1000" office:value-type="float" office:value="11.7454" calcext:value-type="float">
            <text:p>11.7454</text:p>
          </table:table-cell>
          <table:table-cell table:formula="of:=([$QUICK.E9])*1000" office:value-type="float" office:value="125.542" calcext:value-type="float">
            <text:p>125.542</text:p>
          </table:table-cell>
          <table:table-cell table:formula="of:=([$QUICK.F9])*1000" office:value-type="float" office:value="1306.4" calcext:value-type="float">
            <text:p>1306.4</text:p>
          </table:table-cell>
          <table:table-cell table:formula="of:=([$QUICK.G9])*1000" office:value-type="float" office:value="13300.2" calcext:value-type="float">
            <text:p>13300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$QUICK.B10])*1000" office:value-type="float" office:value="0.159791" calcext:value-type="float">
            <text:p>0.159791</text:p>
          </table:table-cell>
          <table:table-cell table:formula="of:=([$QUICK.C10])*1000" office:value-type="float" office:value="1.10791" calcext:value-type="float">
            <text:p>1.10791</text:p>
          </table:table-cell>
          <table:table-cell table:formula="of:=([$QUICK.D10])*1000" office:value-type="float" office:value="11.6919" calcext:value-type="float">
            <text:p>11.6919</text:p>
          </table:table-cell>
          <table:table-cell table:formula="of:=([$QUICK.E10])*1000" office:value-type="float" office:value="125.143" calcext:value-type="float">
            <text:p>125.143</text:p>
          </table:table-cell>
          <table:table-cell table:formula="of:=([$QUICK.F10])*1000" office:value-type="float" office:value="1291.72" calcext:value-type="float">
            <text:p>1291.72</text:p>
          </table:table-cell>
          <table:table-cell table:formula="of:=([$QUICK.G10])*1000" office:value-type="float" office:value="13415.6" calcext:value-type="float">
            <text:p>13415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$QUICK.B11])*1000" office:value-type="float" office:value="0.164854" calcext:value-type="float">
            <text:p>0.164854</text:p>
          </table:table-cell>
          <table:table-cell table:formula="of:=([$QUICK.C11])*1000" office:value-type="float" office:value="1.11041" calcext:value-type="float">
            <text:p>1.11041</text:p>
          </table:table-cell>
          <table:table-cell table:formula="of:=([$QUICK.D11])*1000" office:value-type="float" office:value="11.8915" calcext:value-type="float">
            <text:p>11.8915</text:p>
          </table:table-cell>
          <table:table-cell table:formula="of:=([$QUICK.E11])*1000" office:value-type="float" office:value="122.851" calcext:value-type="float">
            <text:p>122.851</text:p>
          </table:table-cell>
          <table:table-cell table:formula="of:=([$QUICK.F11])*1000" office:value-type="float" office:value="1296.97" calcext:value-type="float">
            <text:p>1296.97</text:p>
          </table:table-cell>
          <table:table-cell table:formula="of:=([$QUICK.G11])*1000" office:value-type="float" office:value="13587.8" calcext:value-type="float">
            <text:p>13587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$QUICK.B12])*1000" office:value-type="float" office:value="0.158397" calcext:value-type="float">
            <text:p>0.158397</text:p>
          </table:table-cell>
          <table:table-cell table:formula="of:=([$QUICK.C12])*1000" office:value-type="float" office:value="1.13898" calcext:value-type="float">
            <text:p>1.13898</text:p>
          </table:table-cell>
          <table:table-cell table:formula="of:=([$QUICK.D12])*1000" office:value-type="float" office:value="11.7733" calcext:value-type="float">
            <text:p>11.7733</text:p>
          </table:table-cell>
          <table:table-cell table:formula="of:=([$QUICK.E12])*1000" office:value-type="float" office:value="121.999" calcext:value-type="float">
            <text:p>121.999</text:p>
          </table:table-cell>
          <table:table-cell table:formula="of:=([$QUICK.F12])*1000" office:value-type="float" office:value="1321.48" calcext:value-type="float">
            <text:p>1321.48</text:p>
          </table:table-cell>
          <table:table-cell table:formula="of:=([$QUICK.G12])*1000" office:value-type="float" office:value="13522.8" calcext:value-type="float">
            <text:p>13522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$QUICK.B13])*1000" office:value-type="float" office:value="0.156647" calcext:value-type="float">
            <text:p>0.156647</text:p>
          </table:table-cell>
          <table:table-cell table:formula="of:=([$QUICK.C13])*1000" office:value-type="float" office:value="1.05037" calcext:value-type="float">
            <text:p>1.05037</text:p>
          </table:table-cell>
          <table:table-cell table:formula="of:=([$QUICK.D13])*1000" office:value-type="float" office:value="11.5684" calcext:value-type="float">
            <text:p>11.5684</text:p>
          </table:table-cell>
          <table:table-cell table:formula="of:=([$QUICK.E13])*1000" office:value-type="float" office:value="123.508" calcext:value-type="float">
            <text:p>123.508</text:p>
          </table:table-cell>
          <table:table-cell table:formula="of:=([$QUICK.F13])*1000" office:value-type="float" office:value="1298.62" calcext:value-type="float">
            <text:p>1298.62</text:p>
          </table:table-cell>
          <table:table-cell table:formula="of:=([$QUICK.G13])*1000" office:value-type="float" office:value="13660.7" calcext:value-type="float">
            <text:p>13660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$QUICK.B14])*1000" office:value-type="float" office:value="0.159057" calcext:value-type="float">
            <text:p>0.159057</text:p>
          </table:table-cell>
          <table:table-cell table:formula="of:=([$QUICK.C14])*1000" office:value-type="float" office:value="0.959323" calcext:value-type="float">
            <text:p>0.959323</text:p>
          </table:table-cell>
          <table:table-cell table:formula="of:=([$QUICK.D14])*1000" office:value-type="float" office:value="11.31" calcext:value-type="float">
            <text:p>11.31</text:p>
          </table:table-cell>
          <table:table-cell table:formula="of:=([$QUICK.E14])*1000" office:value-type="float" office:value="121.991" calcext:value-type="float">
            <text:p>121.991</text:p>
          </table:table-cell>
          <table:table-cell table:formula="of:=([$QUICK.F14])*1000" office:value-type="float" office:value="1296.53" calcext:value-type="float">
            <text:p>1296.53</text:p>
          </table:table-cell>
          <table:table-cell table:formula="of:=([$QUICK.G14])*1000" office:value-type="float" office:value="13445.7" calcext:value-type="float">
            <text:p>13445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$QUICK.B15])*1000" office:value-type="float" office:value="0.161449" calcext:value-type="float">
            <text:p>0.161449</text:p>
          </table:table-cell>
          <table:table-cell table:formula="of:=([$QUICK.C15])*1000" office:value-type="float" office:value="0.933022" calcext:value-type="float">
            <text:p>0.933022</text:p>
          </table:table-cell>
          <table:table-cell table:formula="of:=([$QUICK.D15])*1000" office:value-type="float" office:value="11.673" calcext:value-type="float">
            <text:p>11.673</text:p>
          </table:table-cell>
          <table:table-cell table:formula="of:=([$QUICK.E15])*1000" office:value-type="float" office:value="122.926" calcext:value-type="float">
            <text:p>122.926</text:p>
          </table:table-cell>
          <table:table-cell table:formula="of:=([$QUICK.F15])*1000" office:value-type="float" office:value="1288.73" calcext:value-type="float">
            <text:p>1288.73</text:p>
          </table:table-cell>
          <table:table-cell table:formula="of:=([$QUICK.G15])*1000" office:value-type="float" office:value="13436.6" calcext:value-type="float">
            <text:p>13436.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$QUICK.B16])*1000" office:value-type="float" office:value="0.150776" calcext:value-type="float">
            <text:p>0.150776</text:p>
          </table:table-cell>
          <table:table-cell table:formula="of:=([$QUICK.C16])*1000" office:value-type="float" office:value="0.965648" calcext:value-type="float">
            <text:p>0.965648</text:p>
          </table:table-cell>
          <table:table-cell table:formula="of:=([$QUICK.D16])*1000" office:value-type="float" office:value="11.3154" calcext:value-type="float">
            <text:p>11.3154</text:p>
          </table:table-cell>
          <table:table-cell table:formula="of:=([$QUICK.E16])*1000" office:value-type="float" office:value="124.649" calcext:value-type="float">
            <text:p>124.649</text:p>
          </table:table-cell>
          <table:table-cell table:formula="of:=([$QUICK.F16])*1000" office:value-type="float" office:value="1298.06" calcext:value-type="float">
            <text:p>1298.06</text:p>
          </table:table-cell>
          <table:table-cell table:formula="of:=([$QUICK.G16])*1000" office:value-type="float" office:value="13473.2" calcext:value-type="float">
            <text:p>13473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$QUICK.B17])*1000" office:value-type="float" office:value="0.147124" calcext:value-type="float">
            <text:p>0.147124</text:p>
          </table:table-cell>
          <table:table-cell table:formula="of:=([$QUICK.C17])*1000" office:value-type="float" office:value="1.00397" calcext:value-type="float">
            <text:p>1.00397</text:p>
          </table:table-cell>
          <table:table-cell table:formula="of:=([$QUICK.D17])*1000" office:value-type="float" office:value="11.7723" calcext:value-type="float">
            <text:p>11.7723</text:p>
          </table:table-cell>
          <table:table-cell table:formula="of:=([$QUICK.E17])*1000" office:value-type="float" office:value="124.555" calcext:value-type="float">
            <text:p>124.555</text:p>
          </table:table-cell>
          <table:table-cell table:formula="of:=([$QUICK.F17])*1000" office:value-type="float" office:value="1298.7" calcext:value-type="float">
            <text:p>1298.7</text:p>
          </table:table-cell>
          <table:table-cell table:formula="of:=([$QUICK.G17])*1000" office:value-type="float" office:value="13536.1" calcext:value-type="float">
            <text:p>13536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$QUICK.B18])*1000" office:value-type="float" office:value="0.142374" calcext:value-type="float">
            <text:p>0.142374</text:p>
          </table:table-cell>
          <table:table-cell table:formula="of:=([$QUICK.C18])*1000" office:value-type="float" office:value="1.00411" calcext:value-type="float">
            <text:p>1.00411</text:p>
          </table:table-cell>
          <table:table-cell table:formula="of:=([$QUICK.D18])*1000" office:value-type="float" office:value="11.6576" calcext:value-type="float">
            <text:p>11.6576</text:p>
          </table:table-cell>
          <table:table-cell table:formula="of:=([$QUICK.E18])*1000" office:value-type="float" office:value="122.144" calcext:value-type="float">
            <text:p>122.144</text:p>
          </table:table-cell>
          <table:table-cell table:formula="of:=([$QUICK.F18])*1000" office:value-type="float" office:value="1286.25" calcext:value-type="float">
            <text:p>1286.25</text:p>
          </table:table-cell>
          <table:table-cell table:formula="of:=([$QUICK.G18])*1000" office:value-type="float" office:value="13490" calcext:value-type="float">
            <text:p>1349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$QUICK.B19])*1000" office:value-type="float" office:value="0.124607" calcext:value-type="float">
            <text:p>0.124607</text:p>
          </table:table-cell>
          <table:table-cell table:formula="of:=([$QUICK.C19])*1000" office:value-type="float" office:value="0.976978" calcext:value-type="float">
            <text:p>0.976978</text:p>
          </table:table-cell>
          <table:table-cell table:formula="of:=([$QUICK.D19])*1000" office:value-type="float" office:value="11.7374" calcext:value-type="float">
            <text:p>11.7374</text:p>
          </table:table-cell>
          <table:table-cell table:formula="of:=([$QUICK.E19])*1000" office:value-type="float" office:value="126.299" calcext:value-type="float">
            <text:p>126.299</text:p>
          </table:table-cell>
          <table:table-cell table:formula="of:=([$QUICK.F19])*1000" office:value-type="float" office:value="1290.81" calcext:value-type="float">
            <text:p>1290.81</text:p>
          </table:table-cell>
          <table:table-cell table:formula="of:=([$QUICK.G19])*1000" office:value-type="float" office:value="13502.9" calcext:value-type="float">
            <text:p>13502.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$QUICK.B20])*1000" office:value-type="float" office:value="0.122293" calcext:value-type="float">
            <text:p>0.122293</text:p>
          </table:table-cell>
          <table:table-cell table:formula="of:=([$QUICK.C20])*1000" office:value-type="float" office:value="1.44666" calcext:value-type="float">
            <text:p>1.44666</text:p>
          </table:table-cell>
          <table:table-cell table:formula="of:=([$QUICK.D20])*1000" office:value-type="float" office:value="11.575" calcext:value-type="float">
            <text:p>11.575</text:p>
          </table:table-cell>
          <table:table-cell table:formula="of:=([$QUICK.E20])*1000" office:value-type="float" office:value="124.355" calcext:value-type="float">
            <text:p>124.355</text:p>
          </table:table-cell>
          <table:table-cell table:formula="of:=([$QUICK.F20])*1000" office:value-type="float" office:value="1315" calcext:value-type="float">
            <text:p>1315</text:p>
          </table:table-cell>
          <table:table-cell table:formula="of:=([$QUICK.G20])*1000" office:value-type="float" office:value="13326.9" calcext:value-type="float">
            <text:p>13326.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$QUICK.B21])*1000" office:value-type="float" office:value="0.123913" calcext:value-type="float">
            <text:p>0.123913</text:p>
          </table:table-cell>
          <table:table-cell table:formula="of:=([$QUICK.C21])*1000" office:value-type="float" office:value="0.979186" calcext:value-type="float">
            <text:p>0.979186</text:p>
          </table:table-cell>
          <table:table-cell table:formula="of:=([$QUICK.D21])*1000" office:value-type="float" office:value="11.7208" calcext:value-type="float">
            <text:p>11.7208</text:p>
          </table:table-cell>
          <table:table-cell table:formula="of:=([$QUICK.E21])*1000" office:value-type="float" office:value="125.048" calcext:value-type="float">
            <text:p>125.048</text:p>
          </table:table-cell>
          <table:table-cell table:formula="of:=([$QUICK.F21])*1000" office:value-type="float" office:value="1290.93" calcext:value-type="float">
            <text:p>1290.93</text:p>
          </table:table-cell>
          <table:table-cell table:formula="of:=([$QUICK.G21])*1000" office:value-type="float" office:value="13295.6" calcext:value-type="float">
            <text:p>13295.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$QUICK.B22])*1000" office:value-type="float" office:value="0.127218" calcext:value-type="float">
            <text:p>0.127218</text:p>
          </table:table-cell>
          <table:table-cell table:formula="of:=([$QUICK.C22])*1000" office:value-type="float" office:value="0.979693" calcext:value-type="float">
            <text:p>0.979693</text:p>
          </table:table-cell>
          <table:table-cell table:formula="of:=([$QUICK.D22])*1000" office:value-type="float" office:value="11.6671" calcext:value-type="float">
            <text:p>11.6671</text:p>
          </table:table-cell>
          <table:table-cell table:formula="of:=([$QUICK.E22])*1000" office:value-type="float" office:value="122.717" calcext:value-type="float">
            <text:p>122.717</text:p>
          </table:table-cell>
          <table:table-cell table:formula="of:=([$QUICK.F22])*1000" office:value-type="float" office:value="1302.54" calcext:value-type="float">
            <text:p>1302.54</text:p>
          </table:table-cell>
          <table:table-cell table:formula="of:=([$QUICK.G22])*1000" office:value-type="float" office:value="13478" calcext:value-type="float">
            <text:p>134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$QUICK.B23])*1000" office:value-type="float" office:value="0.130028" calcext:value-type="float">
            <text:p>0.130028</text:p>
          </table:table-cell>
          <table:table-cell table:formula="of:=([$QUICK.C23])*1000" office:value-type="float" office:value="0.976404" calcext:value-type="float">
            <text:p>0.976404</text:p>
          </table:table-cell>
          <table:table-cell table:formula="of:=([$QUICK.D23])*1000" office:value-type="float" office:value="11.6205" calcext:value-type="float">
            <text:p>11.6205</text:p>
          </table:table-cell>
          <table:table-cell table:formula="of:=([$QUICK.E23])*1000" office:value-type="float" office:value="124.952" calcext:value-type="float">
            <text:p>124.952</text:p>
          </table:table-cell>
          <table:table-cell table:formula="of:=([$QUICK.F23])*1000" office:value-type="float" office:value="1270.5" calcext:value-type="float">
            <text:p>1270.5</text:p>
          </table:table-cell>
          <table:table-cell table:formula="of:=([$QUICK.G23])*1000" office:value-type="float" office:value="13359.7" calcext:value-type="float">
            <text:p>13359.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$QUICK.B24])*1000" office:value-type="float" office:value="0.125157" calcext:value-type="float">
            <text:p>0.125157</text:p>
          </table:table-cell>
          <table:table-cell table:formula="of:=([$QUICK.C24])*1000" office:value-type="float" office:value="0.97445" calcext:value-type="float">
            <text:p>0.97445</text:p>
          </table:table-cell>
          <table:table-cell table:formula="of:=([$QUICK.D24])*1000" office:value-type="float" office:value="11.176" calcext:value-type="float">
            <text:p>11.176</text:p>
          </table:table-cell>
          <table:table-cell table:formula="of:=([$QUICK.E24])*1000" office:value-type="float" office:value="123.567" calcext:value-type="float">
            <text:p>123.567</text:p>
          </table:table-cell>
          <table:table-cell table:formula="of:=([$QUICK.F24])*1000" office:value-type="float" office:value="1274.73" calcext:value-type="float">
            <text:p>1274.73</text:p>
          </table:table-cell>
          <table:table-cell table:formula="of:=([$QUICK.G24])*1000" office:value-type="float" office:value="13389.6" calcext:value-type="float">
            <text:p>13389.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$QUICK.B25])*1000" office:value-type="float" office:value="0.150842" calcext:value-type="float">
            <text:p>0.150842</text:p>
          </table:table-cell>
          <table:table-cell table:formula="of:=([$QUICK.C25])*1000" office:value-type="float" office:value="0.982695" calcext:value-type="float">
            <text:p>0.982695</text:p>
          </table:table-cell>
          <table:table-cell table:formula="of:=([$QUICK.D25])*1000" office:value-type="float" office:value="11.7756" calcext:value-type="float">
            <text:p>11.7756</text:p>
          </table:table-cell>
          <table:table-cell table:formula="of:=([$QUICK.E25])*1000" office:value-type="float" office:value="122.98" calcext:value-type="float">
            <text:p>122.98</text:p>
          </table:table-cell>
          <table:table-cell table:formula="of:=([$QUICK.F25])*1000" office:value-type="float" office:value="1276.97" calcext:value-type="float">
            <text:p>1276.97</text:p>
          </table:table-cell>
          <table:table-cell table:formula="of:=([$QUICK.G25])*1000" office:value-type="float" office:value="13448.7" calcext:value-type="float">
            <text:p>13448.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$QUICK.B26])*1000" office:value-type="float" office:value="0.122943" calcext:value-type="float">
            <text:p>0.122943</text:p>
          </table:table-cell>
          <table:table-cell table:formula="of:=([$QUICK.C26])*1000" office:value-type="float" office:value="0.965709" calcext:value-type="float">
            <text:p>0.965709</text:p>
          </table:table-cell>
          <table:table-cell table:formula="of:=([$QUICK.D26])*1000" office:value-type="float" office:value="11.5295" calcext:value-type="float">
            <text:p>11.5295</text:p>
          </table:table-cell>
          <table:table-cell table:formula="of:=([$QUICK.E26])*1000" office:value-type="float" office:value="122.415" calcext:value-type="float">
            <text:p>122.415</text:p>
          </table:table-cell>
          <table:table-cell table:formula="of:=([$QUICK.F26])*1000" office:value-type="float" office:value="1280.92" calcext:value-type="float">
            <text:p>1280.92</text:p>
          </table:table-cell>
          <table:table-cell table:formula="of:=([$QUICK.G26])*1000" office:value-type="float" office:value="13494.9" calcext:value-type="float">
            <text:p>13494.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$QUICK.B27])*1000" office:value-type="float" office:value="0.124968" calcext:value-type="float">
            <text:p>0.124968</text:p>
          </table:table-cell>
          <table:table-cell table:formula="of:=([$QUICK.C27])*1000" office:value-type="float" office:value="0.988853" calcext:value-type="float">
            <text:p>0.988853</text:p>
          </table:table-cell>
          <table:table-cell table:formula="of:=([$QUICK.D27])*1000" office:value-type="float" office:value="11.4895" calcext:value-type="float">
            <text:p>11.4895</text:p>
          </table:table-cell>
          <table:table-cell table:formula="of:=([$QUICK.E27])*1000" office:value-type="float" office:value="123.91" calcext:value-type="float">
            <text:p>123.91</text:p>
          </table:table-cell>
          <table:table-cell table:formula="of:=([$QUICK.F27])*1000" office:value-type="float" office:value="1285.91" calcext:value-type="float">
            <text:p>1285.91</text:p>
          </table:table-cell>
          <table:table-cell table:formula="of:=([$QUICK.G27])*1000" office:value-type="float" office:value="13258.4" calcext:value-type="float">
            <text:p>13258.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$QUICK.B28])*1000" office:value-type="float" office:value="0.124268" calcext:value-type="float">
            <text:p>0.124268</text:p>
          </table:table-cell>
          <table:table-cell table:formula="of:=([$QUICK.C28])*1000" office:value-type="float" office:value="0.960765" calcext:value-type="float">
            <text:p>0.960765</text:p>
          </table:table-cell>
          <table:table-cell table:formula="of:=([$QUICK.D28])*1000" office:value-type="float" office:value="11.6471" calcext:value-type="float">
            <text:p>11.6471</text:p>
          </table:table-cell>
          <table:table-cell table:formula="of:=([$QUICK.E28])*1000" office:value-type="float" office:value="123.136" calcext:value-type="float">
            <text:p>123.136</text:p>
          </table:table-cell>
          <table:table-cell table:formula="of:=([$QUICK.F28])*1000" office:value-type="float" office:value="1282.1" calcext:value-type="float">
            <text:p>1282.1</text:p>
          </table:table-cell>
          <table:table-cell table:formula="of:=([$QUICK.G28])*1000" office:value-type="float" office:value="13463.4" calcext:value-type="float">
            <text:p>13463.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$QUICK.B29])*1000" office:value-type="float" office:value="0.125976" calcext:value-type="float">
            <text:p>0.125976</text:p>
          </table:table-cell>
          <table:table-cell table:formula="of:=([$QUICK.C29])*1000" office:value-type="float" office:value="0.946694" calcext:value-type="float">
            <text:p>0.946694</text:p>
          </table:table-cell>
          <table:table-cell table:formula="of:=([$QUICK.D29])*1000" office:value-type="float" office:value="11.7441" calcext:value-type="float">
            <text:p>11.7441</text:p>
          </table:table-cell>
          <table:table-cell table:formula="of:=([$QUICK.E29])*1000" office:value-type="float" office:value="125.548" calcext:value-type="float">
            <text:p>125.548</text:p>
          </table:table-cell>
          <table:table-cell table:formula="of:=([$QUICK.F29])*1000" office:value-type="float" office:value="1276.28" calcext:value-type="float">
            <text:p>1276.28</text:p>
          </table:table-cell>
          <table:table-cell table:formula="of:=([$QUICK.G29])*1000" office:value-type="float" office:value="13591.7" calcext:value-type="float">
            <text:p>13591.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$QUICK.B30])*1000" office:value-type="float" office:value="0.123765" calcext:value-type="float">
            <text:p>0.123765</text:p>
          </table:table-cell>
          <table:table-cell table:formula="of:=([$QUICK.C30])*1000" office:value-type="float" office:value="0.953212" calcext:value-type="float">
            <text:p>0.953212</text:p>
          </table:table-cell>
          <table:table-cell table:formula="of:=([$QUICK.D30])*1000" office:value-type="float" office:value="11.5274" calcext:value-type="float">
            <text:p>11.5274</text:p>
          </table:table-cell>
          <table:table-cell table:formula="of:=([$QUICK.E30])*1000" office:value-type="float" office:value="122.334" calcext:value-type="float">
            <text:p>122.334</text:p>
          </table:table-cell>
          <table:table-cell table:formula="of:=([$QUICK.F30])*1000" office:value-type="float" office:value="1292.95" calcext:value-type="float">
            <text:p>1292.95</text:p>
          </table:table-cell>
          <table:table-cell table:formula="of:=([$QUICK.G30])*1000" office:value-type="float" office:value="13632.3" calcext:value-type="float">
            <text:p>13632.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$QUICK.B31])*1000" office:value-type="float" office:value="0.123961" calcext:value-type="float">
            <text:p>0.123961</text:p>
          </table:table-cell>
          <table:table-cell table:formula="of:=([$QUICK.C31])*1000" office:value-type="float" office:value="1.01252" calcext:value-type="float">
            <text:p>1.01252</text:p>
          </table:table-cell>
          <table:table-cell table:formula="of:=([$QUICK.D31])*1000" office:value-type="float" office:value="11.8365" calcext:value-type="float">
            <text:p>11.8365</text:p>
          </table:table-cell>
          <table:table-cell table:formula="of:=([$QUICK.E31])*1000" office:value-type="float" office:value="121.834" calcext:value-type="float">
            <text:p>121.834</text:p>
          </table:table-cell>
          <table:table-cell table:formula="of:=([$QUICK.F31])*1000" office:value-type="float" office:value="1290.39" calcext:value-type="float">
            <text:p>1290.39</text:p>
          </table:table-cell>
          <table:table-cell table:formula="of:=([$QUICK.G31])*1000" office:value-type="float" office:value="13495.1" calcext:value-type="float">
            <text:p>13495.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$QUICK.B32])*1000" office:value-type="float" office:value="0.122099" calcext:value-type="float">
            <text:p>0.122099</text:p>
          </table:table-cell>
          <table:table-cell table:formula="of:=([$QUICK.C32])*1000" office:value-type="float" office:value="1.03406" calcext:value-type="float">
            <text:p>1.03406</text:p>
          </table:table-cell>
          <table:table-cell table:formula="of:=([$QUICK.D32])*1000" office:value-type="float" office:value="11.3843" calcext:value-type="float">
            <text:p>11.3843</text:p>
          </table:table-cell>
          <table:table-cell table:formula="of:=([$QUICK.E32])*1000" office:value-type="float" office:value="125.084" calcext:value-type="float">
            <text:p>125.084</text:p>
          </table:table-cell>
          <table:table-cell table:formula="of:=([$QUICK.F32])*1000" office:value-type="float" office:value="1277.84" calcext:value-type="float">
            <text:p>1277.84</text:p>
          </table:table-cell>
          <table:table-cell table:formula="of:=([$QUICK.G32])*1000" office:value-type="float" office:value="13561.5" calcext:value-type="float">
            <text:p>13561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$QUICK.B33])*1000" office:value-type="float" office:value="0.125476" calcext:value-type="float">
            <text:p>0.125476</text:p>
          </table:table-cell>
          <table:table-cell table:formula="of:=([$QUICK.C33])*1000" office:value-type="float" office:value="1.03823" calcext:value-type="float">
            <text:p>1.03823</text:p>
          </table:table-cell>
          <table:table-cell table:formula="of:=([$QUICK.D33])*1000" office:value-type="float" office:value="11.6696" calcext:value-type="float">
            <text:p>11.6696</text:p>
          </table:table-cell>
          <table:table-cell table:formula="of:=([$QUICK.E33])*1000" office:value-type="float" office:value="122.187" calcext:value-type="float">
            <text:p>122.187</text:p>
          </table:table-cell>
          <table:table-cell table:formula="of:=([$QUICK.F33])*1000" office:value-type="float" office:value="1303.66" calcext:value-type="float">
            <text:p>1303.66</text:p>
          </table:table-cell>
          <table:table-cell table:formula="of:=([$QUICK.G33])*1000" office:value-type="float" office:value="13545.7" calcext:value-type="float">
            <text:p>13545.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$QUICK.B34])*1000" office:value-type="float" office:value="0.1225" calcext:value-type="float">
            <text:p>0.1225</text:p>
          </table:table-cell>
          <table:table-cell table:formula="of:=([$QUICK.C34])*1000" office:value-type="float" office:value="0.991823" calcext:value-type="float">
            <text:p>0.991823</text:p>
          </table:table-cell>
          <table:table-cell table:formula="of:=([$QUICK.D34])*1000" office:value-type="float" office:value="11.572" calcext:value-type="float">
            <text:p>11.572</text:p>
          </table:table-cell>
          <table:table-cell table:formula="of:=([$QUICK.E34])*1000" office:value-type="float" office:value="123.704" calcext:value-type="float">
            <text:p>123.704</text:p>
          </table:table-cell>
          <table:table-cell table:formula="of:=([$QUICK.F34])*1000" office:value-type="float" office:value="1285.55" calcext:value-type="float">
            <text:p>1285.55</text:p>
          </table:table-cell>
          <table:table-cell table:formula="of:=([$QUICK.G34])*1000" office:value-type="float" office:value="13733.8" calcext:value-type="float">
            <text:p>13733.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$QUICK.B35])*1000" office:value-type="float" office:value="0.122449" calcext:value-type="float">
            <text:p>0.122449</text:p>
          </table:table-cell>
          <table:table-cell table:formula="of:=([$QUICK.C35])*1000" office:value-type="float" office:value="0.972362" calcext:value-type="float">
            <text:p>0.972362</text:p>
          </table:table-cell>
          <table:table-cell table:formula="of:=([$QUICK.D35])*1000" office:value-type="float" office:value="11.5775" calcext:value-type="float">
            <text:p>11.5775</text:p>
          </table:table-cell>
          <table:table-cell table:formula="of:=([$QUICK.E35])*1000" office:value-type="float" office:value="126.579" calcext:value-type="float">
            <text:p>126.579</text:p>
          </table:table-cell>
          <table:table-cell table:formula="of:=([$QUICK.F35])*1000" office:value-type="float" office:value="1281.63" calcext:value-type="float">
            <text:p>1281.63</text:p>
          </table:table-cell>
          <table:table-cell table:formula="of:=([$QUICK.G35])*1000" office:value-type="float" office:value="13782.4" calcext:value-type="float">
            <text:p>13782.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$QUICK.B36])*1000" office:value-type="float" office:value="0.129099" calcext:value-type="float">
            <text:p>0.129099</text:p>
          </table:table-cell>
          <table:table-cell table:formula="of:=([$QUICK.C36])*1000" office:value-type="float" office:value="0.968248" calcext:value-type="float">
            <text:p>0.968248</text:p>
          </table:table-cell>
          <table:table-cell table:formula="of:=([$QUICK.D36])*1000" office:value-type="float" office:value="11.133" calcext:value-type="float">
            <text:p>11.133</text:p>
          </table:table-cell>
          <table:table-cell table:formula="of:=([$QUICK.E36])*1000" office:value-type="float" office:value="124.608" calcext:value-type="float">
            <text:p>124.608</text:p>
          </table:table-cell>
          <table:table-cell table:formula="of:=([$QUICK.F36])*1000" office:value-type="float" office:value="1281.94" calcext:value-type="float">
            <text:p>1281.94</text:p>
          </table:table-cell>
          <table:table-cell table:formula="of:=([$QUICK.G36])*1000" office:value-type="float" office:value="13646.8" calcext:value-type="float">
            <text:p>13646.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$QUICK.B37])*1000" office:value-type="float" office:value="0.123228" calcext:value-type="float">
            <text:p>0.123228</text:p>
          </table:table-cell>
          <table:table-cell table:formula="of:=([$QUICK.C37])*1000" office:value-type="float" office:value="0.959917" calcext:value-type="float">
            <text:p>0.959917</text:p>
          </table:table-cell>
          <table:table-cell table:formula="of:=([$QUICK.D37])*1000" office:value-type="float" office:value="11.4277" calcext:value-type="float">
            <text:p>11.4277</text:p>
          </table:table-cell>
          <table:table-cell table:formula="of:=([$QUICK.E37])*1000" office:value-type="float" office:value="123.681" calcext:value-type="float">
            <text:p>123.681</text:p>
          </table:table-cell>
          <table:table-cell table:formula="of:=([$QUICK.F37])*1000" office:value-type="float" office:value="1318.41" calcext:value-type="float">
            <text:p>1318.41</text:p>
          </table:table-cell>
          <table:table-cell table:formula="of:=([$QUICK.G37])*1000" office:value-type="float" office:value="13428.5" calcext:value-type="float">
            <text:p>13428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$QUICK.B38])*1000" office:value-type="float" office:value="0.122325" calcext:value-type="float">
            <text:p>0.122325</text:p>
          </table:table-cell>
          <table:table-cell table:formula="of:=([$QUICK.C38])*1000" office:value-type="float" office:value="0.957883" calcext:value-type="float">
            <text:p>0.957883</text:p>
          </table:table-cell>
          <table:table-cell table:formula="of:=([$QUICK.D38])*1000" office:value-type="float" office:value="11.8679" calcext:value-type="float">
            <text:p>11.8679</text:p>
          </table:table-cell>
          <table:table-cell table:formula="of:=([$QUICK.E38])*1000" office:value-type="float" office:value="124.64" calcext:value-type="float">
            <text:p>124.64</text:p>
          </table:table-cell>
          <table:table-cell table:formula="of:=([$QUICK.F38])*1000" office:value-type="float" office:value="1279.26" calcext:value-type="float">
            <text:p>1279.26</text:p>
          </table:table-cell>
          <table:table-cell table:formula="of:=([$QUICK.G38])*1000" office:value-type="float" office:value="13404.4" calcext:value-type="float">
            <text:p>13404.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$QUICK.B39])*1000" office:value-type="float" office:value="0.120619" calcext:value-type="float">
            <text:p>0.120619</text:p>
          </table:table-cell>
          <table:table-cell table:formula="of:=([$QUICK.C39])*1000" office:value-type="float" office:value="0.976919" calcext:value-type="float">
            <text:p>0.976919</text:p>
          </table:table-cell>
          <table:table-cell table:formula="of:=([$QUICK.D39])*1000" office:value-type="float" office:value="11.6583" calcext:value-type="float">
            <text:p>11.6583</text:p>
          </table:table-cell>
          <table:table-cell table:formula="of:=([$QUICK.E39])*1000" office:value-type="float" office:value="127.438" calcext:value-type="float">
            <text:p>127.438</text:p>
          </table:table-cell>
          <table:table-cell table:formula="of:=([$QUICK.F39])*1000" office:value-type="float" office:value="1280.55" calcext:value-type="float">
            <text:p>1280.55</text:p>
          </table:table-cell>
          <table:table-cell table:formula="of:=([$QUICK.G39])*1000" office:value-type="float" office:value="13522.4" calcext:value-type="float">
            <text:p>13522.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$QUICK.B40])*1000" office:value-type="float" office:value="0.189563" calcext:value-type="float">
            <text:p>0.189563</text:p>
          </table:table-cell>
          <table:table-cell table:formula="of:=([$QUICK.C40])*1000" office:value-type="float" office:value="1.00294" calcext:value-type="float">
            <text:p>1.00294</text:p>
          </table:table-cell>
          <table:table-cell table:formula="of:=([$QUICK.D40])*1000" office:value-type="float" office:value="11.2444" calcext:value-type="float">
            <text:p>11.2444</text:p>
          </table:table-cell>
          <table:table-cell table:formula="of:=([$QUICK.E40])*1000" office:value-type="float" office:value="123.706" calcext:value-type="float">
            <text:p>123.706</text:p>
          </table:table-cell>
          <table:table-cell table:formula="of:=([$QUICK.F40])*1000" office:value-type="float" office:value="1286.03" calcext:value-type="float">
            <text:p>1286.03</text:p>
          </table:table-cell>
          <table:table-cell table:formula="of:=([$QUICK.G40])*1000" office:value-type="float" office:value="13445.2" calcext:value-type="float">
            <text:p>13445.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$QUICK.B41])*1000" office:value-type="float" office:value="0.092444" calcext:value-type="float">
            <text:p>0.092444</text:p>
          </table:table-cell>
          <table:table-cell table:formula="of:=([$QUICK.C41])*1000" office:value-type="float" office:value="0.942867" calcext:value-type="float">
            <text:p>0.942867</text:p>
          </table:table-cell>
          <table:table-cell table:formula="of:=([$QUICK.D41])*1000" office:value-type="float" office:value="11.4389" calcext:value-type="float">
            <text:p>11.4389</text:p>
          </table:table-cell>
          <table:table-cell table:formula="of:=([$QUICK.E41])*1000" office:value-type="float" office:value="122.816" calcext:value-type="float">
            <text:p>122.816</text:p>
          </table:table-cell>
          <table:table-cell table:formula="of:=([$QUICK.F41])*1000" office:value-type="float" office:value="1283.04" calcext:value-type="float">
            <text:p>1283.04</text:p>
          </table:table-cell>
          <table:table-cell table:formula="of:=([$QUICK.G41])*1000" office:value-type="float" office:value="13565.6" calcext:value-type="float">
            <text:p>13565.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$QUICK.B42])*1000" office:value-type="float" office:value="0.076624" calcext:value-type="float">
            <text:p>0.076624</text:p>
          </table:table-cell>
          <table:table-cell table:formula="of:=([$QUICK.C42])*1000" office:value-type="float" office:value="0.93935" calcext:value-type="float">
            <text:p>0.93935</text:p>
          </table:table-cell>
          <table:table-cell table:formula="of:=([$QUICK.D42])*1000" office:value-type="float" office:value="11.8197" calcext:value-type="float">
            <text:p>11.8197</text:p>
          </table:table-cell>
          <table:table-cell table:formula="of:=([$QUICK.E42])*1000" office:value-type="float" office:value="123.843" calcext:value-type="float">
            <text:p>123.843</text:p>
          </table:table-cell>
          <table:table-cell table:formula="of:=([$QUICK.F42])*1000" office:value-type="float" office:value="1293.93" calcext:value-type="float">
            <text:p>1293.93</text:p>
          </table:table-cell>
          <table:table-cell table:formula="of:=([$QUICK.G42])*1000" office:value-type="float" office:value="13515.7" calcext:value-type="float">
            <text:p>13515.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$QUICK.B43])*1000" office:value-type="float" office:value="0.076567" calcext:value-type="float">
            <text:p>0.076567</text:p>
          </table:table-cell>
          <table:table-cell table:formula="of:=([$QUICK.C43])*1000" office:value-type="float" office:value="0.990417" calcext:value-type="float">
            <text:p>0.990417</text:p>
          </table:table-cell>
          <table:table-cell table:formula="of:=([$QUICK.D43])*1000" office:value-type="float" office:value="11.7628" calcext:value-type="float">
            <text:p>11.7628</text:p>
          </table:table-cell>
          <table:table-cell table:formula="of:=([$QUICK.E43])*1000" office:value-type="float" office:value="123.457" calcext:value-type="float">
            <text:p>123.457</text:p>
          </table:table-cell>
          <table:table-cell table:formula="of:=([$QUICK.F43])*1000" office:value-type="float" office:value="1275.23" calcext:value-type="float">
            <text:p>1275.23</text:p>
          </table:table-cell>
          <table:table-cell table:formula="of:=([$QUICK.G43])*1000" office:value-type="float" office:value="13432.9" calcext:value-type="float">
            <text:p>13432.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$QUICK.B44])*1000" office:value-type="float" office:value="0.074134" calcext:value-type="float">
            <text:p>0.074134</text:p>
          </table:table-cell>
          <table:table-cell table:formula="of:=([$QUICK.C44])*1000" office:value-type="float" office:value="0.935224" calcext:value-type="float">
            <text:p>0.935224</text:p>
          </table:table-cell>
          <table:table-cell table:formula="of:=([$QUICK.D44])*1000" office:value-type="float" office:value="11.4511" calcext:value-type="float">
            <text:p>11.4511</text:p>
          </table:table-cell>
          <table:table-cell table:formula="of:=([$QUICK.E44])*1000" office:value-type="float" office:value="122.923" calcext:value-type="float">
            <text:p>122.923</text:p>
          </table:table-cell>
          <table:table-cell table:formula="of:=([$QUICK.F44])*1000" office:value-type="float" office:value="1271.84" calcext:value-type="float">
            <text:p>1271.84</text:p>
          </table:table-cell>
          <table:table-cell table:formula="of:=([$QUICK.G44])*1000" office:value-type="float" office:value="13296.1" calcext:value-type="float">
            <text:p>13296.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$QUICK.B45])*1000" office:value-type="float" office:value="0.07474" calcext:value-type="float">
            <text:p>0.07474</text:p>
          </table:table-cell>
          <table:table-cell table:formula="of:=([$QUICK.C45])*1000" office:value-type="float" office:value="0.926846" calcext:value-type="float">
            <text:p>0.926846</text:p>
          </table:table-cell>
          <table:table-cell table:formula="of:=([$QUICK.D45])*1000" office:value-type="float" office:value="13.066" calcext:value-type="float">
            <text:p>13.066</text:p>
          </table:table-cell>
          <table:table-cell table:formula="of:=([$QUICK.E45])*1000" office:value-type="float" office:value="123.283" calcext:value-type="float">
            <text:p>123.283</text:p>
          </table:table-cell>
          <table:table-cell table:formula="of:=([$QUICK.F45])*1000" office:value-type="float" office:value="1298.41" calcext:value-type="float">
            <text:p>1298.41</text:p>
          </table:table-cell>
          <table:table-cell table:formula="of:=([$QUICK.G45])*1000" office:value-type="float" office:value="13310.1" calcext:value-type="float">
            <text:p>13310.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$QUICK.B46])*1000" office:value-type="float" office:value="0.076521" calcext:value-type="float">
            <text:p>0.076521</text:p>
          </table:table-cell>
          <table:table-cell table:formula="of:=([$QUICK.C46])*1000" office:value-type="float" office:value="0.987416" calcext:value-type="float">
            <text:p>0.987416</text:p>
          </table:table-cell>
          <table:table-cell table:formula="of:=([$QUICK.D46])*1000" office:value-type="float" office:value="11.7893" calcext:value-type="float">
            <text:p>11.7893</text:p>
          </table:table-cell>
          <table:table-cell table:formula="of:=([$QUICK.E46])*1000" office:value-type="float" office:value="123.56" calcext:value-type="float">
            <text:p>123.56</text:p>
          </table:table-cell>
          <table:table-cell table:formula="of:=([$QUICK.F46])*1000" office:value-type="float" office:value="1269.42" calcext:value-type="float">
            <text:p>1269.42</text:p>
          </table:table-cell>
          <table:table-cell table:formula="of:=([$QUICK.G46])*1000" office:value-type="float" office:value="13712.4" calcext:value-type="float">
            <text:p>13712.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$QUICK.B47])*1000" office:value-type="float" office:value="0.075221" calcext:value-type="float">
            <text:p>0.075221</text:p>
          </table:table-cell>
          <table:table-cell table:formula="of:=([$QUICK.C47])*1000" office:value-type="float" office:value="1.0017" calcext:value-type="float">
            <text:p>1.0017</text:p>
          </table:table-cell>
          <table:table-cell table:formula="of:=([$QUICK.D47])*1000" office:value-type="float" office:value="11.6684" calcext:value-type="float">
            <text:p>11.6684</text:p>
          </table:table-cell>
          <table:table-cell table:formula="of:=([$QUICK.E47])*1000" office:value-type="float" office:value="124.571" calcext:value-type="float">
            <text:p>124.571</text:p>
          </table:table-cell>
          <table:table-cell table:formula="of:=([$QUICK.F47])*1000" office:value-type="float" office:value="1286.04" calcext:value-type="float">
            <text:p>1286.04</text:p>
          </table:table-cell>
          <table:table-cell table:formula="of:=([$QUICK.G47])*1000" office:value-type="float" office:value="13445.4" calcext:value-type="float">
            <text:p>13445.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$QUICK.B48])*1000" office:value-type="float" office:value="0.075598" calcext:value-type="float">
            <text:p>0.075598</text:p>
          </table:table-cell>
          <table:table-cell table:formula="of:=([$QUICK.C48])*1000" office:value-type="float" office:value="1.08957" calcext:value-type="float">
            <text:p>1.08957</text:p>
          </table:table-cell>
          <table:table-cell table:formula="of:=([$QUICK.D48])*1000" office:value-type="float" office:value="11.6748" calcext:value-type="float">
            <text:p>11.6748</text:p>
          </table:table-cell>
          <table:table-cell table:formula="of:=([$QUICK.E48])*1000" office:value-type="float" office:value="122.977" calcext:value-type="float">
            <text:p>122.977</text:p>
          </table:table-cell>
          <table:table-cell table:formula="of:=([$QUICK.F48])*1000" office:value-type="float" office:value="1297.08" calcext:value-type="float">
            <text:p>1297.08</text:p>
          </table:table-cell>
          <table:table-cell table:formula="of:=([$QUICK.G48])*1000" office:value-type="float" office:value="13359.9" calcext:value-type="float">
            <text:p>13359.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$QUICK.B49])*1000" office:value-type="float" office:value="0.075465" calcext:value-type="float">
            <text:p>0.075465</text:p>
          </table:table-cell>
          <table:table-cell table:formula="of:=([$QUICK.C49])*1000" office:value-type="float" office:value="0.97306" calcext:value-type="float">
            <text:p>0.97306</text:p>
          </table:table-cell>
          <table:table-cell table:formula="of:=([$QUICK.D49])*1000" office:value-type="float" office:value="112.971" calcext:value-type="float">
            <text:p>112.971</text:p>
          </table:table-cell>
          <table:table-cell table:formula="of:=([$QUICK.E49])*1000" office:value-type="float" office:value="123.997" calcext:value-type="float">
            <text:p>123.997</text:p>
          </table:table-cell>
          <table:table-cell table:formula="of:=([$QUICK.F49])*1000" office:value-type="float" office:value="1306.67" calcext:value-type="float">
            <text:p>1306.67</text:p>
          </table:table-cell>
          <table:table-cell table:formula="of:=([$QUICK.G49])*1000" office:value-type="float" office:value="13276.6" calcext:value-type="float">
            <text:p>13276.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$QUICK.B50])*1000" office:value-type="float" office:value="0.074893" calcext:value-type="float">
            <text:p>0.074893</text:p>
          </table:table-cell>
          <table:table-cell table:formula="of:=([$QUICK.C50])*1000" office:value-type="float" office:value="0.951699" calcext:value-type="float">
            <text:p>0.951699</text:p>
          </table:table-cell>
          <table:table-cell table:formula="of:=([$QUICK.D50])*1000" office:value-type="float" office:value="12.0834" calcext:value-type="float">
            <text:p>12.0834</text:p>
          </table:table-cell>
          <table:table-cell table:formula="of:=([$QUICK.E50])*1000" office:value-type="float" office:value="122.641" calcext:value-type="float">
            <text:p>122.641</text:p>
          </table:table-cell>
          <table:table-cell table:formula="of:=([$QUICK.F50])*1000" office:value-type="float" office:value="1289.75" calcext:value-type="float">
            <text:p>1289.75</text:p>
          </table:table-cell>
          <table:table-cell table:formula="of:=([$QUICK.G50])*1000" office:value-type="float" office:value="13596.9" calcext:value-type="float">
            <text:p>13596.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$QUICK.B51])*1000" office:value-type="float" office:value="0.077163" calcext:value-type="float">
            <text:p>0.077163</text:p>
          </table:table-cell>
          <table:table-cell table:formula="of:=([$QUICK.C51])*1000" office:value-type="float" office:value="0.977588" calcext:value-type="float">
            <text:p>0.977588</text:p>
          </table:table-cell>
          <table:table-cell table:formula="of:=([$QUICK.D51])*1000" office:value-type="float" office:value="11.7714" calcext:value-type="float">
            <text:p>11.7714</text:p>
          </table:table-cell>
          <table:table-cell table:formula="of:=([$QUICK.E51])*1000" office:value-type="float" office:value="123.45" calcext:value-type="float">
            <text:p>123.45</text:p>
          </table:table-cell>
          <table:table-cell table:formula="of:=([$QUICK.F51])*1000" office:value-type="float" office:value="1279.59" calcext:value-type="float">
            <text:p>1279.59</text:p>
          </table:table-cell>
          <table:table-cell table:formula="of:=([$QUICK.G51])*1000" office:value-type="float" office:value="13425.8" calcext:value-type="float">
            <text:p>13425.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$QUICK.B52])*1000" office:value-type="float" office:value="0.07643" calcext:value-type="float">
            <text:p>0.07643</text:p>
          </table:table-cell>
          <table:table-cell table:formula="of:=([$QUICK.C52])*1000" office:value-type="float" office:value="1.01362" calcext:value-type="float">
            <text:p>1.01362</text:p>
          </table:table-cell>
          <table:table-cell table:formula="of:=([$QUICK.D52])*1000" office:value-type="float" office:value="11.6392" calcext:value-type="float">
            <text:p>11.6392</text:p>
          </table:table-cell>
          <table:table-cell table:formula="of:=([$QUICK.E52])*1000" office:value-type="float" office:value="123.508" calcext:value-type="float">
            <text:p>123.508</text:p>
          </table:table-cell>
          <table:table-cell table:formula="of:=([$QUICK.F52])*1000" office:value-type="float" office:value="1301.89" calcext:value-type="float">
            <text:p>1301.89</text:p>
          </table:table-cell>
          <table:table-cell table:formula="of:=([$QUICK.G52])*1000" office:value-type="float" office:value="13297.7" calcext:value-type="float">
            <text:p>13297.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$QUICK.B53])*1000" office:value-type="float" office:value="0.074397" calcext:value-type="float">
            <text:p>0.074397</text:p>
          </table:table-cell>
          <table:table-cell table:formula="of:=([$QUICK.C53])*1000" office:value-type="float" office:value="0.983338" calcext:value-type="float">
            <text:p>0.983338</text:p>
          </table:table-cell>
          <table:table-cell table:formula="of:=([$QUICK.D53])*1000" office:value-type="float" office:value="11.3842" calcext:value-type="float">
            <text:p>11.3842</text:p>
          </table:table-cell>
          <table:table-cell table:formula="of:=([$QUICK.E53])*1000" office:value-type="float" office:value="122.464" calcext:value-type="float">
            <text:p>122.464</text:p>
          </table:table-cell>
          <table:table-cell table:formula="of:=([$QUICK.F53])*1000" office:value-type="float" office:value="1285.42" calcext:value-type="float">
            <text:p>1285.42</text:p>
          </table:table-cell>
          <table:table-cell table:formula="of:=([$QUICK.G53])*1000" office:value-type="float" office:value="13421.2" calcext:value-type="float">
            <text:p>13421.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4" office:value-type="string" calcext:value-type="string">
            <text:p>Média:</text:p>
          </table:table-cell>
          <table:table-cell table:formula="of:=AVERAGE([.B4:.B53])" office:value-type="float" office:value="0.12491792" calcext:value-type="float">
            <text:p>0.12491792</text:p>
          </table:table-cell>
          <table:table-cell table:formula="of:=AVERAGE([.C4:.C53])" office:value-type="float" office:value="1.05086738" calcext:value-type="float">
            <text:p>1.05086738</text:p>
          </table:table-cell>
          <table:table-cell table:formula="of:=AVERAGE([.D4:.D53])" office:value-type="float" office:value="13.806814" calcext:value-type="float">
            <text:p>13.806814</text:p>
          </table:table-cell>
          <table:table-cell table:formula="of:=AVERAGE([.E4:.E53])" office:value-type="float" office:value="123.77274" calcext:value-type="float">
            <text:p>123.77274</text:p>
          </table:table-cell>
          <table:table-cell table:formula="of:=AVERAGE([.F4:.F53])" office:value-type="float" office:value="1289.9248" calcext:value-type="float">
            <text:p>1289.9248</text:p>
          </table:table-cell>
          <table:table-cell table:formula="of:=AVERAGE([.G4:.G53])" office:value-type="float" office:value="13465.554" calcext:value-type="float">
            <text:p>13465.554</text:p>
          </table:table-cell>
        </table:table-row>
        <table:table-row table:style-name="ro1">
          <table:table-cell table:style-name="ce4" office:value-type="string" calcext:value-type="string">
            <text:p>Desvio Padrão:</text:p>
          </table:table-cell>
          <table:table-cell table:formula="of:=STDEV([.B4:.B53])" office:value-type="float" office:value="0.0341212240448669" calcext:value-type="float">
            <text:p>0.034121224044867</text:p>
          </table:table-cell>
          <table:table-cell table:formula="of:=STDEV([.C4:.C53])" office:value-type="float" office:value="0.220504646473779" calcext:value-type="float">
            <text:p>0.220504646473779</text:p>
          </table:table-cell>
          <table:table-cell table:formula="of:=STDEV([.D4:.D53])" office:value-type="float" office:value="14.3410356193232" calcext:value-type="float">
            <text:p>14.3410356193232</text:p>
          </table:table-cell>
          <table:table-cell table:formula="of:=STDEV([.E4:.E53])" office:value-type="float" office:value="1.43047307445289" calcext:value-type="float">
            <text:p>1.43047307445289</text:p>
          </table:table-cell>
          <table:table-cell table:formula="of:=STDEV([.F4:.F53])" office:value-type="float" office:value="11.8901662747338" calcext:value-type="float">
            <text:p>11.8901662747338</text:p>
          </table:table-cell>
          <table:table-cell table:formula="of:=STDEV([.G4:.G53])" office:value-type="float" office:value="123.620697378749" calcext:value-type="float">
            <text:p>123.620697378749</text:p>
          </table:table-cell>
        </table:table-row>
        <table:table-row table:style-name="ro1">
          <table:table-cell table:style-name="ce4" office:value-type="string" calcext:value-type="string">
            <text:p>Erro Padrão:</text:p>
          </table:table-cell>
          <table:table-cell table:style-name="ce4" table:formula="of:=[.B56]/SQRT(50)" office:value-type="float" office:value="0.00482546978090217" calcext:value-type="float">
            <text:p>0.004825469780902</text:p>
          </table:table-cell>
          <table:table-cell table:style-name="ce4" table:formula="of:=[.C56]/SQRT(50)" office:value-type="float" office:value="0.0311840661609502" calcext:value-type="float">
            <text:p>0.03118406616095</text:p>
          </table:table-cell>
          <table:table-cell table:style-name="ce4" table:formula="of:=[.D56]/SQRT(50)" office:value-type="float" office:value="2.02812870713226" calcext:value-type="float">
            <text:p>2.02812870713226</text:p>
          </table:table-cell>
          <table:table-cell table:style-name="ce4" table:formula="of:=[.E56]/SQRT(50)" office:value-type="float" office:value="0.202299442250081" calcext:value-type="float">
            <text:p>0.202299442250081</text:p>
          </table:table-cell>
          <table:table-cell table:style-name="ce4" table:formula="of:=[.F56]/SQRT(50)" office:value-type="float" office:value="1.68152344045997" calcext:value-type="float">
            <text:p>1.68152344045997</text:p>
          </table:table-cell>
          <table:table-cell table:style-name="ce4" table:formula="of:=[.G56]/SQRT(50)" office:value-type="float" office:value="17.4826066823047" calcext:value-type="float">
            <text:p>17.4826066823047</text:p>
          </table:table-cell>
        </table:table-row>
      </table:table>
      <table:table table:name="INSERTION in MS" table:style-name="ta1">
        <table:shapes>
          <draw:frame draw:z-index="0" draw:style-name="gr1" draw:text-style-name="P1" svg:width="453.51pt" svg:height="255.09pt" svg:x="32.77pt" svg:y="749.76pt">
            <draw:object draw:notify-on-update-of-ranges="'INSERTION in MS'.B3:'INSERTION in MS'.B3 'INSERTION in MS'.C3:'INSERTION in MS'.E3 'INSERTION in MS'.B55:'INSERTION in MS'.E55 'INSERTION in MS'.B55:'INSERTION in MS'.E5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number-columns-repeated="4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 table:number-columns-spanned="2" table:number-rows-spanned="1">
            <text:p>QUICK (em segundos)</text:p>
          </table:table-cell>
          <table:covered-table-cell table:style-name="ce3"/>
          <table:table-cell table:style-name="ce3" table:number-columns-repeated="5"/>
          <table:table-cell table:number-columns-repeated="2"/>
        </table:table-row>
        <table:table-row table:style-name="ro1">
          <table:table-cell table:style-name="ce3"/>
          <table:table-cell table:style-name="ce2" office:value-type="string" calcext:value-type="string" table:number-columns-spanned="6" table:number-rows-spanned="1">
            <text:p>Qtde Elementos</text:p>
          </table:table-cell>
          <table:covered-table-cell table:number-columns-repeated="5" table:style-name="ce3"/>
          <table:table-cell table:number-columns-repeated="2"/>
        </table:table-row>
        <table:table-row table:style-name="ro1">
          <table:table-cell table:style-name="ce3" office:value-type="string" calcext:value-type="string">
            <text:p>Nº de execuções</text:p>
          </table:table-cell>
          <table:table-cell table:style-name="ce3" office:value-type="string" calcext:value-type="string">
            <text:p>1 mil</text:p>
          </table:table-cell>
          <table:table-cell table:style-name="ce3" office:value-type="string" calcext:value-type="string">
            <text:p>10 mil</text:p>
          </table:table-cell>
          <table:table-cell table:style-name="ce3" office:value-type="string" calcext:value-type="string">
            <text:p>100 mil</text:p>
          </table:table-cell>
          <table:table-cell table:style-name="ce3" office:value-type="string" calcext:value-type="string">
            <text:p>1 milhão</text:p>
          </table:table-cell>
          <table:table-cell table:style-name="ce3" office:value-type="string" calcext:value-type="string">
            <text:p>10 milhões</text:p>
          </table:table-cell>
          <table:table-cell table:style-name="ce3" office:value-type="string" calcext:value-type="string">
            <text:p>100 milhõ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$INSERTION.B4])*1000" office:value-type="float" office:value="2.11686" calcext:value-type="float">
            <text:p>2.11686</text:p>
          </table:table-cell>
          <table:table-cell table:formula="of:=([$INSERTION.C4])*1000" office:value-type="float" office:value="106.705" calcext:value-type="float">
            <text:p>106.705</text:p>
          </table:table-cell>
          <table:table-cell table:formula="of:=([$INSERTION.D4])*1000" office:value-type="float" office:value="10342.9" calcext:value-type="float">
            <text:p>10342.9</text:p>
          </table:table-cell>
          <table:table-cell table:formula="of:=([$INSERTION.E4])*1000" office:value-type="float" office:value="1035750" calcext:value-type="float">
            <text:p>103575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$INSERTION.B5])*1000" office:value-type="float" office:value="2.16526" calcext:value-type="float">
            <text:p>2.16526</text:p>
          </table:table-cell>
          <table:table-cell table:formula="of:=([$INSERTION.C5])*1000" office:value-type="float" office:value="102.643" calcext:value-type="float">
            <text:p>102.643</text:p>
          </table:table-cell>
          <table:table-cell table:formula="of:=([$INSERTION.D5])*1000" office:value-type="float" office:value="10400.6" calcext:value-type="float">
            <text:p>10400.6</text:p>
          </table:table-cell>
          <table:table-cell table:formula="of:=([$INSERTION.E5])*1000" office:value-type="float" office:value="1034330" calcext:value-type="float">
            <text:p>103433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$INSERTION.B6])*1000" office:value-type="float" office:value="1.27447" calcext:value-type="float">
            <text:p>1.27447</text:p>
          </table:table-cell>
          <table:table-cell table:formula="of:=([$INSERTION.C6])*1000" office:value-type="float" office:value="104.346" calcext:value-type="float">
            <text:p>104.346</text:p>
          </table:table-cell>
          <table:table-cell table:formula="of:=([$INSERTION.D6])*1000" office:value-type="float" office:value="10385" calcext:value-type="float">
            <text:p>10385</text:p>
          </table:table-cell>
          <table:table-cell table:formula="of:=([$INSERTION.E6])*1000" office:value-type="float" office:value="1034210" calcext:value-type="float">
            <text:p>103421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$INSERTION.B7])*1000" office:value-type="float" office:value="1.23355" calcext:value-type="float">
            <text:p>1.23355</text:p>
          </table:table-cell>
          <table:table-cell table:formula="of:=([$INSERTION.C7])*1000" office:value-type="float" office:value="103.219" calcext:value-type="float">
            <text:p>103.219</text:p>
          </table:table-cell>
          <table:table-cell table:formula="of:=([$INSERTION.D7])*1000" office:value-type="float" office:value="10358.3" calcext:value-type="float">
            <text:p>10358.3</text:p>
          </table:table-cell>
          <table:table-cell table:formula="of:=([$INSERTION.E7])*1000" office:value-type="float" office:value="1033500" calcext:value-type="float">
            <text:p>10335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$INSERTION.B8])*1000" office:value-type="float" office:value="1.38894" calcext:value-type="float">
            <text:p>1.38894</text:p>
          </table:table-cell>
          <table:table-cell table:formula="of:=([$INSERTION.C8])*1000" office:value-type="float" office:value="103.277" calcext:value-type="float">
            <text:p>103.277</text:p>
          </table:table-cell>
          <table:table-cell table:formula="of:=([$INSERTION.D8])*1000" office:value-type="float" office:value="10304.2" calcext:value-type="float">
            <text:p>10304.2</text:p>
          </table:table-cell>
          <table:table-cell table:formula="of:=([$INSERTION.E8])*1000" office:value-type="float" office:value="984905" calcext:value-type="float">
            <text:p>984905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$INSERTION.B9])*1000" office:value-type="float" office:value="1.11865" calcext:value-type="float">
            <text:p>1.11865</text:p>
          </table:table-cell>
          <table:table-cell table:formula="of:=([$INSERTION.C9])*1000" office:value-type="float" office:value="103.604" calcext:value-type="float">
            <text:p>103.604</text:p>
          </table:table-cell>
          <table:table-cell table:formula="of:=([$INSERTION.D9])*1000" office:value-type="float" office:value="10303.7" calcext:value-type="float">
            <text:p>10303.7</text:p>
          </table:table-cell>
          <table:table-cell table:formula="of:=([$INSERTION.E9])*1000" office:value-type="float" office:value="979618" calcext:value-type="float">
            <text:p>979618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$INSERTION.B10])*1000" office:value-type="float" office:value="1.05467" calcext:value-type="float">
            <text:p>1.05467</text:p>
          </table:table-cell>
          <table:table-cell table:formula="of:=([$INSERTION.C10])*1000" office:value-type="float" office:value="104.16" calcext:value-type="float">
            <text:p>104.16</text:p>
          </table:table-cell>
          <table:table-cell table:formula="of:=([$INSERTION.D10])*1000" office:value-type="float" office:value="10346.3" calcext:value-type="float">
            <text:p>10346.3</text:p>
          </table:table-cell>
          <table:table-cell table:formula="of:=([$INSERTION.E10])*1000" office:value-type="float" office:value="980997" calcext:value-type="float">
            <text:p>980997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$INSERTION.B11])*1000" office:value-type="float" office:value="1.11253" calcext:value-type="float">
            <text:p>1.11253</text:p>
          </table:table-cell>
          <table:table-cell table:formula="of:=([$INSERTION.C11])*1000" office:value-type="float" office:value="103.76" calcext:value-type="float">
            <text:p>103.76</text:p>
          </table:table-cell>
          <table:table-cell table:formula="of:=([$INSERTION.D11])*1000" office:value-type="float" office:value="10384.2" calcext:value-type="float">
            <text:p>10384.2</text:p>
          </table:table-cell>
          <table:table-cell table:formula="of:=([$INSERTION.E11])*1000" office:value-type="float" office:value="979605" calcext:value-type="float">
            <text:p>979605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$INSERTION.B12])*1000" office:value-type="float" office:value="1.04138" calcext:value-type="float">
            <text:p>1.04138</text:p>
          </table:table-cell>
          <table:table-cell table:formula="of:=([$INSERTION.C12])*1000" office:value-type="float" office:value="102.109" calcext:value-type="float">
            <text:p>102.109</text:p>
          </table:table-cell>
          <table:table-cell table:formula="of:=([$INSERTION.D12])*1000" office:value-type="float" office:value="10417.4" calcext:value-type="float">
            <text:p>10417.4</text:p>
          </table:table-cell>
          <table:table-cell table:formula="of:=([$INSERTION.E12])*1000" office:value-type="float" office:value="979917" calcext:value-type="float">
            <text:p>979917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$INSERTION.B13])*1000" office:value-type="float" office:value="1.02014" calcext:value-type="float">
            <text:p>1.02014</text:p>
          </table:table-cell>
          <table:table-cell table:formula="of:=([$INSERTION.C13])*1000" office:value-type="float" office:value="103.94" calcext:value-type="float">
            <text:p>103.94</text:p>
          </table:table-cell>
          <table:table-cell table:formula="of:=([$INSERTION.D13])*1000" office:value-type="float" office:value="10367.6" calcext:value-type="float">
            <text:p>10367.6</text:p>
          </table:table-cell>
          <table:table-cell table:formula="of:=([$INSERTION.E13])*1000" office:value-type="float" office:value="979539" calcext:value-type="float">
            <text:p>979539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$INSERTION.B14])*1000" office:value-type="float" office:value="1.06251" calcext:value-type="float">
            <text:p>1.06251</text:p>
          </table:table-cell>
          <table:table-cell table:formula="of:=([$INSERTION.C14])*1000" office:value-type="float" office:value="103.614" calcext:value-type="float">
            <text:p>103.614</text:p>
          </table:table-cell>
          <table:table-cell table:formula="of:=([$INSERTION.D14])*1000" office:value-type="float" office:value="10332.5" calcext:value-type="float">
            <text:p>10332.5</text:p>
          </table:table-cell>
          <table:table-cell table:formula="of:=([$INSERTION.E14])*1000" office:value-type="float" office:value="979614" calcext:value-type="float">
            <text:p>979614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$INSERTION.B15])*1000" office:value-type="float" office:value="1.0128" calcext:value-type="float">
            <text:p>1.0128</text:p>
          </table:table-cell>
          <table:table-cell table:formula="of:=([$INSERTION.C15])*1000" office:value-type="float" office:value="102.597" calcext:value-type="float">
            <text:p>102.597</text:p>
          </table:table-cell>
          <table:table-cell table:formula="of:=([$INSERTION.D15])*1000" office:value-type="float" office:value="10327.6" calcext:value-type="float">
            <text:p>10327.6</text:p>
          </table:table-cell>
          <table:table-cell table:formula="of:=([$INSERTION.E15])*1000" office:value-type="float" office:value="979731" calcext:value-type="float">
            <text:p>97973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$INSERTION.B16])*1000" office:value-type="float" office:value="1.00629" calcext:value-type="float">
            <text:p>1.00629</text:p>
          </table:table-cell>
          <table:table-cell table:formula="of:=([$INSERTION.C16])*1000" office:value-type="float" office:value="103.259" calcext:value-type="float">
            <text:p>103.259</text:p>
          </table:table-cell>
          <table:table-cell table:formula="of:=([$INSERTION.D16])*1000" office:value-type="float" office:value="10330.2" calcext:value-type="float">
            <text:p>10330.2</text:p>
          </table:table-cell>
          <table:table-cell table:formula="of:=([$INSERTION.E16])*1000" office:value-type="float" office:value="980254" calcext:value-type="float">
            <text:p>980254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$INSERTION.B17])*1000" office:value-type="float" office:value="1.0378" calcext:value-type="float">
            <text:p>1.0378</text:p>
          </table:table-cell>
          <table:table-cell table:formula="of:=([$INSERTION.C17])*1000" office:value-type="float" office:value="103.009" calcext:value-type="float">
            <text:p>103.009</text:p>
          </table:table-cell>
          <table:table-cell table:formula="of:=([$INSERTION.D17])*1000" office:value-type="float" office:value="10363" calcext:value-type="float">
            <text:p>10363</text:p>
          </table:table-cell>
          <table:table-cell table:formula="of:=([$INSERTION.E17])*1000" office:value-type="float" office:value="980168" calcext:value-type="float">
            <text:p>980168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$INSERTION.B18])*1000" office:value-type="float" office:value="1.09012" calcext:value-type="float">
            <text:p>1.09012</text:p>
          </table:table-cell>
          <table:table-cell table:formula="of:=([$INSERTION.C18])*1000" office:value-type="float" office:value="103.623" calcext:value-type="float">
            <text:p>103.623</text:p>
          </table:table-cell>
          <table:table-cell table:formula="of:=([$INSERTION.D18])*1000" office:value-type="float" office:value="10375.2" calcext:value-type="float">
            <text:p>10375.2</text:p>
          </table:table-cell>
          <table:table-cell table:formula="of:=([$INSERTION.E18])*1000" office:value-type="float" office:value="979227" calcext:value-type="float">
            <text:p>979227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$INSERTION.B19])*1000" office:value-type="float" office:value="1.00268" calcext:value-type="float">
            <text:p>1.00268</text:p>
          </table:table-cell>
          <table:table-cell table:formula="of:=([$INSERTION.C19])*1000" office:value-type="float" office:value="105.148" calcext:value-type="float">
            <text:p>105.148</text:p>
          </table:table-cell>
          <table:table-cell table:formula="of:=([$INSERTION.D19])*1000" office:value-type="float" office:value="10370.9" calcext:value-type="float">
            <text:p>10370.9</text:p>
          </table:table-cell>
          <table:table-cell table:formula="of:=([$INSERTION.E19])*1000" office:value-type="float" office:value="980311" calcext:value-type="float">
            <text:p>98031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$INSERTION.B20])*1000" office:value-type="float" office:value="1.04327" calcext:value-type="float">
            <text:p>1.04327</text:p>
          </table:table-cell>
          <table:table-cell table:formula="of:=([$INSERTION.C20])*1000" office:value-type="float" office:value="104.056" calcext:value-type="float">
            <text:p>104.056</text:p>
          </table:table-cell>
          <table:table-cell table:formula="of:=([$INSERTION.D20])*1000" office:value-type="float" office:value="10316.9" calcext:value-type="float">
            <text:p>10316.9</text:p>
          </table:table-cell>
          <table:table-cell table:formula="of:=([$INSERTION.E20])*1000" office:value-type="float" office:value="979197" calcext:value-type="float">
            <text:p>979197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$INSERTION.B21])*1000" office:value-type="float" office:value="1.08953" calcext:value-type="float">
            <text:p>1.08953</text:p>
          </table:table-cell>
          <table:table-cell table:formula="of:=([$INSERTION.C21])*1000" office:value-type="float" office:value="103.519" calcext:value-type="float">
            <text:p>103.519</text:p>
          </table:table-cell>
          <table:table-cell table:formula="of:=([$INSERTION.D21])*1000" office:value-type="float" office:value="10360.2" calcext:value-type="float">
            <text:p>10360.2</text:p>
          </table:table-cell>
          <table:table-cell table:formula="of:=([$INSERTION.E21])*1000" office:value-type="float" office:value="980979" calcext:value-type="float">
            <text:p>980979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$INSERTION.B22])*1000" office:value-type="float" office:value="1.02078" calcext:value-type="float">
            <text:p>1.02078</text:p>
          </table:table-cell>
          <table:table-cell table:formula="of:=([$INSERTION.C22])*1000" office:value-type="float" office:value="104.293" calcext:value-type="float">
            <text:p>104.293</text:p>
          </table:table-cell>
          <table:table-cell table:formula="of:=([$INSERTION.D22])*1000" office:value-type="float" office:value="10323.7" calcext:value-type="float">
            <text:p>10323.7</text:p>
          </table:table-cell>
          <table:table-cell table:formula="of:=([$INSERTION.E22])*1000" office:value-type="float" office:value="979930" calcext:value-type="float">
            <text:p>97993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$INSERTION.B23])*1000" office:value-type="float" office:value="1.04507" calcext:value-type="float">
            <text:p>1.04507</text:p>
          </table:table-cell>
          <table:table-cell table:formula="of:=([$INSERTION.C23])*1000" office:value-type="float" office:value="103.511" calcext:value-type="float">
            <text:p>103.511</text:p>
          </table:table-cell>
          <table:table-cell table:formula="of:=([$INSERTION.D23])*1000" office:value-type="float" office:value="10407.2" calcext:value-type="float">
            <text:p>10407.2</text:p>
          </table:table-cell>
          <table:table-cell table:formula="of:=([$INSERTION.E23])*1000" office:value-type="float" office:value="979635" calcext:value-type="float">
            <text:p>979635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$INSERTION.B24])*1000" office:value-type="float" office:value="1.04512" calcext:value-type="float">
            <text:p>1.04512</text:p>
          </table:table-cell>
          <table:table-cell table:formula="of:=([$INSERTION.C24])*1000" office:value-type="float" office:value="104.19" calcext:value-type="float">
            <text:p>104.19</text:p>
          </table:table-cell>
          <table:table-cell table:formula="of:=([$INSERTION.D24])*1000" office:value-type="float" office:value="10328.3" calcext:value-type="float">
            <text:p>10328.3</text:p>
          </table:table-cell>
          <table:table-cell table:formula="of:=([$INSERTION.E24])*1000" office:value-type="float" office:value="980364" calcext:value-type="float">
            <text:p>980364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$INSERTION.B25])*1000" office:value-type="float" office:value="1.00263" calcext:value-type="float">
            <text:p>1.00263</text:p>
          </table:table-cell>
          <table:table-cell table:formula="of:=([$INSERTION.C25])*1000" office:value-type="float" office:value="104.271" calcext:value-type="float">
            <text:p>104.271</text:p>
          </table:table-cell>
          <table:table-cell table:formula="of:=([$INSERTION.D25])*1000" office:value-type="float" office:value="10333.7" calcext:value-type="float">
            <text:p>10333.7</text:p>
          </table:table-cell>
          <table:table-cell table:formula="of:=([$INSERTION.E25])*1000" office:value-type="float" office:value="980061" calcext:value-type="float">
            <text:p>98006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$INSERTION.B26])*1000" office:value-type="float" office:value="1.13382" calcext:value-type="float">
            <text:p>1.13382</text:p>
          </table:table-cell>
          <table:table-cell table:formula="of:=([$INSERTION.C26])*1000" office:value-type="float" office:value="104.72" calcext:value-type="float">
            <text:p>104.72</text:p>
          </table:table-cell>
          <table:table-cell table:formula="of:=([$INSERTION.D26])*1000" office:value-type="float" office:value="10358.7" calcext:value-type="float">
            <text:p>10358.7</text:p>
          </table:table-cell>
          <table:table-cell table:formula="of:=([$INSERTION.E26])*1000" office:value-type="float" office:value="979500" calcext:value-type="float">
            <text:p>9795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$INSERTION.B27])*1000" office:value-type="float" office:value="1.11722" calcext:value-type="float">
            <text:p>1.11722</text:p>
          </table:table-cell>
          <table:table-cell table:formula="of:=([$INSERTION.C27])*1000" office:value-type="float" office:value="101.882" calcext:value-type="float">
            <text:p>101.882</text:p>
          </table:table-cell>
          <table:table-cell table:formula="of:=([$INSERTION.D27])*1000" office:value-type="float" office:value="10337.8" calcext:value-type="float">
            <text:p>10337.8</text:p>
          </table:table-cell>
          <table:table-cell table:formula="of:=([$INSERTION.E27])*1000" office:value-type="float" office:value="980099" calcext:value-type="float">
            <text:p>980099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$INSERTION.B28])*1000" office:value-type="float" office:value="1.03475" calcext:value-type="float">
            <text:p>1.03475</text:p>
          </table:table-cell>
          <table:table-cell table:formula="of:=([$INSERTION.C28])*1000" office:value-type="float" office:value="102.752" calcext:value-type="float">
            <text:p>102.752</text:p>
          </table:table-cell>
          <table:table-cell table:formula="of:=([$INSERTION.D28])*1000" office:value-type="float" office:value="10340.3" calcext:value-type="float">
            <text:p>10340.3</text:p>
          </table:table-cell>
          <table:table-cell table:formula="of:=([$INSERTION.E28])*1000" office:value-type="float" office:value="980627" calcext:value-type="float">
            <text:p>980627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$INSERTION.B29])*1000" office:value-type="float" office:value="1.0859" calcext:value-type="float">
            <text:p>1.0859</text:p>
          </table:table-cell>
          <table:table-cell table:formula="of:=([$INSERTION.C29])*1000" office:value-type="float" office:value="103.027" calcext:value-type="float">
            <text:p>103.027</text:p>
          </table:table-cell>
          <table:table-cell table:formula="of:=([$INSERTION.D29])*1000" office:value-type="float" office:value="10363.6" calcext:value-type="float">
            <text:p>10363.6</text:p>
          </table:table-cell>
          <table:table-cell table:formula="of:=([$INSERTION.E29])*1000" office:value-type="float" office:value="979857" calcext:value-type="float">
            <text:p>979857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$INSERTION.B30])*1000" office:value-type="float" office:value="0.984105" calcext:value-type="float">
            <text:p>0.984105</text:p>
          </table:table-cell>
          <table:table-cell table:formula="of:=([$INSERTION.C30])*1000" office:value-type="float" office:value="103.302" calcext:value-type="float">
            <text:p>103.302</text:p>
          </table:table-cell>
          <table:table-cell table:formula="of:=([$INSERTION.D30])*1000" office:value-type="float" office:value="10368.6" calcext:value-type="float">
            <text:p>10368.6</text:p>
          </table:table-cell>
          <table:table-cell table:formula="of:=([$INSERTION.E30])*1000" office:value-type="float" office:value="980310" calcext:value-type="float">
            <text:p>98031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$INSERTION.B31])*1000" office:value-type="float" office:value="1.01506" calcext:value-type="float">
            <text:p>1.01506</text:p>
          </table:table-cell>
          <table:table-cell table:formula="of:=([$INSERTION.C31])*1000" office:value-type="float" office:value="104.203" calcext:value-type="float">
            <text:p>104.203</text:p>
          </table:table-cell>
          <table:table-cell table:formula="of:=([$INSERTION.D31])*1000" office:value-type="float" office:value="10302.9" calcext:value-type="float">
            <text:p>10302.9</text:p>
          </table:table-cell>
          <table:table-cell table:formula="of:=([$INSERTION.E31])*1000" office:value-type="float" office:value="980247" calcext:value-type="float">
            <text:p>980247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$INSERTION.B32])*1000" office:value-type="float" office:value="1.01706" calcext:value-type="float">
            <text:p>1.01706</text:p>
          </table:table-cell>
          <table:table-cell table:formula="of:=([$INSERTION.C32])*1000" office:value-type="float" office:value="103.076" calcext:value-type="float">
            <text:p>103.076</text:p>
          </table:table-cell>
          <table:table-cell table:formula="of:=([$INSERTION.D32])*1000" office:value-type="float" office:value="10350.9" calcext:value-type="float">
            <text:p>10350.9</text:p>
          </table:table-cell>
          <table:table-cell table:formula="of:=([$INSERTION.E32])*1000" office:value-type="float" office:value="979823" calcext:value-type="float">
            <text:p>97982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$INSERTION.B33])*1000" office:value-type="float" office:value="1.10232" calcext:value-type="float">
            <text:p>1.10232</text:p>
          </table:table-cell>
          <table:table-cell table:formula="of:=([$INSERTION.C33])*1000" office:value-type="float" office:value="103.795" calcext:value-type="float">
            <text:p>103.795</text:p>
          </table:table-cell>
          <table:table-cell table:formula="of:=([$INSERTION.D33])*1000" office:value-type="float" office:value="10354.1" calcext:value-type="float">
            <text:p>10354.1</text:p>
          </table:table-cell>
          <table:table-cell table:formula="of:=([$INSERTION.E33])*1000" office:value-type="float" office:value="980510" calcext:value-type="float">
            <text:p>98051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$INSERTION.B34])*1000" office:value-type="float" office:value="1.02323" calcext:value-type="float">
            <text:p>1.02323</text:p>
          </table:table-cell>
          <table:table-cell table:formula="of:=([$INSERTION.C34])*1000" office:value-type="float" office:value="103.675" calcext:value-type="float">
            <text:p>103.675</text:p>
          </table:table-cell>
          <table:table-cell table:formula="of:=([$INSERTION.D34])*1000" office:value-type="float" office:value="10350.5" calcext:value-type="float">
            <text:p>10350.5</text:p>
          </table:table-cell>
          <table:table-cell table:formula="of:=([$INSERTION.E34])*1000" office:value-type="float" office:value="978997" calcext:value-type="float">
            <text:p>978997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$INSERTION.B35])*1000" office:value-type="float" office:value="1.07274" calcext:value-type="float">
            <text:p>1.07274</text:p>
          </table:table-cell>
          <table:table-cell table:formula="of:=([$INSERTION.C35])*1000" office:value-type="float" office:value="102.128" calcext:value-type="float">
            <text:p>102.128</text:p>
          </table:table-cell>
          <table:table-cell table:formula="of:=([$INSERTION.D35])*1000" office:value-type="float" office:value="10339.8" calcext:value-type="float">
            <text:p>10339.8</text:p>
          </table:table-cell>
          <table:table-cell table:formula="of:=([$INSERTION.E35])*1000" office:value-type="float" office:value="979052" calcext:value-type="float">
            <text:p>97905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$INSERTION.B36])*1000" office:value-type="float" office:value="1.04281" calcext:value-type="float">
            <text:p>1.04281</text:p>
          </table:table-cell>
          <table:table-cell table:formula="of:=([$INSERTION.C36])*1000" office:value-type="float" office:value="103.346" calcext:value-type="float">
            <text:p>103.346</text:p>
          </table:table-cell>
          <table:table-cell table:formula="of:=([$INSERTION.D36])*1000" office:value-type="float" office:value="10326" calcext:value-type="float">
            <text:p>10326</text:p>
          </table:table-cell>
          <table:table-cell table:formula="of:=([$INSERTION.E36])*1000" office:value-type="float" office:value="981116" calcext:value-type="float">
            <text:p>9811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$INSERTION.B37])*1000" office:value-type="float" office:value="0.999196" calcext:value-type="float">
            <text:p>0.999196</text:p>
          </table:table-cell>
          <table:table-cell table:formula="of:=([$INSERTION.C37])*1000" office:value-type="float" office:value="103.65" calcext:value-type="float">
            <text:p>103.65</text:p>
          </table:table-cell>
          <table:table-cell table:formula="of:=([$INSERTION.D37])*1000" office:value-type="float" office:value="10318.1" calcext:value-type="float">
            <text:p>10318.1</text:p>
          </table:table-cell>
          <table:table-cell table:formula="of:=([$INSERTION.E37])*1000" office:value-type="float" office:value="978735" calcext:value-type="float">
            <text:p>978735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$INSERTION.B38])*1000" office:value-type="float" office:value="1.015" calcext:value-type="float">
            <text:p>1.015</text:p>
          </table:table-cell>
          <table:table-cell table:formula="of:=([$INSERTION.C38])*1000" office:value-type="float" office:value="103.327" calcext:value-type="float">
            <text:p>103.327</text:p>
          </table:table-cell>
          <table:table-cell table:formula="of:=([$INSERTION.D38])*1000" office:value-type="float" office:value="10346" calcext:value-type="float">
            <text:p>10346</text:p>
          </table:table-cell>
          <table:table-cell table:formula="of:=([$INSERTION.E38])*1000" office:value-type="float" office:value="981230" calcext:value-type="float">
            <text:p>98123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$INSERTION.B39])*1000" office:value-type="float" office:value="1.21062" calcext:value-type="float">
            <text:p>1.21062</text:p>
          </table:table-cell>
          <table:table-cell table:formula="of:=([$INSERTION.C39])*1000" office:value-type="float" office:value="102.462" calcext:value-type="float">
            <text:p>102.462</text:p>
          </table:table-cell>
          <table:table-cell table:formula="of:=([$INSERTION.D39])*1000" office:value-type="float" office:value="10412.6" calcext:value-type="float">
            <text:p>10412.6</text:p>
          </table:table-cell>
          <table:table-cell table:formula="of:=([$INSERTION.E39])*1000" office:value-type="float" office:value="980086" calcext:value-type="float">
            <text:p>98008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$INSERTION.B40])*1000" office:value-type="float" office:value="1.07843" calcext:value-type="float">
            <text:p>1.07843</text:p>
          </table:table-cell>
          <table:table-cell table:formula="of:=([$INSERTION.C40])*1000" office:value-type="float" office:value="103.707" calcext:value-type="float">
            <text:p>103.707</text:p>
          </table:table-cell>
          <table:table-cell table:formula="of:=([$INSERTION.D40])*1000" office:value-type="float" office:value="10382.7" calcext:value-type="float">
            <text:p>10382.7</text:p>
          </table:table-cell>
          <table:table-cell table:formula="of:=([$INSERTION.E40])*1000" office:value-type="float" office:value="980453" calcext:value-type="float">
            <text:p>98045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$INSERTION.B41])*1000" office:value-type="float" office:value="1.09724" calcext:value-type="float">
            <text:p>1.09724</text:p>
          </table:table-cell>
          <table:table-cell table:formula="of:=([$INSERTION.C41])*1000" office:value-type="float" office:value="103.087" calcext:value-type="float">
            <text:p>103.087</text:p>
          </table:table-cell>
          <table:table-cell table:formula="of:=([$INSERTION.D41])*1000" office:value-type="float" office:value="10356.6" calcext:value-type="float">
            <text:p>10356.6</text:p>
          </table:table-cell>
          <table:table-cell table:formula="of:=([$INSERTION.E41])*1000" office:value-type="float" office:value="979376" calcext:value-type="float">
            <text:p>97937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$INSERTION.B42])*1000" office:value-type="float" office:value="1.07651" calcext:value-type="float">
            <text:p>1.07651</text:p>
          </table:table-cell>
          <table:table-cell table:formula="of:=([$INSERTION.C42])*1000" office:value-type="float" office:value="103.484" calcext:value-type="float">
            <text:p>103.484</text:p>
          </table:table-cell>
          <table:table-cell table:formula="of:=([$INSERTION.D42])*1000" office:value-type="float" office:value="10357.2" calcext:value-type="float">
            <text:p>10357.2</text:p>
          </table:table-cell>
          <table:table-cell table:formula="of:=([$INSERTION.E42])*1000" office:value-type="float" office:value="980333" calcext:value-type="float">
            <text:p>98033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$INSERTION.B43])*1000" office:value-type="float" office:value="0.983644" calcext:value-type="float">
            <text:p>0.983644</text:p>
          </table:table-cell>
          <table:table-cell table:formula="of:=([$INSERTION.C43])*1000" office:value-type="float" office:value="102.847" calcext:value-type="float">
            <text:p>102.847</text:p>
          </table:table-cell>
          <table:table-cell table:formula="of:=([$INSERTION.D43])*1000" office:value-type="float" office:value="10314.5" calcext:value-type="float">
            <text:p>10314.5</text:p>
          </table:table-cell>
          <table:table-cell table:formula="of:=([$INSERTION.E43])*1000" office:value-type="float" office:value="980024" calcext:value-type="float">
            <text:p>980024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$INSERTION.B44])*1000" office:value-type="float" office:value="1.09011" calcext:value-type="float">
            <text:p>1.09011</text:p>
          </table:table-cell>
          <table:table-cell table:formula="of:=([$INSERTION.C44])*1000" office:value-type="float" office:value="102.046" calcext:value-type="float">
            <text:p>102.046</text:p>
          </table:table-cell>
          <table:table-cell table:formula="of:=([$INSERTION.D44])*1000" office:value-type="float" office:value="10361.3" calcext:value-type="float">
            <text:p>10361.3</text:p>
          </table:table-cell>
          <table:table-cell table:formula="of:=([$INSERTION.E44])*1000" office:value-type="float" office:value="980402" calcext:value-type="float">
            <text:p>98040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$INSERTION.B45])*1000" office:value-type="float" office:value="1.12575" calcext:value-type="float">
            <text:p>1.12575</text:p>
          </table:table-cell>
          <table:table-cell table:formula="of:=([$INSERTION.C45])*1000" office:value-type="float" office:value="103.645" calcext:value-type="float">
            <text:p>103.645</text:p>
          </table:table-cell>
          <table:table-cell table:formula="of:=([$INSERTION.D45])*1000" office:value-type="float" office:value="10344" calcext:value-type="float">
            <text:p>10344</text:p>
          </table:table-cell>
          <table:table-cell table:formula="of:=([$INSERTION.E45])*1000" office:value-type="float" office:value="980049" calcext:value-type="float">
            <text:p>980049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$INSERTION.B46])*1000" office:value-type="float" office:value="1.01865" calcext:value-type="float">
            <text:p>1.01865</text:p>
          </table:table-cell>
          <table:table-cell table:formula="of:=([$INSERTION.C46])*1000" office:value-type="float" office:value="103.576" calcext:value-type="float">
            <text:p>103.576</text:p>
          </table:table-cell>
          <table:table-cell table:formula="of:=([$INSERTION.D46])*1000" office:value-type="float" office:value="10348" calcext:value-type="float">
            <text:p>10348</text:p>
          </table:table-cell>
          <table:table-cell table:formula="of:=([$INSERTION.E46])*1000" office:value-type="float" office:value="980473" calcext:value-type="float">
            <text:p>98047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$INSERTION.B47])*1000" office:value-type="float" office:value="1.03835" calcext:value-type="float">
            <text:p>1.03835</text:p>
          </table:table-cell>
          <table:table-cell table:formula="of:=([$INSERTION.C47])*1000" office:value-type="float" office:value="102.817" calcext:value-type="float">
            <text:p>102.817</text:p>
          </table:table-cell>
          <table:table-cell table:formula="of:=([$INSERTION.D47])*1000" office:value-type="float" office:value="10330.4" calcext:value-type="float">
            <text:p>10330.4</text:p>
          </table:table-cell>
          <table:table-cell table:formula="of:=([$INSERTION.E47])*1000" office:value-type="float" office:value="979340" calcext:value-type="float">
            <text:p>97934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$INSERTION.B48])*1000" office:value-type="float" office:value="1.07032" calcext:value-type="float">
            <text:p>1.07032</text:p>
          </table:table-cell>
          <table:table-cell table:formula="of:=([$INSERTION.C48])*1000" office:value-type="float" office:value="104.434" calcext:value-type="float">
            <text:p>104.434</text:p>
          </table:table-cell>
          <table:table-cell table:formula="of:=([$INSERTION.D48])*1000" office:value-type="float" office:value="10340.9" calcext:value-type="float">
            <text:p>10340.9</text:p>
          </table:table-cell>
          <table:table-cell table:formula="of:=([$INSERTION.E48])*1000" office:value-type="float" office:value="980794" calcext:value-type="float">
            <text:p>980794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$INSERTION.B49])*1000" office:value-type="float" office:value="1.01008" calcext:value-type="float">
            <text:p>1.01008</text:p>
          </table:table-cell>
          <table:table-cell table:formula="of:=([$INSERTION.C49])*1000" office:value-type="float" office:value="103.503" calcext:value-type="float">
            <text:p>103.503</text:p>
          </table:table-cell>
          <table:table-cell table:formula="of:=([$INSERTION.D49])*1000" office:value-type="float" office:value="10354" calcext:value-type="float">
            <text:p>10354</text:p>
          </table:table-cell>
          <table:table-cell table:formula="of:=([$INSERTION.E49])*1000" office:value-type="float" office:value="978726" calcext:value-type="float">
            <text:p>97872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$INSERTION.B50])*1000" office:value-type="float" office:value="1.00129" calcext:value-type="float">
            <text:p>1.00129</text:p>
          </table:table-cell>
          <table:table-cell table:formula="of:=([$INSERTION.C50])*1000" office:value-type="float" office:value="104.371" calcext:value-type="float">
            <text:p>104.371</text:p>
          </table:table-cell>
          <table:table-cell table:formula="of:=([$INSERTION.D50])*1000" office:value-type="float" office:value="10349" calcext:value-type="float">
            <text:p>10349</text:p>
          </table:table-cell>
          <table:table-cell table:formula="of:=([$INSERTION.E50])*1000" office:value-type="float" office:value="979162" calcext:value-type="float">
            <text:p>97916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$INSERTION.B51])*1000" office:value-type="float" office:value="1.02034" calcext:value-type="float">
            <text:p>1.02034</text:p>
          </table:table-cell>
          <table:table-cell table:formula="of:=([$INSERTION.C51])*1000" office:value-type="float" office:value="103.483" calcext:value-type="float">
            <text:p>103.483</text:p>
          </table:table-cell>
          <table:table-cell table:formula="of:=([$INSERTION.D51])*1000" office:value-type="float" office:value="10319.8" calcext:value-type="float">
            <text:p>10319.8</text:p>
          </table:table-cell>
          <table:table-cell table:formula="of:=([$INSERTION.E51])*1000" office:value-type="float" office:value="979692" calcext:value-type="float">
            <text:p>97969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$INSERTION.B52])*1000" office:value-type="float" office:value="1.03234" calcext:value-type="float">
            <text:p>1.03234</text:p>
          </table:table-cell>
          <table:table-cell table:formula="of:=([$INSERTION.C52])*1000" office:value-type="float" office:value="103.428" calcext:value-type="float">
            <text:p>103.428</text:p>
          </table:table-cell>
          <table:table-cell table:formula="of:=([$INSERTION.D52])*1000" office:value-type="float" office:value="10360.7" calcext:value-type="float">
            <text:p>10360.7</text:p>
          </table:table-cell>
          <table:table-cell table:formula="of:=([$INSERTION.E52])*1000" office:value-type="float" office:value="979776" calcext:value-type="float">
            <text:p>97977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$INSERTION.B53])*1000" office:value-type="float" office:value="1.0629" calcext:value-type="float">
            <text:p>1.0629</text:p>
          </table:table-cell>
          <table:table-cell table:formula="of:=([$INSERTION.C53])*1000" office:value-type="float" office:value="103.2" calcext:value-type="float">
            <text:p>103.2</text:p>
          </table:table-cell>
          <table:table-cell table:formula="of:=([$INSERTION.D53])*1000" office:value-type="float" office:value="10338.3" calcext:value-type="float">
            <text:p>10338.3</text:p>
          </table:table-cell>
          <table:table-cell table:formula="of:=([$INSERTION.E53])*1000" office:value-type="float" office:value="980241" calcext:value-type="float">
            <text:p>98024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" office:value-type="string" calcext:value-type="string">
            <text:p>Média:</text:p>
          </table:table-cell>
          <table:table-cell table:formula="of:=AVERAGE([.B4:.B53])" office:value-type="float" office:value="1.1108967" calcext:value-type="float">
            <text:p>1.1108967</text:p>
          </table:table-cell>
          <table:table-cell table:formula="of:=AVERAGE([.C4:.C53])" office:value-type="float" office:value="103.51652" calcext:value-type="float">
            <text:p>103.51652</text:p>
          </table:table-cell>
          <table:table-cell table:formula="of:=AVERAGE([.D4:.D53])" office:value-type="float" office:value="10350.138" calcext:value-type="float">
            <text:p>10350.138</text:p>
          </table:table-cell>
          <table:table-cell table:formula="of:=AVERAGE([.E4:.E53])" office:value-type="float" office:value="984417.44" calcext:value-type="float">
            <text:p>984417.44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Desvio Padrão:</text:p>
          </table:table-cell>
          <table:table-cell table:formula="of:=STDEV([.B4:.B53])" office:value-type="float" office:value="0.225562109765554" calcext:value-type="float">
            <text:p>0.225562109765554</text:p>
          </table:table-cell>
          <table:table-cell table:formula="of:=STDEV([.C4:.C53])" office:value-type="float" office:value="0.833944114018513" calcext:value-type="float">
            <text:p>0.833944114018513</text:p>
          </table:table-cell>
          <table:table-cell table:formula="of:=STDEV([.D4:.D53])" office:value-type="float" office:value="26.9086883017819" calcext:value-type="float">
            <text:p>26.9086883017819</text:p>
          </table:table-cell>
          <table:table-cell table:formula="of:=STDEV([.E4:.E53])" office:value-type="float" office:value="14932.2537442973" calcext:value-type="float">
            <text:p>14932.253744297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Erro Padrão:</text:p>
          </table:table-cell>
          <table:table-cell table:style-name="ce4" table:formula="of:=[.B56]/SQRT(50)" office:value-type="float" office:value="0.0318992994787935" calcext:value-type="float">
            <text:p>0.031899299478794</text:p>
          </table:table-cell>
          <table:table-cell table:style-name="ce4" table:formula="of:=[.C56]/SQRT(50)" office:value-type="float" office:value="0.11793750763062" calcext:value-type="float">
            <text:p>0.11793750763062</text:p>
          </table:table-cell>
          <table:table-cell table:style-name="ce4" table:formula="of:=[.D56]/SQRT(50)" office:value-type="float" office:value="3.80546319420502" calcext:value-type="float">
            <text:p>3.80546319420502</text:p>
          </table:table-cell>
          <table:table-cell table:style-name="ce4" table:formula="of:=[.E56]/SQRT(50)" office:value-type="float" office:value="2111.73957619817" calcext:value-type="float">
            <text:p>2111.73957619817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</table:table>
      <table:table table:name="ALGO in C++" table:style-name="ta1">
        <table:table-column table:style-name="co4" table:default-cell-style-name="ce10"/>
        <table:table-column table:style-name="co3" table:default-cell-style-name="ce10"/>
        <table:table-column table:style-name="co5" table:default-cell-style-name="ce10"/>
        <table:table-column table:style-name="co3" table:default-cell-style-name="ce10"/>
        <table:table-row table:style-name="ro2">
          <table:table-cell table:style-name="ce7" office:value-type="string" calcext:value-type="string">
            <text:p>C++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8" office:value-type="string" calcext:value-type="string" table:number-columns-spanned="4" table:number-rows-spanned="1">
            <text:p>MergeSort</text:p>
          </table:table-cell>
          <table:covered-table-cell table:number-columns-repeated="3" table:style-name="ce9"/>
        </table:table-row>
        <table:table-row table:style-name="ro1">
          <table:table-cell table:style-name="ce9" office:value-type="string" calcext:value-type="string">
            <text:p>Qtde elementos</text:p>
          </table:table-cell>
          <table:table-cell table:style-name="ce9" office:value-type="string" calcext:value-type="string">
            <text:p>Média </text:p>
          </table:table-cell>
          <table:table-cell table:style-name="ce9" office:value-type="string" calcext:value-type="string">
            <text:p>Desvio Padrão</text:p>
          </table:table-cell>
          <table:table-cell table:style-name="ce9" office:value-type="string" calcext:value-type="string">
            <text:p>Erro</text:p>
          </table:table-cell>
        </table:table-row>
        <table:table-row table:style-name="ro1">
          <table:table-cell table:formula="of:=[$'MERGE in MS'.B3]" office:value-type="string" office:string-value="1 mil" calcext:value-type="string">
            <text:p>1 mil</text:p>
          </table:table-cell>
          <table:table-cell table:formula="of:=[$'MERGE in MS'.B55]" office:value-type="float" office:value="0.23206548" calcext:value-type="float">
            <text:p>0.23206548</text:p>
          </table:table-cell>
          <table:table-cell table:formula="of:=[$'MERGE in MS'.B56]" office:value-type="float" office:value="0.0787192986929106" calcext:value-type="float">
            <text:p>0.078719298692911</text:p>
          </table:table-cell>
          <table:table-cell table:formula="of:=[$'MERGE in MS'.B57]" office:value-type="float" office:value="0.0111325899832013" calcext:value-type="float">
            <text:p>0.011132589983201</text:p>
          </table:table-cell>
        </table:table-row>
        <table:table-row table:style-name="ro1">
          <table:table-cell table:formula="of:=[$'MERGE in MS'.C3]" office:value-type="string" office:string-value="10 mil" calcext:value-type="string">
            <text:p>10 mil</text:p>
          </table:table-cell>
          <table:table-cell table:formula="of:=[$'MERGE in MS'.C55]" office:value-type="float" office:value="1.8033682" calcext:value-type="float">
            <text:p>1.8033682</text:p>
          </table:table-cell>
          <table:table-cell table:formula="of:=[$'MERGE in MS'.C56]" office:value-type="float" office:value="0.264004821668167" calcext:value-type="float">
            <text:p>0.264004821668167</text:p>
          </table:table-cell>
          <table:table-cell table:formula="of:=[$'MERGE in MS'.C57]" office:value-type="float" office:value="0.0373359199335012" calcext:value-type="float">
            <text:p>0.037335919933501</text:p>
          </table:table-cell>
        </table:table-row>
        <table:table-row table:style-name="ro1">
          <table:table-cell table:formula="of:=[$'MERGE in MS'.D3]" office:value-type="string" office:string-value="100 mil" calcext:value-type="string">
            <text:p>100 mil</text:p>
          </table:table-cell>
          <table:table-cell table:formula="of:=[$'MERGE in MS'.D55]" office:value-type="float" office:value="20.49802" calcext:value-type="float">
            <text:p>20.49802</text:p>
          </table:table-cell>
          <table:table-cell table:formula="of:=[$'MERGE in MS'.D56]" office:value-type="float" office:value="0.546138228372448" calcext:value-type="float">
            <text:p>0.546138228372448</text:p>
          </table:table-cell>
          <table:table-cell table:formula="of:=[$'MERGE in MS'.D57]" office:value-type="float" office:value="0.077235608949473" calcext:value-type="float">
            <text:p>0.077235608949473</text:p>
          </table:table-cell>
        </table:table-row>
        <table:table-row table:style-name="ro1">
          <table:table-cell table:formula="of:=[$'MERGE in MS'.E3]" office:value-type="string" office:string-value="1 milhão" calcext:value-type="string">
            <text:p>1 milhão</text:p>
          </table:table-cell>
          <table:table-cell table:formula="of:=[$'MERGE in MS'.E55]" office:value-type="float" office:value="222.55096" calcext:value-type="float">
            <text:p>222.55096</text:p>
          </table:table-cell>
          <table:table-cell table:formula="of:=[$'MERGE in MS'.E56]" office:value-type="float" office:value="0.808281749220195" calcext:value-type="float">
            <text:p>0.808281749220195</text:p>
          </table:table-cell>
          <table:table-cell table:formula="of:=[$'MERGE in MS'.E57]" office:value-type="float" office:value="0.114308301196585" calcext:value-type="float">
            <text:p>0.114308301196585</text:p>
          </table:table-cell>
        </table:table-row>
        <table:table-row table:style-name="ro1">
          <table:table-cell table:formula="of:=[$'MERGE in MS'.F3]" office:value-type="string" office:string-value="10 milhões" calcext:value-type="string">
            <text:p>10 milhões</text:p>
          </table:table-cell>
          <table:table-cell table:formula="of:=[$'MERGE in MS'.F55]" office:value-type="float" office:value="2460.7432" calcext:value-type="float">
            <text:p>2460.7432</text:p>
          </table:table-cell>
          <table:table-cell table:formula="of:=[$'MERGE in MS'.F56]" office:value-type="float" office:value="65.0928188283501" calcext:value-type="float">
            <text:p>65.0928188283501</text:p>
          </table:table-cell>
          <table:table-cell table:formula="of:=[$'MERGE in MS'.F57]" office:value-type="float" office:value="9.20551472001475" calcext:value-type="float">
            <text:p>9.20551472001475</text:p>
          </table:table-cell>
        </table:table-row>
        <table:table-row table:style-name="ro1">
          <table:table-cell table:formula="of:=[$'MERGE in MS'.G3]" office:value-type="string" office:string-value="100 milhões" calcext:value-type="string">
            <text:p>100 milhões</text:p>
          </table:table-cell>
          <table:table-cell table:formula="of:=[$'MERGE in MS'.G55]" office:value-type="float" office:value="27843.06" calcext:value-type="float">
            <text:p>27843.06</text:p>
          </table:table-cell>
          <table:table-cell table:formula="of:=[$'MERGE in MS'.G56]" office:value-type="float" office:value="40.0724446013285" calcext:value-type="float">
            <text:p>40.0724446013285</text:p>
          </table:table-cell>
          <table:table-cell table:formula="of:=[$'MERGE in MS'.G57]" office:value-type="float" office:value="5.66709946326433" calcext:value-type="float">
            <text:p>5.66709946326433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8" office:value-type="string" calcext:value-type="string" table:number-columns-spanned="4" table:number-rows-spanned="1">
            <text:p>QuickSort</text:p>
          </table:table-cell>
          <table:covered-table-cell table:number-columns-repeated="3" table:style-name="ce9"/>
        </table:table-row>
        <table:table-row table:style-name="ro1">
          <table:table-cell table:style-name="ce9" office:value-type="string" calcext:value-type="string">
            <text:p>Qtde elementos</text:p>
          </table:table-cell>
          <table:table-cell table:style-name="ce9" office:value-type="string" calcext:value-type="string">
            <text:p>Média </text:p>
          </table:table-cell>
          <table:table-cell table:style-name="ce9" office:value-type="string" calcext:value-type="string">
            <text:p>Desvio Padrão</text:p>
          </table:table-cell>
          <table:table-cell table:style-name="ce9" office:value-type="string" calcext:value-type="string">
            <text:p>Erro</text:p>
          </table:table-cell>
        </table:table-row>
        <table:table-row table:style-name="ro1">
          <table:table-cell table:formula="of:=[$'QUICK in MS'.B3]" office:value-type="string" office:string-value="1 mil" calcext:value-type="string">
            <text:p>1 mil</text:p>
          </table:table-cell>
          <table:table-cell table:formula="of:=[$'QUICK in MS'.B55]" office:value-type="float" office:value="0.12491792" calcext:value-type="float">
            <text:p>0.12491792</text:p>
          </table:table-cell>
          <table:table-cell table:formula="of:=[$'QUICK in MS'.B56]" office:value-type="float" office:value="0.0341212240448669" calcext:value-type="float">
            <text:p>0.034121224044867</text:p>
          </table:table-cell>
          <table:table-cell table:formula="of:=[$'QUICK in MS'.B57]" office:value-type="float" office:value="0.00482546978090217" calcext:value-type="float">
            <text:p>0.004825469780902</text:p>
          </table:table-cell>
        </table:table-row>
        <table:table-row table:style-name="ro1">
          <table:table-cell table:formula="of:=[$'QUICK in MS'.C3]" office:value-type="string" office:string-value="10 mil" calcext:value-type="string">
            <text:p>10 mil</text:p>
          </table:table-cell>
          <table:table-cell table:formula="of:=[$'QUICK in MS'.C55]" office:value-type="float" office:value="1.05086738" calcext:value-type="float">
            <text:p>1.05086738</text:p>
          </table:table-cell>
          <table:table-cell table:formula="of:=[$'QUICK in MS'.C56]" office:value-type="float" office:value="0.220504646473779" calcext:value-type="float">
            <text:p>0.220504646473779</text:p>
          </table:table-cell>
          <table:table-cell table:formula="of:=[$'QUICK in MS'.C57]" office:value-type="float" office:value="0.0311840661609502" calcext:value-type="float">
            <text:p>0.03118406616095</text:p>
          </table:table-cell>
        </table:table-row>
        <table:table-row table:style-name="ro1">
          <table:table-cell table:formula="of:=[$'QUICK in MS'.D3]" office:value-type="string" office:string-value="100 mil" calcext:value-type="string">
            <text:p>100 mil</text:p>
          </table:table-cell>
          <table:table-cell table:formula="of:=[$'QUICK in MS'.D55]" office:value-type="float" office:value="13.806814" calcext:value-type="float">
            <text:p>13.806814</text:p>
          </table:table-cell>
          <table:table-cell table:formula="of:=[$'QUICK in MS'.D56]" office:value-type="float" office:value="14.3410356193232" calcext:value-type="float">
            <text:p>14.3410356193232</text:p>
          </table:table-cell>
          <table:table-cell table:formula="of:=[$'QUICK in MS'.D57]" office:value-type="float" office:value="2.02812870713226" calcext:value-type="float">
            <text:p>2.02812870713226</text:p>
          </table:table-cell>
        </table:table-row>
        <table:table-row table:style-name="ro1">
          <table:table-cell table:formula="of:=[$'QUICK in MS'.E3]" office:value-type="string" office:string-value="1 milhão" calcext:value-type="string">
            <text:p>1 milhão</text:p>
          </table:table-cell>
          <table:table-cell table:formula="of:=[$'QUICK in MS'.E55]" office:value-type="float" office:value="123.77274" calcext:value-type="float">
            <text:p>123.77274</text:p>
          </table:table-cell>
          <table:table-cell table:formula="of:=[$'QUICK in MS'.E56]" office:value-type="float" office:value="1.43047307445289" calcext:value-type="float">
            <text:p>1.43047307445289</text:p>
          </table:table-cell>
          <table:table-cell table:formula="of:=[$'QUICK in MS'.E57]" office:value-type="float" office:value="0.202299442250081" calcext:value-type="float">
            <text:p>0.202299442250081</text:p>
          </table:table-cell>
        </table:table-row>
        <table:table-row table:style-name="ro1">
          <table:table-cell table:formula="of:=[$'QUICK in MS'.F3]" office:value-type="string" office:string-value="10 milhões" calcext:value-type="string">
            <text:p>10 milhões</text:p>
          </table:table-cell>
          <table:table-cell table:formula="of:=[$'QUICK in MS'.F55]" office:value-type="float" office:value="1289.9248" calcext:value-type="float">
            <text:p>1289.9248</text:p>
          </table:table-cell>
          <table:table-cell table:formula="of:=[$'QUICK in MS'.F56]" office:value-type="float" office:value="11.8901662747338" calcext:value-type="float">
            <text:p>11.8901662747338</text:p>
          </table:table-cell>
          <table:table-cell table:formula="of:=[$'QUICK in MS'.F57]" office:value-type="float" office:value="1.68152344045997" calcext:value-type="float">
            <text:p>1.68152344045997</text:p>
          </table:table-cell>
        </table:table-row>
        <table:table-row table:style-name="ro1">
          <table:table-cell table:formula="of:=[$'QUICK in MS'.G3]" office:value-type="string" office:string-value="100 milhões" calcext:value-type="string">
            <text:p>100 milhões</text:p>
          </table:table-cell>
          <table:table-cell table:formula="of:=[$'QUICK in MS'.G55]" office:value-type="float" office:value="13465.554" calcext:value-type="float">
            <text:p>13465.554</text:p>
          </table:table-cell>
          <table:table-cell table:formula="of:=[$'QUICK in MS'.G56]" office:value-type="float" office:value="123.620697378749" calcext:value-type="float">
            <text:p>123.620697378749</text:p>
          </table:table-cell>
          <table:table-cell table:formula="of:=[$'QUICK in MS'.G57]" office:value-type="float" office:value="17.4826066823047" calcext:value-type="float">
            <text:p>17.4826066823047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8" office:value-type="string" calcext:value-type="string" table:number-columns-spanned="4" table:number-rows-spanned="1">
            <text:p>Insertion</text:p>
          </table:table-cell>
          <table:covered-table-cell table:number-columns-repeated="3" table:style-name="ce9"/>
        </table:table-row>
        <table:table-row table:style-name="ro1">
          <table:table-cell table:style-name="ce9" office:value-type="string" calcext:value-type="string">
            <text:p>Qtde elementos</text:p>
          </table:table-cell>
          <table:table-cell table:style-name="ce9" office:value-type="string" calcext:value-type="string">
            <text:p>Média </text:p>
          </table:table-cell>
          <table:table-cell table:style-name="ce9" office:value-type="string" calcext:value-type="string">
            <text:p>Desvio Padrão</text:p>
          </table:table-cell>
          <table:table-cell table:style-name="ce9" office:value-type="string" calcext:value-type="string">
            <text:p>Erro</text:p>
          </table:table-cell>
        </table:table-row>
        <table:table-row table:style-name="ro1">
          <table:table-cell table:formula="of:=[$'INSERTION in MS'.B3]" office:value-type="string" office:string-value="1 mil" calcext:value-type="string">
            <text:p>1 mil</text:p>
          </table:table-cell>
          <table:table-cell table:formula="of:=[$'INSERTION in MS'.B55]" office:value-type="float" office:value="1.1108967" calcext:value-type="float">
            <text:p>1.1108967</text:p>
          </table:table-cell>
          <table:table-cell table:formula="of:=[$'INSERTION in MS'.B56]" office:value-type="float" office:value="0.225562109765554" calcext:value-type="float">
            <text:p>0.225562109765554</text:p>
          </table:table-cell>
          <table:table-cell table:formula="of:=[$'INSERTION in MS'.B57]" office:value-type="float" office:value="0.0318992994787935" calcext:value-type="float">
            <text:p>0.031899299478794</text:p>
          </table:table-cell>
        </table:table-row>
        <table:table-row table:style-name="ro1">
          <table:table-cell table:formula="of:=[$'INSERTION in MS'.C3]" office:value-type="string" office:string-value="10 mil" calcext:value-type="string">
            <text:p>10 mil</text:p>
          </table:table-cell>
          <table:table-cell table:formula="of:=[$'INSERTION in MS'.C55]" office:value-type="float" office:value="103.51652" calcext:value-type="float">
            <text:p>103.51652</text:p>
          </table:table-cell>
          <table:table-cell table:formula="of:=[$'INSERTION in MS'.C56]" office:value-type="float" office:value="0.833944114018513" calcext:value-type="float">
            <text:p>0.833944114018513</text:p>
          </table:table-cell>
          <table:table-cell table:formula="of:=[$'INSERTION in MS'.C57]" office:value-type="float" office:value="0.11793750763062" calcext:value-type="float">
            <text:p>0.11793750763062</text:p>
          </table:table-cell>
        </table:table-row>
        <table:table-row table:style-name="ro1">
          <table:table-cell table:formula="of:=[$'INSERTION in MS'.D3]" office:value-type="string" office:string-value="100 mil" calcext:value-type="string">
            <text:p>100 mil</text:p>
          </table:table-cell>
          <table:table-cell table:formula="of:=[$'INSERTION in MS'.D55]" office:value-type="float" office:value="10350.138" calcext:value-type="float">
            <text:p>10350.138</text:p>
          </table:table-cell>
          <table:table-cell table:formula="of:=[$'INSERTION in MS'.D56]" office:value-type="float" office:value="26.9086883017819" calcext:value-type="float">
            <text:p>26.9086883017819</text:p>
          </table:table-cell>
          <table:table-cell table:formula="of:=[$'INSERTION in MS'.D57]" office:value-type="float" office:value="3.80546319420502" calcext:value-type="float">
            <text:p>3.80546319420502</text:p>
          </table:table-cell>
        </table:table-row>
        <table:table-row table:style-name="ro1">
          <table:table-cell table:formula="of:=[$'INSERTION in MS'.E3]" office:value-type="string" office:string-value="1 milhão" calcext:value-type="string">
            <text:p>1 milhão</text:p>
          </table:table-cell>
          <table:table-cell table:formula="of:=[$'INSERTION in MS'.E55]" office:value-type="float" office:value="984417.44" calcext:value-type="float">
            <text:p>984417.44</text:p>
          </table:table-cell>
          <table:table-cell table:formula="of:=[$'INSERTION in MS'.E56]" office:value-type="float" office:value="14932.2537442973" calcext:value-type="float">
            <text:p>14932.2537442973</text:p>
          </table:table-cell>
          <table:table-cell table:formula="of:=[$'INSERTION in MS'.E57]" office:value-type="float" office:value="2111.73957619817" calcext:value-type="float">
            <text:p>2111.739576198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8T12:05:35.066403027</meta:creation-date>
    <dc:date>2019-06-08T16:37:03.715248773</dc:date>
    <meta:editing-duration>PT1H54M56S</meta:editing-duration>
    <meta:editing-cycles>16</meta:editing-cycles>
    <meta:generator>LibreOffice/6.2.4.2.0$Linux_X86_64 LibreOffice_project/20$Build-2</meta:generator>
    <meta:document-statistic meta:table-count="7" meta:cell-count="219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line" chart:style-name="ch1">
        <chart:title svg:x="5.795cm" svg:y="0.316cm" chart:style-name="ch2">
          <text:p>Médias de MergeSort</text:p>
        </chart:title>
        <chart:subtitle svg:x="5.319cm" svg:y="1.275cm" chart:style-name="ch3">
          <text:p>MergeSort executado em C++</text:p>
        </chart:subtitle>
        <chart:plot-area chart:style-name="ch4" table:cell-range-address="'MERGE in MS'.B3:'MERGE in MS'.G3 'MERGE in MS'.B55:'MERGE in MS'.G55" chart:data-source-has-labels="both" svg:x="1.33cm" svg:y="2.138cm" svg:width="14.341cm" svg:height="5.707cm">
          <chartooo:coordinate-region svg:x="2.507cm" svg:y="2.337cm" svg:width="12.236cm" svg:height="4.861cm"/>
          <chart:axis chart:dimension="x" chart:name="primary-x" chart:style-name="ch5" chartooo:axis-type="auto">
            <chartooo:date-scale/>
            <chart:title svg:x="7.305cm" svg:y="8.025cm" chart:style-name="ch6">
              <text:p>Qtde elementos</text:p>
            </chart:title>
            <chart:categories table:cell-range-address="'MERGE in MS'.B3:'MERGE in MS'.G3"/>
          </chart:axis>
          <chart:axis chart:dimension="y" chart:name="primary-y" chart:style-name="ch5">
            <chart:title svg:x="0.451cm" svg:y="6.9cm" chart:style-name="ch7">
              <text:p>Tempo em milissegundos</text:p>
            </chart:title>
            <chart:grid chart:style-name="ch8" chart:class="major"/>
          </chart:axis>
          <chart:series chart:style-name="ch9" chart:values-cell-range-address="'MERGE in MS'.B55:'MERGE in MS'.G55" chart:label-cell-address="'MERGE in MS'.B3:'MERGE in MS'.G3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mil</text:p>
                <draw:g>
                  <svg:desc>'MERGE in MS'.B3:'MERGE in MS'.G3</svg:desc>
                </draw:g>
              </table:table-cell>
              <table:table-cell office:value-type="string">
                <text:p>10 mil</text:p>
              </table:table-cell>
              <table:table-cell office:value-type="string">
                <text:p>100 mil</text:p>
              </table:table-cell>
              <table:table-cell office:value-type="string">
                <text:p>1 milhão</text:p>
              </table:table-cell>
              <table:table-cell office:value-type="string">
                <text:p>10 milhões</text:p>
              </table:table-cell>
              <table:table-cell office:value-type="string">
                <text:p>100 milhões</text:p>
              </table:table-cell>
            </table:table-row>
          </table:table-header-rows>
          <table:table-rows>
            <table:table-row>
              <table:table-cell office:value-type="string">
                <text:p>1 mil 10 mil 100 mil 1 milhão 10 milhões 100 milhões</text:p>
                <text:list>
                  <text:list-item>
                    <text:p>1 mil</text:p>
                  </text:list-item>
                  <text:list-item>
                    <text:p>10 mil</text:p>
                  </text:list-item>
                  <text:list-item>
                    <text:p>100 mil</text:p>
                  </text:list-item>
                  <text:list-item>
                    <text:p>1 milhão</text:p>
                  </text:list-item>
                  <text:list-item>
                    <text:p>10 milhões</text:p>
                  </text:list-item>
                  <text:list-item>
                    <text:p>100 milhões</text:p>
                  </text:list-item>
                </text:list>
                <draw:g>
                  <svg:desc>'MERGE in MS'.B3:'MERGE in MS'.G3</svg:desc>
                </draw:g>
              </table:table-cell>
              <table:table-cell office:value-type="float" office:value="0.23206548">
                <text:p>0.23206548</text:p>
                <draw:g>
                  <svg:desc>'MERGE in MS'.B55:'MERGE in MS'.G55</svg:desc>
                </draw:g>
              </table:table-cell>
              <table:table-cell office:value-type="float" office:value="1.8033682">
                <text:p>1.8033682</text:p>
              </table:table-cell>
              <table:table-cell office:value-type="float" office:value="20.49802">
                <text:p>20.49802</text:p>
              </table:table-cell>
              <table:table-cell office:value-type="float" office:value="222.55096">
                <text:p>222.55096</text:p>
              </table:table-cell>
              <table:table-cell office:value-type="float" office:value="2460.7432">
                <text:p>2460.7432</text:p>
              </table:table-cell>
              <table:table-cell office:value-type="float" office:value="27843.06">
                <text:p>27843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.0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65cm" svg:y="0.316cm" chart:style-name="ch2">
          <text:p>QuickSort em C++</text:p>
        </chart:title>
        <chart:subtitle svg:x="5.35cm" svg:y="1.275cm" chart:style-name="ch3">
          <text:p>QuickSort executado em C++</text:p>
        </chart:subtitle>
        <chart:plot-area chart:style-name="ch4" table:cell-range-address="'QUICK in MS'.B3:'QUICK in MS'.G3 'QUICK in MS'.B55:'QUICK in MS'.G55" chart:data-source-has-labels="both" svg:x="1.701cm" svg:y="2.138cm" svg:width="13.979cm" svg:height="5.701cm">
          <chartooo:coordinate-region svg:x="2.693cm" svg:y="2.338cm" svg:width="11.874cm" svg:height="4.854cm"/>
          <chart:axis chart:dimension="x" chart:name="primary-x" chart:style-name="ch5" chartooo:axis-type="auto">
            <chartooo:date-scale/>
            <chart:title svg:x="7.495cm" svg:y="8.019cm" chart:style-name="ch6">
              <text:p>Qtde elementos</text:p>
            </chart:title>
            <chart:categories table:cell-range-address="'QUICK in MS'.B3:'QUICK in MS'.G3"/>
          </chart:axis>
          <chart:axis chart:dimension="y" chart:name="primary-y" chart:style-name="ch5">
            <chart:title svg:x="0.451cm" svg:y="6.897cm" chart:style-name="ch7">
              <text:p>Tempo em milissegundos
</text:p>
            </chart:title>
            <chart:grid chart:style-name="ch8" chart:class="major"/>
          </chart:axis>
          <chart:series chart:style-name="ch9" chart:values-cell-range-address="'QUICK in MS'.B55:'QUICK in MS'.G55" chart:label-cell-address="'QUICK in MS'.B3:'QUICK in MS'.G3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mil</text:p>
                <draw:g>
                  <svg:desc>'QUICK in MS'.B3:'QUICK in MS'.G3</svg:desc>
                </draw:g>
              </table:table-cell>
              <table:table-cell office:value-type="string">
                <text:p>10 mil</text:p>
              </table:table-cell>
              <table:table-cell office:value-type="string">
                <text:p>100 mil</text:p>
              </table:table-cell>
              <table:table-cell office:value-type="string">
                <text:p>1 milhão</text:p>
              </table:table-cell>
              <table:table-cell office:value-type="string">
                <text:p>10 milhões</text:p>
              </table:table-cell>
              <table:table-cell office:value-type="string">
                <text:p>100 milhões</text:p>
              </table:table-cell>
            </table:table-row>
          </table:table-header-rows>
          <table:table-rows>
            <table:table-row>
              <table:table-cell office:value-type="string">
                <text:p>1 mil 10 mil 100 mil 1 milhão 10 milhões 100 milhões</text:p>
                <text:list>
                  <text:list-item>
                    <text:p>1 mil</text:p>
                  </text:list-item>
                  <text:list-item>
                    <text:p>10 mil</text:p>
                  </text:list-item>
                  <text:list-item>
                    <text:p>100 mil</text:p>
                  </text:list-item>
                  <text:list-item>
                    <text:p>1 milhão</text:p>
                  </text:list-item>
                  <text:list-item>
                    <text:p>10 milhões</text:p>
                  </text:list-item>
                  <text:list-item>
                    <text:p>100 milhões</text:p>
                  </text:list-item>
                </text:list>
                <draw:g>
                  <svg:desc>'QUICK in MS'.B3:'QUICK in MS'.G3</svg:desc>
                </draw:g>
              </table:table-cell>
              <table:table-cell office:value-type="float" office:value="0.12491792">
                <text:p>0.12491792</text:p>
                <draw:g>
                  <svg:desc>'QUICK in MS'.B55:'QUICK in MS'.G55</svg:desc>
                </draw:g>
              </table:table-cell>
              <table:table-cell office:value-type="float" office:value="1.05086738">
                <text:p>1.05086738</text:p>
              </table:table-cell>
              <table:table-cell office:value-type="float" office:value="13.806814">
                <text:p>13.806814</text:p>
              </table:table-cell>
              <table:table-cell office:value-type="float" office:value="123.77274">
                <text:p>123.77274</text:p>
              </table:table-cell>
              <table:table-cell office:value-type="float" office:value="1289.9248">
                <text:p>1289.9248</text:p>
              </table:table-cell>
              <table:table-cell office:value-type="float" office:value="13465.554">
                <text:p>13465.5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.0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87cm" svg:y="0.316cm" chart:style-name="ch2">
          <text:p>InsertionSort em C++</text:p>
        </chart:title>
        <chart:subtitle svg:x="5.125cm" svg:y="1.275cm" chart:style-name="ch3">
          <text:p>InsertionSort executado em C++</text:p>
        </chart:subtitle>
        <chart:plot-area chart:style-name="ch4" table:cell-range-address="'INSERTION in MS'.B3:'INSERTION in MS'.E3 'INSERTION in MS'.B55:'INSERTION in MS'.E55" chart:data-source-has-labels="both" svg:x="1.331cm" svg:y="2.138cm" svg:width="14.349cm" svg:height="5.701cm">
          <chartooo:coordinate-region svg:x="2.878cm" svg:y="2.337cm" svg:width="12.802cm" svg:height="4.855cm"/>
          <chart:axis chart:dimension="x" chart:name="primary-x" chart:style-name="ch5" chartooo:axis-type="auto">
            <chartooo:date-scale/>
            <chart:title svg:x="7.31cm" svg:y="8.019cm" chart:style-name="ch6">
              <text:p>Qtde elementos</text:p>
            </chart:title>
            <chart:categories table:cell-range-address="'INSERTION in MS'.C3:'INSERTION in MS'.E3"/>
          </chart:axis>
          <chart:axis chart:dimension="y" chart:name="primary-y" chart:style-name="ch5">
            <chart:title svg:x="0.451cm" svg:y="6.897cm" chart:style-name="ch7">
              <text:p>Tempo em milissegundos</text:p>
            </chart:title>
            <chart:grid chart:style-name="ch8" chart:class="major"/>
          </chart:axis>
          <chart:series chart:style-name="ch9" chart:values-cell-range-address="'INSERTION in MS'.B55:'INSERTION in MS'.E55" chart:label-cell-address="'INSERTION in MS'.B55:'INSERTION in MS'.E5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mil</text:p>
                <draw:g>
                  <svg:desc>'INSERTION in MS'.C3:'INSERTION in MS'.E3</svg:desc>
                </draw:g>
              </table:table-cell>
              <table:table-cell office:value-type="string">
                <text:p>100 mil</text:p>
              </table:table-cell>
              <table:table-cell office:value-type="string">
                <text:p>1 milhão</text:p>
              </table:table-cell>
            </table:table-row>
          </table:table-header-rows>
          <table:table-rows>
            <table:table-row>
              <table:table-cell office:value-type="string">
                <text:p>1.1108967 103.51652 10350.138 984417.44</text:p>
                <text:list>
                  <text:list-item>
                    <text:p>1.1108967</text:p>
                  </text:list-item>
                  <text:list-item>
                    <text:p>103.51652</text:p>
                  </text:list-item>
                  <text:list-item>
                    <text:p>10350.138</text:p>
                  </text:list-item>
                  <text:list-item>
                    <text:p>984417.44</text:p>
                  </text:list-item>
                </text:list>
                <draw:g>
                  <svg:desc>'INSERTION in MS'.B55:'INSERTION in MS'.E55</svg:desc>
                </draw:g>
              </table:table-cell>
              <table:table-cell office:value-type="float" office:value="1.1108967">
                <text:p>1.1108967</text:p>
                <draw:g>
                  <svg:desc>'INSERTION in MS'.B55:'INSERTION in MS'.E55</svg:desc>
                </draw:g>
              </table:table-cell>
              <table:table-cell office:value-type="float" office:value="103.51652">
                <text:p>103.51652</text:p>
              </table:table-cell>
              <table:table-cell office:value-type="float" office:value="10350.138">
                <text:p>10350.138</text:p>
              </table:table-cell>
              <table:table-cell office:value-type="float" office:value="984417.44">
                <text:p>984417.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.0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